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6cm" svg:height="16cm" svg:x="2.353cm" svg:y="0.098cm">
            <draw:object draw:notify-on-update-of-ranges="Sheet1.A1:Sheet1.A36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0242.330078" calcext:value-type="float">
            <text:p>10242.330078</text:p>
          </table:table-cell>
        </table:table-row>
        <table:table-row table:style-name="ro1">
          <table:table-cell office:value-type="float" office:value="10369.02832" calcext:value-type="float">
            <text:p>10369.02832</text:p>
          </table:table-cell>
        </table:table-row>
        <table:table-row table:style-name="ro1">
          <table:table-cell office:value-type="float" office:value="10409.861328" calcext:value-type="float">
            <text:p>10409.861328</text:p>
          </table:table-cell>
        </table:table-row>
        <table:table-row table:style-name="ro1">
          <table:table-cell office:value-type="float" office:value="10452.399414" calcext:value-type="float">
            <text:p>10452.399414</text:p>
          </table:table-cell>
        </table:table-row>
        <table:table-row table:style-name="ro1">
          <table:table-cell office:value-type="float" office:value="10328.734375" calcext:value-type="float">
            <text:p>10328.734375</text:p>
          </table:table-cell>
        </table:table-row>
        <table:table-row table:style-name="ro1">
          <table:table-cell office:value-type="float" office:value="10677.754883" calcext:value-type="float">
            <text:p>10677.754883</text:p>
          </table:table-cell>
        </table:table-row>
        <table:table-row table:style-name="ro1">
          <table:table-cell office:value-type="float" office:value="10797.761719" calcext:value-type="float">
            <text:p>10797.761719</text:p>
          </table:table-cell>
        </table:table-row>
        <table:table-row table:style-name="ro1">
          <table:table-cell office:value-type="float" office:value="10973.251953" calcext:value-type="float">
            <text:p>10973.251953</text:p>
          </table:table-cell>
        </table:table-row>
        <table:table-row table:style-name="ro1">
          <table:table-cell office:value-type="float" office:value="10951.820313" calcext:value-type="float">
            <text:p>10951.820313</text:p>
          </table:table-cell>
        </table:table-row>
        <table:table-row table:style-name="ro1">
          <table:table-cell office:value-type="float" office:value="10933.75293" calcext:value-type="float">
            <text:p>10933.75293</text:p>
          </table:table-cell>
        </table:table-row>
        <table:table-row table:style-name="ro1">
          <table:table-cell office:value-type="float" office:value="11095.870117" calcext:value-type="float">
            <text:p>11095.870117</text:p>
          </table:table-cell>
        </table:table-row>
        <table:table-row table:style-name="ro1">
          <table:table-cell office:value-type="float" office:value="10934.925781" calcext:value-type="float">
            <text:p>10934.925781</text:p>
          </table:table-cell>
        </table:table-row>
        <table:table-row table:style-name="ro1">
          <table:table-cell office:value-type="float" office:value="10459.624023" calcext:value-type="float">
            <text:p>10459.624023</text:p>
          </table:table-cell>
        </table:table-row>
        <table:table-row table:style-name="ro1">
          <table:table-cell office:value-type="float" office:value="10539.457031" calcext:value-type="float">
            <text:p>10539.457031</text:p>
          </table:table-cell>
        </table:table-row>
        <table:table-row table:style-name="ro1">
          <table:table-cell office:value-type="float" office:value="10227.479492" calcext:value-type="float">
            <text:p>10227.479492</text:p>
          </table:table-cell>
        </table:table-row>
        <table:table-row table:style-name="ro1">
          <table:table-cell office:value-type="float" office:value="10747.472656" calcext:value-type="float">
            <text:p>10747.472656</text:p>
          </table:table-cell>
        </table:table-row>
        <table:table-row table:style-name="ro1">
          <table:table-cell office:value-type="float" office:value="10702.237305" calcext:value-type="float">
            <text:p>10702.237305</text:p>
          </table:table-cell>
        </table:table-row>
        <table:table-row table:style-name="ro1">
          <table:table-cell office:value-type="float" office:value="10752.939453" calcext:value-type="float">
            <text:p>10752.939453</text:p>
          </table:table-cell>
        </table:table-row>
        <table:table-row table:style-name="ro1">
          <table:table-cell office:value-type="float" office:value="10771.641602" calcext:value-type="float">
            <text:p>10771.641602</text:p>
          </table:table-cell>
        </table:table-row>
        <table:table-row table:style-name="ro1">
          <table:table-cell office:value-type="float" office:value="10712.462891" calcext:value-type="float">
            <text:p>10712.462891</text:p>
          </table:table-cell>
        </table:table-row>
        <table:table-row table:style-name="ro1">
          <table:table-cell office:value-type="float" office:value="10845.411133" calcext:value-type="float">
            <text:p>10845.411133</text:p>
          </table:table-cell>
        </table:table-row>
        <table:table-row table:style-name="ro1">
          <table:table-cell office:value-type="float" office:value="10785.010742" calcext:value-type="float">
            <text:p>10785.010742</text:p>
          </table:table-cell>
        </table:table-row>
        <table:table-row table:style-name="ro1">
          <table:table-cell office:value-type="float" office:value="10624.390625" calcext:value-type="float">
            <text:p>10624.390625</text:p>
          </table:table-cell>
        </table:table-row>
        <table:table-row table:style-name="ro1">
          <table:table-cell office:value-type="float" office:value="10583.806641" calcext:value-type="float">
            <text:p>10583.806641</text:p>
          </table:table-cell>
        </table:table-row>
        <table:table-row table:style-name="ro1">
          <table:table-cell office:value-type="float" office:value="10567.919922" calcext:value-type="float">
            <text:p>10567.919922</text:p>
          </table:table-cell>
        </table:table-row>
        <table:table-row table:style-name="ro1">
          <table:table-cell office:value-type="float" office:value="10688.03418" calcext:value-type="float">
            <text:p>10688.03418</text:p>
          </table:table-cell>
        </table:table-row>
        <table:table-row table:style-name="ro1">
          <table:table-cell office:value-type="float" office:value="10799.77832" calcext:value-type="float">
            <text:p>10799.77832</text:p>
          </table:table-cell>
        </table:table-row>
        <table:table-row table:style-name="ro1">
          <table:table-cell office:value-type="float" office:value="10619.803711" calcext:value-type="float">
            <text:p>10619.803711</text:p>
          </table:table-cell>
        </table:table-row>
        <table:table-row table:style-name="ro1">
          <table:table-cell office:value-type="float" office:value="10677.625" calcext:value-type="float">
            <text:p>10677.625</text:p>
          </table:table-cell>
        </table:table-row>
        <table:table-row table:style-name="ro1">
          <table:table-cell office:value-type="float" office:value="11059.142578" calcext:value-type="float">
            <text:p>11059.142578</text:p>
          </table:table-cell>
        </table:table-row>
        <table:table-row table:style-name="ro1">
          <table:table-cell office:value-type="float" office:value="11296.082031" calcext:value-type="float">
            <text:p>11296.082031</text:p>
          </table:table-cell>
        </table:table-row>
        <table:table-row table:style-name="ro1">
          <table:table-cell office:value-type="float" office:value="11429.047852" calcext:value-type="float">
            <text:p>11429.047852</text:p>
          </table:table-cell>
        </table:table-row>
        <table:table-row table:style-name="ro1">
          <table:table-cell office:value-type="float" office:value="11426.602539" calcext:value-type="float">
            <text:p>11426.602539</text:p>
          </table:table-cell>
        </table:table-row>
        <table:table-row table:style-name="ro1">
          <table:table-cell office:value-type="float" office:value="11502.828125" calcext:value-type="float">
            <text:p>11502.828125</text:p>
          </table:table-cell>
        </table:table-row>
        <table:table-row table:style-name="ro1">
          <table:table-cell office:value-type="float" office:value="11322.123047" calcext:value-type="float">
            <text:p>11322.123047</text:p>
          </table:table-cell>
        </table:table-row>
        <table:table-row table:style-name="ro1">
          <table:table-cell office:value-type="float" office:value="11355.982422" calcext:value-type="float">
            <text:p>11355.982422</text:p>
          </table:table-cell>
        </table:table-row>
        <table:table-row table:style-name="ro1">
          <table:table-cell office:value-type="float" office:value="11495.038086" calcext:value-type="float">
            <text:p>11495.038086</text:p>
          </table:table-cell>
        </table:table-row>
        <table:table-row table:style-name="ro1">
          <table:table-cell office:value-type="float" office:value="11745.974609" calcext:value-type="float">
            <text:p>11745.974609</text:p>
          </table:table-cell>
        </table:table-row>
        <table:table-row table:style-name="ro1">
          <table:table-cell office:value-type="float" office:value="11913.077148" calcext:value-type="float">
            <text:p>11913.077148</text:p>
          </table:table-cell>
        </table:table-row>
        <table:table-row table:style-name="ro1">
          <table:table-cell office:value-type="float" office:value="12801.635742" calcext:value-type="float">
            <text:p>12801.635742</text:p>
          </table:table-cell>
        </table:table-row>
        <table:table-row table:style-name="ro1">
          <table:table-cell office:value-type="float" office:value="12971.548828" calcext:value-type="float">
            <text:p>12971.548828</text:p>
          </table:table-cell>
        </table:table-row>
        <table:table-row table:style-name="ro1">
          <table:table-cell office:value-type="float" office:value="12931.574219" calcext:value-type="float">
            <text:p>12931.574219</text:p>
          </table:table-cell>
        </table:table-row>
        <table:table-row table:style-name="ro1">
          <table:table-cell office:value-type="float" office:value="13108.063477" calcext:value-type="float">
            <text:p>13108.063477</text:p>
          </table:table-cell>
        </table:table-row>
        <table:table-row table:style-name="ro1">
          <table:table-cell office:value-type="float" office:value="13031.201172" calcext:value-type="float">
            <text:p>13031.201172</text:p>
          </table:table-cell>
        </table:table-row>
        <table:table-row table:style-name="ro1">
          <table:table-cell office:value-type="float" office:value="13075.242188" calcext:value-type="float">
            <text:p>13075.242188</text:p>
          </table:table-cell>
        </table:table-row>
        <table:table-row table:style-name="ro1">
          <table:table-cell office:value-type="float" office:value="13654.214844" calcext:value-type="float">
            <text:p>13654.214844</text:p>
          </table:table-cell>
        </table:table-row>
        <table:table-row table:style-name="ro1">
          <table:table-cell office:value-type="float" office:value="13271.298828" calcext:value-type="float">
            <text:p>13271.298828</text:p>
          </table:table-cell>
        </table:table-row>
        <table:table-row table:style-name="ro1">
          <table:table-cell office:value-type="float" office:value="13437.874023" calcext:value-type="float">
            <text:p>13437.874023</text:p>
          </table:table-cell>
        </table:table-row>
        <table:table-row table:style-name="ro1">
          <table:table-cell office:value-type="float" office:value="13546.532227" calcext:value-type="float">
            <text:p>13546.532227</text:p>
          </table:table-cell>
        </table:table-row>
        <table:table-row table:style-name="ro1">
          <table:table-cell office:value-type="float" office:value="13780.995117" calcext:value-type="float">
            <text:p>13780.995117</text:p>
          </table:table-cell>
        </table:table-row>
        <table:table-row table:style-name="ro1">
          <table:table-cell office:value-type="float" office:value="13737.032227" calcext:value-type="float">
            <text:p>13737.032227</text:p>
          </table:table-cell>
        </table:table-row>
        <table:table-row table:style-name="ro1">
          <table:table-cell office:value-type="float" office:value="13550.451172" calcext:value-type="float">
            <text:p>13550.451172</text:p>
          </table:table-cell>
        </table:table-row>
        <table:table-row table:style-name="ro1">
          <table:table-cell office:value-type="float" office:value="13950.488281" calcext:value-type="float">
            <text:p>13950.488281</text:p>
          </table:table-cell>
        </table:table-row>
        <table:table-row table:style-name="ro1">
          <table:table-cell office:value-type="float" office:value="14133.733398" calcext:value-type="float">
            <text:p>14133.733398</text:p>
          </table:table-cell>
        </table:table-row>
        <table:table-row table:style-name="ro1">
          <table:table-cell office:value-type="float" office:value="15579.729492" calcext:value-type="float">
            <text:p>15579.729492</text:p>
          </table:table-cell>
        </table:table-row>
        <table:table-row table:style-name="ro1">
          <table:table-cell office:value-type="float" office:value="15565.880859" calcext:value-type="float">
            <text:p>15565.880859</text:p>
          </table:table-cell>
        </table:table-row>
        <table:table-row table:style-name="ro1">
          <table:table-cell office:value-type="float" office:value="14833.753906" calcext:value-type="float">
            <text:p>14833.753906</text:p>
          </table:table-cell>
        </table:table-row>
        <table:table-row table:style-name="ro1">
          <table:table-cell office:value-type="float" office:value="15479.595703" calcext:value-type="float">
            <text:p>15479.595703</text:p>
          </table:table-cell>
        </table:table-row>
        <table:table-row table:style-name="ro1">
          <table:table-cell office:value-type="float" office:value="15332.350586" calcext:value-type="float">
            <text:p>15332.350586</text:p>
          </table:table-cell>
        </table:table-row>
        <table:table-row table:style-name="ro1">
          <table:table-cell office:value-type="float" office:value="15290.90918" calcext:value-type="float">
            <text:p>15290.90918</text:p>
          </table:table-cell>
        </table:table-row>
        <table:table-row table:style-name="ro1">
          <table:table-cell office:value-type="float" office:value="15701.298828" calcext:value-type="float">
            <text:p>15701.298828</text:p>
          </table:table-cell>
        </table:table-row>
        <table:table-row table:style-name="ro1">
          <table:table-cell office:value-type="float" office:value="16276.44043" calcext:value-type="float">
            <text:p>16276.44043</text:p>
          </table:table-cell>
        </table:table-row>
        <table:table-row table:style-name="ro1">
          <table:table-cell office:value-type="float" office:value="16317.808594" calcext:value-type="float">
            <text:p>16317.808594</text:p>
          </table:table-cell>
        </table:table-row>
        <table:table-row table:style-name="ro1">
          <table:table-cell office:value-type="float" office:value="16068.139648" calcext:value-type="float">
            <text:p>16068.139648</text:p>
          </table:table-cell>
        </table:table-row>
        <table:table-row table:style-name="ro1">
          <table:table-cell office:value-type="float" office:value="15955.577148" calcext:value-type="float">
            <text:p>15955.577148</text:p>
          </table:table-cell>
        </table:table-row>
        <table:table-row table:style-name="ro1">
          <table:table-cell office:value-type="float" office:value="16685.691406" calcext:value-type="float">
            <text:p>16685.691406</text:p>
          </table:table-cell>
        </table:table-row>
        <table:table-row table:style-name="ro1">
          <table:table-cell office:value-type="float" office:value="17645.191406" calcext:value-type="float">
            <text:p>17645.191406</text:p>
          </table:table-cell>
        </table:table-row>
        <table:table-row table:style-name="ro1">
          <table:table-cell office:value-type="float" office:value="17803.861328" calcext:value-type="float">
            <text:p>17803.861328</text:p>
          </table:table-cell>
        </table:table-row>
        <table:table-row table:style-name="ro1">
          <table:table-cell office:value-type="float" office:value="17817.083984" calcext:value-type="float">
            <text:p>17817.083984</text:p>
          </table:table-cell>
        </table:table-row>
        <table:table-row table:style-name="ro1">
          <table:table-cell office:value-type="float" office:value="18621.316406" calcext:value-type="float">
            <text:p>18621.316406</text:p>
          </table:table-cell>
        </table:table-row>
        <table:table-row table:style-name="ro1">
          <table:table-cell office:value-type="float" office:value="18642.232422" calcext:value-type="float">
            <text:p>18642.232422</text:p>
          </table:table-cell>
        </table:table-row>
        <table:table-row table:style-name="ro1">
          <table:table-cell office:value-type="float" office:value="18370.017578" calcext:value-type="float">
            <text:p>18370.017578</text:p>
          </table:table-cell>
        </table:table-row>
        <table:table-row table:style-name="ro1">
          <table:table-cell office:value-type="float" office:value="18365.015625" calcext:value-type="float">
            <text:p>18365.015625</text:p>
          </table:table-cell>
        </table:table-row>
        <table:table-row table:style-name="ro1">
          <table:table-cell office:value-type="float" office:value="19104.410156" calcext:value-type="float">
            <text:p>19104.410156</text:p>
          </table:table-cell>
        </table:table-row>
        <table:table-row table:style-name="ro1">
          <table:table-cell office:value-type="float" office:value="18729.839844" calcext:value-type="float">
            <text:p>18729.839844</text:p>
          </table:table-cell>
        </table:table-row>
        <table:table-row table:style-name="ro1">
          <table:table-cell office:value-type="float" office:value="17153.914063" calcext:value-type="float">
            <text:p>17153.914063</text:p>
          </table:table-cell>
        </table:table-row>
        <table:table-row table:style-name="ro1">
          <table:table-cell office:value-type="float" office:value="17112.933594" calcext:value-type="float">
            <text:p>17112.933594</text:p>
          </table:table-cell>
        </table:table-row>
        <table:table-row table:style-name="ro1">
          <table:table-cell office:value-type="float" office:value="17719.634766" calcext:value-type="float">
            <text:p>17719.634766</text:p>
          </table:table-cell>
        </table:table-row>
        <table:table-row table:style-name="ro1">
          <table:table-cell office:value-type="float" office:value="18178.322266" calcext:value-type="float">
            <text:p>18178.322266</text:p>
          </table:table-cell>
        </table:table-row>
        <table:table-row table:style-name="ro1">
          <table:table-cell office:value-type="float" office:value="19633.769531" calcext:value-type="float">
            <text:p>19633.769531</text:p>
          </table:table-cell>
        </table:table-row>
        <table:table-row table:style-name="ro1">
          <table:table-cell office:value-type="float" office:value="18801.744141" calcext:value-type="float">
            <text:p>18801.744141</text:p>
          </table:table-cell>
        </table:table-row>
        <table:table-row table:style-name="ro1">
          <table:table-cell office:value-type="float" office:value="19205.925781" calcext:value-type="float">
            <text:p>19205.925781</text:p>
          </table:table-cell>
        </table:table-row>
        <table:table-row table:style-name="ro1">
          <table:table-cell office:value-type="float" office:value="19446.966797" calcext:value-type="float">
            <text:p>19446.966797</text:p>
          </table:table-cell>
        </table:table-row>
        <table:table-row table:style-name="ro1">
          <table:table-cell office:value-type="float" office:value="18698.384766" calcext:value-type="float">
            <text:p>18698.384766</text:p>
          </table:table-cell>
        </table:table-row>
        <table:table-row table:style-name="ro1">
          <table:table-cell office:value-type="float" office:value="19154.179688" calcext:value-type="float">
            <text:p>19154.179688</text:p>
          </table:table-cell>
        </table:table-row>
        <table:table-row table:style-name="ro1">
          <table:table-cell office:value-type="float" office:value="19343.128906" calcext:value-type="float">
            <text:p>19343.128906</text:p>
          </table:table-cell>
        </table:table-row>
        <table:table-row table:style-name="ro1">
          <table:table-cell office:value-type="float" office:value="19191.529297" calcext:value-type="float">
            <text:p>19191.529297</text:p>
          </table:table-cell>
        </table:table-row>
        <table:table-row table:style-name="ro1">
          <table:table-cell office:value-type="float" office:value="18320.884766" calcext:value-type="float">
            <text:p>18320.884766</text:p>
          </table:table-cell>
        </table:table-row>
        <table:table-row table:style-name="ro1">
          <table:table-cell office:value-type="float" office:value="18553.298828" calcext:value-type="float">
            <text:p>18553.298828</text:p>
          </table:table-cell>
        </table:table-row>
        <table:table-row table:style-name="ro1">
          <table:table-cell office:value-type="float" office:value="18263.929688" calcext:value-type="float">
            <text:p>18263.929688</text:p>
          </table:table-cell>
        </table:table-row>
        <table:table-row table:style-name="ro1">
          <table:table-cell office:value-type="float" office:value="18051.320313" calcext:value-type="float">
            <text:p>18051.320313</text:p>
          </table:table-cell>
        </table:table-row>
        <table:table-row table:style-name="ro1">
          <table:table-cell office:value-type="float" office:value="18806.765625" calcext:value-type="float">
            <text:p>18806.765625</text:p>
          </table:table-cell>
        </table:table-row>
        <table:table-row table:style-name="ro1">
          <table:table-cell office:value-type="float" office:value="19144.492188" calcext:value-type="float">
            <text:p>19144.492188</text:p>
          </table:table-cell>
        </table:table-row>
        <table:table-row table:style-name="ro1">
          <table:table-cell office:value-type="float" office:value="19246.919922" calcext:value-type="float">
            <text:p>19246.919922</text:p>
          </table:table-cell>
        </table:table-row>
        <table:table-row table:style-name="ro1">
          <table:table-cell office:value-type="float" office:value="19418.818359" calcext:value-type="float">
            <text:p>19418.818359</text:p>
          </table:table-cell>
        </table:table-row>
        <table:table-row table:style-name="ro1">
          <table:table-cell office:value-type="float" office:value="21308.351563" calcext:value-type="float">
            <text:p>21308.351563</text:p>
          </table:table-cell>
        </table:table-row>
        <table:table-row table:style-name="ro1">
          <table:table-cell office:value-type="float" office:value="22806.796875" calcext:value-type="float">
            <text:p>22806.796875</text:p>
          </table:table-cell>
        </table:table-row>
        <table:table-row table:style-name="ro1">
          <table:table-cell office:value-type="float" office:value="23132.865234" calcext:value-type="float">
            <text:p>23132.865234</text:p>
          </table:table-cell>
        </table:table-row>
        <table:table-row table:style-name="ro1">
          <table:table-cell office:value-type="float" office:value="23861.765625" calcext:value-type="float">
            <text:p>23861.765625</text:p>
          </table:table-cell>
        </table:table-row>
        <table:table-row table:style-name="ro1">
          <table:table-cell office:value-type="float" office:value="23474.455078" calcext:value-type="float">
            <text:p>23474.455078</text:p>
          </table:table-cell>
        </table:table-row>
        <table:table-row table:style-name="ro1">
          <table:table-cell office:value-type="float" office:value="22794.039063" calcext:value-type="float">
            <text:p>22794.039063</text:p>
          </table:table-cell>
        </table:table-row>
        <table:table-row table:style-name="ro1">
          <table:table-cell office:value-type="float" office:value="23781.974609" calcext:value-type="float">
            <text:p>23781.974609</text:p>
          </table:table-cell>
        </table:table-row>
        <table:table-row table:style-name="ro1">
          <table:table-cell office:value-type="float" office:value="23240.203125" calcext:value-type="float">
            <text:p>23240.203125</text:p>
          </table:table-cell>
        </table:table-row>
        <table:table-row table:style-name="ro1">
          <table:table-cell office:value-type="float" office:value="23733.570313" calcext:value-type="float">
            <text:p>23733.570313</text:p>
          </table:table-cell>
        </table:table-row>
        <table:table-row table:style-name="ro1">
          <table:table-cell office:value-type="float" office:value="24677.015625" calcext:value-type="float">
            <text:p>24677.015625</text:p>
          </table:table-cell>
        </table:table-row>
        <table:table-row table:style-name="ro1">
          <table:table-cell office:value-type="float" office:value="26439.373047" calcext:value-type="float">
            <text:p>26439.373047</text:p>
          </table:table-cell>
        </table:table-row>
        <table:table-row table:style-name="ro1">
          <table:table-cell office:value-type="float" office:value="26280.822266" calcext:value-type="float">
            <text:p>26280.822266</text:p>
          </table:table-cell>
        </table:table-row>
        <table:table-row table:style-name="ro1">
          <table:table-cell office:value-type="float" office:value="27081.810547" calcext:value-type="float">
            <text:p>27081.810547</text:p>
          </table:table-cell>
        </table:table-row>
        <table:table-row table:style-name="ro1">
          <table:table-cell office:value-type="float" office:value="27360.089844" calcext:value-type="float">
            <text:p>27360.089844</text:p>
          </table:table-cell>
        </table:table-row>
        <table:table-row table:style-name="ro1">
          <table:table-cell office:value-type="float" office:value="28841.574219" calcext:value-type="float">
            <text:p>28841.574219</text:p>
          </table:table-cell>
        </table:table-row>
        <table:table-row table:style-name="ro1">
          <table:table-cell office:value-type="float" office:value="28994.009766" calcext:value-type="float">
            <text:p>28994.009766</text:p>
          </table:table-cell>
        </table:table-row>
        <table:table-row table:style-name="ro1">
          <table:table-cell office:value-type="float" office:value="29376.455078" calcext:value-type="float">
            <text:p>29376.455078</text:p>
          </table:table-cell>
        </table:table-row>
        <table:table-row table:style-name="ro1">
          <table:table-cell office:value-type="float" office:value="32129.408203" calcext:value-type="float">
            <text:p>32129.408203</text:p>
          </table:table-cell>
        </table:table-row>
        <table:table-row table:style-name="ro1">
          <table:table-cell office:value-type="float" office:value="32810.949219" calcext:value-type="float">
            <text:p>32810.949219</text:p>
          </table:table-cell>
        </table:table-row>
        <table:table-row table:style-name="ro1">
          <table:table-cell office:value-type="float" office:value="31977.041016" calcext:value-type="float">
            <text:p>31977.041016</text:p>
          </table:table-cell>
        </table:table-row>
        <table:table-row table:style-name="ro1">
          <table:table-cell office:value-type="float" office:value="34013.613281" calcext:value-type="float">
            <text:p>34013.613281</text:p>
          </table:table-cell>
        </table:table-row>
        <table:table-row table:style-name="ro1">
          <table:table-cell office:value-type="float" office:value="36833.875" calcext:value-type="float">
            <text:p>36833.875</text:p>
          </table:table-cell>
        </table:table-row>
        <table:table-row table:style-name="ro1">
          <table:table-cell office:value-type="float" office:value="39381.765625" calcext:value-type="float">
            <text:p>39381.765625</text:p>
          </table:table-cell>
        </table:table-row>
        <table:table-row table:style-name="ro1">
          <table:table-cell office:value-type="float" office:value="40788.640625" calcext:value-type="float">
            <text:p>40788.640625</text:p>
          </table:table-cell>
        </table:table-row>
        <table:table-row table:style-name="ro1">
          <table:table-cell office:value-type="float" office:value="40254.21875" calcext:value-type="float">
            <text:p>40254.21875</text:p>
          </table:table-cell>
        </table:table-row>
        <table:table-row table:style-name="ro1">
          <table:table-cell office:value-type="float" office:value="38346.53125" calcext:value-type="float">
            <text:p>38346.53125</text:p>
          </table:table-cell>
        </table:table-row>
        <table:table-row table:style-name="ro1">
          <table:table-cell office:value-type="float" office:value="35516.359375" calcext:value-type="float">
            <text:p>35516.359375</text:p>
          </table:table-cell>
        </table:table-row>
        <table:table-row table:style-name="ro1">
          <table:table-cell office:value-type="float" office:value="33915.121094" calcext:value-type="float">
            <text:p>33915.121094</text:p>
          </table:table-cell>
        </table:table-row>
        <table:table-row table:style-name="ro1">
          <table:table-cell office:value-type="float" office:value="37325.109375" calcext:value-type="float">
            <text:p>37325.109375</text:p>
          </table:table-cell>
        </table:table-row>
        <table:table-row table:style-name="ro1">
          <table:table-cell office:value-type="float" office:value="39156.707031" calcext:value-type="float">
            <text:p>39156.707031</text:p>
          </table:table-cell>
        </table:table-row>
        <table:table-row table:style-name="ro1">
          <table:table-cell office:value-type="float" office:value="36821.648438" calcext:value-type="float">
            <text:p>36821.648438</text:p>
          </table:table-cell>
        </table:table-row>
        <table:table-row table:style-name="ro1">
          <table:table-cell office:value-type="float" office:value="36163.648438" calcext:value-type="float">
            <text:p>36163.648438</text:p>
          </table:table-cell>
        </table:table-row>
        <table:table-row table:style-name="ro1">
          <table:table-cell office:value-type="float" office:value="35792.238281" calcext:value-type="float">
            <text:p>35792.238281</text:p>
          </table:table-cell>
        </table:table-row>
        <table:table-row table:style-name="ro1">
          <table:table-cell office:value-type="float" office:value="36642.234375" calcext:value-type="float">
            <text:p>36642.234375</text:p>
          </table:table-cell>
        </table:table-row>
        <table:table-row table:style-name="ro1">
          <table:table-cell office:value-type="float" office:value="36050.113281" calcext:value-type="float">
            <text:p>36050.113281</text:p>
          </table:table-cell>
        </table:table-row>
        <table:table-row table:style-name="ro1">
          <table:table-cell office:value-type="float" office:value="35549.398438" calcext:value-type="float">
            <text:p>35549.398438</text:p>
          </table:table-cell>
        </table:table-row>
        <table:table-row table:style-name="ro1">
          <table:table-cell office:value-type="float" office:value="30817.625" calcext:value-type="float">
            <text:p>30817.625</text:p>
          </table:table-cell>
        </table:table-row>
        <table:table-row table:style-name="ro1">
          <table:table-cell office:value-type="float" office:value="32985.757813" calcext:value-type="float">
            <text:p>32985.757813</text:p>
          </table:table-cell>
        </table:table-row>
        <table:table-row table:style-name="ro1">
          <table:table-cell office:value-type="float" office:value="32064.376953" calcext:value-type="float">
            <text:p>32064.376953</text:p>
          </table:table-cell>
        </table:table-row>
        <table:table-row table:style-name="ro1">
          <table:table-cell office:value-type="float" office:value="32285.798828" calcext:value-type="float">
            <text:p>32285.798828</text:p>
          </table:table-cell>
        </table:table-row>
        <table:table-row table:style-name="ro1">
          <table:table-cell office:value-type="float" office:value="32358.613281" calcext:value-type="float">
            <text:p>32358.613281</text:p>
          </table:table-cell>
        </table:table-row>
        <table:table-row table:style-name="ro1">
          <table:table-cell office:value-type="float" office:value="32564.029297" calcext:value-type="float">
            <text:p>32564.029297</text:p>
          </table:table-cell>
        </table:table-row>
        <table:table-row table:style-name="ro1">
          <table:table-cell office:value-type="float" office:value="30441.041016" calcext:value-type="float">
            <text:p>30441.041016</text:p>
          </table:table-cell>
        </table:table-row>
        <table:table-row table:style-name="ro1">
          <table:table-cell office:value-type="float" office:value="34318.671875" calcext:value-type="float">
            <text:p>34318.671875</text:p>
          </table:table-cell>
        </table:table-row>
        <table:table-row table:style-name="ro1">
          <table:table-cell office:value-type="float" office:value="34295.933594" calcext:value-type="float">
            <text:p>34295.933594</text:p>
          </table:table-cell>
        </table:table-row>
        <table:table-row table:style-name="ro1">
          <table:table-cell office:value-type="float" office:value="34270.878906" calcext:value-type="float">
            <text:p>34270.878906</text:p>
          </table:table-cell>
        </table:table-row>
        <table:table-row table:style-name="ro1">
          <table:table-cell office:value-type="float" office:value="33114.578125" calcext:value-type="float">
            <text:p>33114.578125</text:p>
          </table:table-cell>
        </table:table-row>
        <table:table-row table:style-name="ro1">
          <table:table-cell office:value-type="float" office:value="33533.199219" calcext:value-type="float">
            <text:p>33533.199219</text:p>
          </table:table-cell>
        </table:table-row>
        <table:table-row table:style-name="ro1">
          <table:table-cell office:value-type="float" office:value="35510.820313" calcext:value-type="float">
            <text:p>35510.820313</text:p>
          </table:table-cell>
        </table:table-row>
        <table:table-row table:style-name="ro1">
          <table:table-cell office:value-type="float" office:value="37475.105469" calcext:value-type="float">
            <text:p>37475.105469</text:p>
          </table:table-cell>
        </table:table-row>
        <table:table-row table:style-name="ro1">
          <table:table-cell office:value-type="float" office:value="36931.546875" calcext:value-type="float">
            <text:p>36931.546875</text:p>
          </table:table-cell>
        </table:table-row>
        <table:table-row table:style-name="ro1">
          <table:table-cell office:value-type="float" office:value="38138.386719" calcext:value-type="float">
            <text:p>38138.386719</text:p>
          </table:table-cell>
        </table:table-row>
        <table:table-row table:style-name="ro1">
          <table:table-cell office:value-type="float" office:value="39250.191406" calcext:value-type="float">
            <text:p>39250.191406</text:p>
          </table:table-cell>
        </table:table-row>
        <table:table-row table:style-name="ro1">
          <table:table-cell office:value-type="float" office:value="38886.828125" calcext:value-type="float">
            <text:p>38886.828125</text:p>
          </table:table-cell>
        </table:table-row>
        <table:table-row table:style-name="ro1">
          <table:table-cell office:value-type="float" office:value="46184.992188" calcext:value-type="float">
            <text:p>46184.992188</text:p>
          </table:table-cell>
        </table:table-row>
        <table:table-row table:style-name="ro1">
          <table:table-cell office:value-type="float" office:value="46469.761719" calcext:value-type="float">
            <text:p>46469.761719</text:p>
          </table:table-cell>
        </table:table-row>
        <table:table-row table:style-name="ro1">
          <table:table-cell office:value-type="float" office:value="44898.710938" calcext:value-type="float">
            <text:p>44898.710938</text:p>
          </table:table-cell>
        </table:table-row>
        <table:table-row table:style-name="ro1">
          <table:table-cell office:value-type="float" office:value="47877.035156" calcext:value-type="float">
            <text:p>47877.035156</text:p>
          </table:table-cell>
        </table:table-row>
        <table:table-row table:style-name="ro1">
          <table:table-cell office:value-type="float" office:value="47491.203125" calcext:value-type="float">
            <text:p>47491.203125</text:p>
          </table:table-cell>
        </table:table-row>
        <table:table-row table:style-name="ro1">
          <table:table-cell office:value-type="float" office:value="47114.507813" calcext:value-type="float">
            <text:p>47114.507813</text:p>
          </table:table-cell>
        </table:table-row>
        <table:table-row table:style-name="ro1">
          <table:table-cell office:value-type="float" office:value="48696.535156" calcext:value-type="float">
            <text:p>48696.535156</text:p>
          </table:table-cell>
        </table:table-row>
        <table:table-row table:style-name="ro1">
          <table:table-cell office:value-type="float" office:value="47944.457031" calcext:value-type="float">
            <text:p>47944.457031</text:p>
          </table:table-cell>
        </table:table-row>
        <table:table-row table:style-name="ro1">
          <table:table-cell office:value-type="float" office:value="49207.277344" calcext:value-type="float">
            <text:p>49207.277344</text:p>
          </table:table-cell>
        </table:table-row>
        <table:table-row table:style-name="ro1">
          <table:table-cell office:value-type="float" office:value="52140.972656" calcext:value-type="float">
            <text:p>52140.972656</text:p>
          </table:table-cell>
        </table:table-row>
        <table:table-row table:style-name="ro1">
          <table:table-cell office:value-type="float" office:value="51675.980469" calcext:value-type="float">
            <text:p>51675.980469</text:p>
          </table:table-cell>
        </table:table-row>
        <table:table-row table:style-name="ro1">
          <table:table-cell office:value-type="float" office:value="55887.335938" calcext:value-type="float">
            <text:p>55887.335938</text:p>
          </table:table-cell>
        </table:table-row>
        <table:table-row table:style-name="ro1">
          <table:table-cell office:value-type="float" office:value="56068.566406" calcext:value-type="float">
            <text:p>56068.566406</text:p>
          </table:table-cell>
        </table:table-row>
        <table:table-row table:style-name="ro1">
          <table:table-cell office:value-type="float" office:value="57532.738281" calcext:value-type="float">
            <text:p>57532.738281</text:p>
          </table:table-cell>
        </table:table-row>
        <table:table-row table:style-name="ro1">
          <table:table-cell office:value-type="float" office:value="54204.929688" calcext:value-type="float">
            <text:p>54204.929688</text:p>
          </table:table-cell>
        </table:table-row>
        <table:table-row table:style-name="ro1">
          <table:table-cell office:value-type="float" office:value="48835.085938" calcext:value-type="float">
            <text:p>48835.085938</text:p>
          </table:table-cell>
        </table:table-row>
        <table:table-row table:style-name="ro1">
          <table:table-cell office:value-type="float" office:value="49709.082031" calcext:value-type="float">
            <text:p>49709.082031</text:p>
          </table:table-cell>
        </table:table-row>
        <table:table-row table:style-name="ro1">
          <table:table-cell office:value-type="float" office:value="47180.464844" calcext:value-type="float">
            <text:p>47180.464844</text:p>
          </table:table-cell>
        </table:table-row>
        <table:table-row table:style-name="ro1">
          <table:table-cell office:value-type="float" office:value="46344.773438" calcext:value-type="float">
            <text:p>46344.773438</text:p>
          </table:table-cell>
        </table:table-row>
        <table:table-row table:style-name="ro1">
          <table:table-cell office:value-type="float" office:value="46194.015625" calcext:value-type="float">
            <text:p>46194.015625</text:p>
          </table:table-cell>
        </table:table-row>
        <table:table-row table:style-name="ro1">
          <table:table-cell office:value-type="float" office:value="45159.503906" calcext:value-type="float">
            <text:p>45159.503906</text:p>
          </table:table-cell>
        </table:table-row>
        <table:table-row table:style-name="ro1">
          <table:table-cell office:value-type="float" office:value="49612.105469" calcext:value-type="float">
            <text:p>49612.105469</text:p>
          </table:table-cell>
        </table:table-row>
        <table:table-row table:style-name="ro1">
          <table:table-cell office:value-type="float" office:value="48415.816406" calcext:value-type="float">
            <text:p>48415.816406</text:p>
          </table:table-cell>
        </table:table-row>
        <table:table-row table:style-name="ro1">
          <table:table-cell office:value-type="float" office:value="50522.304688" calcext:value-type="float">
            <text:p>50522.304688</text:p>
          </table:table-cell>
        </table:table-row>
        <table:table-row table:style-name="ro1">
          <table:table-cell office:value-type="float" office:value="48527.03125" calcext:value-type="float">
            <text:p>48527.03125</text:p>
          </table:table-cell>
        </table:table-row>
        <table:table-row table:style-name="ro1">
          <table:table-cell office:value-type="float" office:value="48899.230469" calcext:value-type="float">
            <text:p>48899.230469</text:p>
          </table:table-cell>
        </table:table-row>
        <table:table-row table:style-name="ro1">
          <table:table-cell office:value-type="float" office:value="48918.679688" calcext:value-type="float">
            <text:p>48918.679688</text:p>
          </table:table-cell>
        </table:table-row>
        <table:table-row table:style-name="ro1">
          <table:table-cell office:value-type="float" office:value="51174.117188" calcext:value-type="float">
            <text:p>51174.117188</text:p>
          </table:table-cell>
        </table:table-row>
        <table:table-row table:style-name="ro1">
          <table:table-cell office:value-type="float" office:value="52272.96875" calcext:value-type="float">
            <text:p>52272.96875</text:p>
          </table:table-cell>
        </table:table-row>
        <table:table-row table:style-name="ro1">
          <table:table-cell office:value-type="float" office:value="54824.011719" calcext:value-type="float">
            <text:p>54824.011719</text:p>
          </table:table-cell>
        </table:table-row>
        <table:table-row table:style-name="ro1">
          <table:table-cell office:value-type="float" office:value="55963.179688" calcext:value-type="float">
            <text:p>55963.179688</text:p>
          </table:table-cell>
        </table:table-row>
        <table:table-row table:style-name="ro1">
          <table:table-cell office:value-type="float" office:value="57821.21875" calcext:value-type="float">
            <text:p>57821.21875</text:p>
          </table:table-cell>
        </table:table-row>
        <table:table-row table:style-name="ro1">
          <table:table-cell office:value-type="float" office:value="57343.371094" calcext:value-type="float">
            <text:p>57343.371094</text:p>
          </table:table-cell>
        </table:table-row>
        <table:table-row table:style-name="ro1">
          <table:table-cell office:value-type="float" office:value="61221.132813" calcext:value-type="float">
            <text:p>61221.132813</text:p>
          </table:table-cell>
        </table:table-row>
        <table:table-row table:style-name="ro1">
          <table:table-cell office:value-type="float" office:value="59267.429688" calcext:value-type="float">
            <text:p>59267.429688</text:p>
          </table:table-cell>
        </table:table-row>
        <table:table-row table:style-name="ro1">
          <table:table-cell office:value-type="float" office:value="55840.785156" calcext:value-type="float">
            <text:p>55840.785156</text:p>
          </table:table-cell>
        </table:table-row>
        <table:table-row table:style-name="ro1">
          <table:table-cell office:value-type="float" office:value="56825.828125" calcext:value-type="float">
            <text:p>56825.828125</text:p>
          </table:table-cell>
        </table:table-row>
        <table:table-row table:style-name="ro1">
          <table:table-cell office:value-type="float" office:value="58893.078125" calcext:value-type="float">
            <text:p>58893.078125</text:p>
          </table:table-cell>
        </table:table-row>
        <table:table-row table:style-name="ro1">
          <table:table-cell office:value-type="float" office:value="57850.441406" calcext:value-type="float">
            <text:p>57850.441406</text:p>
          </table:table-cell>
        </table:table-row>
        <table:table-row table:style-name="ro1">
          <table:table-cell office:value-type="float" office:value="58332.261719" calcext:value-type="float">
            <text:p>58332.261719</text:p>
          </table:table-cell>
        </table:table-row>
        <table:table-row table:style-name="ro1">
          <table:table-cell office:value-type="float" office:value="58309.914063" calcext:value-type="float">
            <text:p>58309.914063</text:p>
          </table:table-cell>
        </table:table-row>
        <table:table-row table:style-name="ro1">
          <table:table-cell office:value-type="float" office:value="57517.890625" calcext:value-type="float">
            <text:p>57517.890625</text:p>
          </table:table-cell>
        </table:table-row>
        <table:table-row table:style-name="ro1">
          <table:table-cell office:value-type="float" office:value="54511.660156" calcext:value-type="float">
            <text:p>54511.660156</text:p>
          </table:table-cell>
        </table:table-row>
        <table:table-row table:style-name="ro1">
          <table:table-cell office:value-type="float" office:value="54710.488281" calcext:value-type="float">
            <text:p>54710.488281</text:p>
          </table:table-cell>
        </table:table-row>
        <table:table-row table:style-name="ro1">
          <table:table-cell office:value-type="float" office:value="52726.746094" calcext:value-type="float">
            <text:p>52726.746094</text:p>
          </table:table-cell>
        </table:table-row>
        <table:table-row table:style-name="ro1">
          <table:table-cell office:value-type="float" office:value="51683.011719" calcext:value-type="float">
            <text:p>51683.011719</text:p>
          </table:table-cell>
        </table:table-row>
        <table:table-row table:style-name="ro1">
          <table:table-cell office:value-type="float" office:value="55137.566406" calcext:value-type="float">
            <text:p>55137.566406</text:p>
          </table:table-cell>
        </table:table-row>
        <table:table-row table:style-name="ro1">
          <table:table-cell office:value-type="float" office:value="55974.941406" calcext:value-type="float">
            <text:p>55974.941406</text:p>
          </table:table-cell>
        </table:table-row>
        <table:table-row table:style-name="ro1">
          <table:table-cell office:value-type="float" office:value="55947.898438" calcext:value-type="float">
            <text:p>55947.898438</text:p>
          </table:table-cell>
        </table:table-row>
        <table:table-row table:style-name="ro1">
          <table:table-cell office:value-type="float" office:value="57750.132813" calcext:value-type="float">
            <text:p>57750.132813</text:p>
          </table:table-cell>
        </table:table-row>
        <table:table-row table:style-name="ro1">
          <table:table-cell office:value-type="float" office:value="58930.277344" calcext:value-type="float">
            <text:p>58930.277344</text:p>
          </table:table-cell>
        </table:table-row>
        <table:table-row table:style-name="ro1">
          <table:table-cell office:value-type="float" office:value="58926.5625" calcext:value-type="float">
            <text:p>58926.5625</text:p>
          </table:table-cell>
        </table:table-row>
        <table:table-row table:style-name="ro1">
          <table:table-cell office:value-type="float" office:value="59098.878906" calcext:value-type="float">
            <text:p>59098.878906</text:p>
          </table:table-cell>
        </table:table-row>
        <table:table-row table:style-name="ro1">
          <table:table-cell office:value-type="float" office:value="59397.410156" calcext:value-type="float">
            <text:p>59397.410156</text:p>
          </table:table-cell>
        </table:table-row>
        <table:table-row table:style-name="ro1">
          <table:table-cell office:value-type="float" office:value="57604.839844" calcext:value-type="float">
            <text:p>57604.839844</text:p>
          </table:table-cell>
        </table:table-row>
        <table:table-row table:style-name="ro1">
          <table:table-cell office:value-type="float" office:value="58760.875" calcext:value-type="float">
            <text:p>58760.875</text:p>
          </table:table-cell>
        </table:table-row>
        <table:table-row table:style-name="ro1">
          <table:table-cell office:value-type="float" office:value="59171.933594" calcext:value-type="float">
            <text:p>59171.933594</text:p>
          </table:table-cell>
        </table:table-row>
        <table:table-row table:style-name="ro1">
          <table:table-cell office:value-type="float" office:value="58186.507813" calcext:value-type="float">
            <text:p>58186.507813</text:p>
          </table:table-cell>
        </table:table-row>
        <table:table-row table:style-name="ro1">
          <table:table-cell office:value-type="float" office:value="56099.914063" calcext:value-type="float">
            <text:p>56099.914063</text:p>
          </table:table-cell>
        </table:table-row>
        <table:table-row table:style-name="ro1">
          <table:table-cell office:value-type="float" office:value="58326.5625" calcext:value-type="float">
            <text:p>58326.5625</text:p>
          </table:table-cell>
        </table:table-row>
        <table:table-row table:style-name="ro1">
          <table:table-cell office:value-type="float" office:value="58253.777344" calcext:value-type="float">
            <text:p>58253.777344</text:p>
          </table:table-cell>
        </table:table-row>
        <table:table-row table:style-name="ro1">
          <table:table-cell office:value-type="float" office:value="59846.230469" calcext:value-type="float">
            <text:p>59846.230469</text:p>
          </table:table-cell>
        </table:table-row>
        <table:table-row table:style-name="ro1">
          <table:table-cell office:value-type="float" office:value="60175.945313" calcext:value-type="float">
            <text:p>60175.945313</text:p>
          </table:table-cell>
        </table:table-row>
        <table:table-row table:style-name="ro1">
          <table:table-cell office:value-type="float" office:value="59890.019531" calcext:value-type="float">
            <text:p>59890.019531</text:p>
          </table:table-cell>
        </table:table-row>
        <table:table-row table:style-name="ro1">
          <table:table-cell office:value-type="float" office:value="63523.753906" calcext:value-type="float">
            <text:p>63523.753906</text:p>
          </table:table-cell>
        </table:table-row>
        <table:table-row table:style-name="ro1">
          <table:table-cell office:value-type="float" office:value="63075.195313" calcext:value-type="float">
            <text:p>63075.195313</text:p>
          </table:table-cell>
        </table:table-row>
        <table:table-row table:style-name="ro1">
          <table:table-cell office:value-type="float" office:value="63258.503906" calcext:value-type="float">
            <text:p>63258.503906</text:p>
          </table:table-cell>
        </table:table-row>
        <table:table-row table:style-name="ro1">
          <table:table-cell office:value-type="float" office:value="61529.921875" calcext:value-type="float">
            <text:p>61529.921875</text:p>
          </table:table-cell>
        </table:table-row>
        <table:table-row table:style-name="ro1">
          <table:table-cell office:value-type="float" office:value="60701.886719" calcext:value-type="float">
            <text:p>60701.886719</text:p>
          </table:table-cell>
        </table:table-row>
        <table:table-row table:style-name="ro1">
          <table:table-cell office:value-type="float" office:value="56191.585938" calcext:value-type="float">
            <text:p>56191.585938</text:p>
          </table:table-cell>
        </table:table-row>
        <table:table-row table:style-name="ro1">
          <table:table-cell office:value-type="float" office:value="55681.792969" calcext:value-type="float">
            <text:p>55681.792969</text:p>
          </table:table-cell>
        </table:table-row>
        <table:table-row table:style-name="ro1">
          <table:table-cell office:value-type="float" office:value="56471.128906" calcext:value-type="float">
            <text:p>56471.128906</text:p>
          </table:table-cell>
        </table:table-row>
        <table:table-row table:style-name="ro1">
          <table:table-cell office:value-type="float" office:value="53857.105469" calcext:value-type="float">
            <text:p>53857.105469</text:p>
          </table:table-cell>
        </table:table-row>
        <table:table-row table:style-name="ro1">
          <table:table-cell office:value-type="float" office:value="51739.808594" calcext:value-type="float">
            <text:p>51739.808594</text:p>
          </table:table-cell>
        </table:table-row>
        <table:table-row table:style-name="ro1">
          <table:table-cell office:value-type="float" office:value="51143.226563" calcext:value-type="float">
            <text:p>51143.226563</text:p>
          </table:table-cell>
        </table:table-row>
        <table:table-row table:style-name="ro1">
          <table:table-cell office:value-type="float" office:value="50052.832031" calcext:value-type="float">
            <text:p>50052.832031</text:p>
          </table:table-cell>
        </table:table-row>
        <table:table-row table:style-name="ro1">
          <table:table-cell office:value-type="float" office:value="49077.792969" calcext:value-type="float">
            <text:p>49077.792969</text:p>
          </table:table-cell>
        </table:table-row>
        <table:table-row table:style-name="ro1">
          <table:table-cell office:value-type="float" office:value="54030.304688" calcext:value-type="float">
            <text:p>54030.304688</text:p>
          </table:table-cell>
        </table:table-row>
        <table:table-row table:style-name="ro1">
          <table:table-cell office:value-type="float" office:value="55036.636719" calcext:value-type="float">
            <text:p>55036.636719</text:p>
          </table:table-cell>
        </table:table-row>
        <table:table-row table:style-name="ro1">
          <table:table-cell office:value-type="float" office:value="54858.089844" calcext:value-type="float">
            <text:p>54858.089844</text:p>
          </table:table-cell>
        </table:table-row>
        <table:table-row table:style-name="ro1">
          <table:table-cell office:value-type="float" office:value="53568.664063" calcext:value-type="float">
            <text:p>53568.664063</text:p>
          </table:table-cell>
        </table:table-row>
        <table:table-row table:style-name="ro1">
          <table:table-cell office:value-type="float" office:value="57714.664063" calcext:value-type="float">
            <text:p>57714.664063</text:p>
          </table:table-cell>
        </table:table-row>
        <table:table-row table:style-name="ro1">
          <table:table-cell office:value-type="float" office:value="57825.863281" calcext:value-type="float">
            <text:p>57825.863281</text:p>
          </table:table-cell>
        </table:table-row>
        <table:table-row table:style-name="ro1">
          <table:table-cell office:value-type="float" office:value="56620.273438" calcext:value-type="float">
            <text:p>56620.273438</text:p>
          </table:table-cell>
        </table:table-row>
        <table:table-row table:style-name="ro1">
          <table:table-cell office:value-type="float" office:value="57214.179688" calcext:value-type="float">
            <text:p>57214.179688</text:p>
          </table:table-cell>
        </table:table-row>
        <table:table-row table:style-name="ro1">
          <table:table-cell office:value-type="float" office:value="53252.164063" calcext:value-type="float">
            <text:p>53252.164063</text:p>
          </table:table-cell>
        </table:table-row>
        <table:table-row table:style-name="ro1">
          <table:table-cell office:value-type="float" office:value="57441.308594" calcext:value-type="float">
            <text:p>57441.308594</text:p>
          </table:table-cell>
        </table:table-row>
        <table:table-row table:style-name="ro1">
          <table:table-cell office:value-type="float" office:value="56413.953125" calcext:value-type="float">
            <text:p>56413.953125</text:p>
          </table:table-cell>
        </table:table-row>
        <table:table-row table:style-name="ro1">
          <table:table-cell office:value-type="float" office:value="57352.765625" calcext:value-type="float">
            <text:p>57352.765625</text:p>
          </table:table-cell>
        </table:table-row>
        <table:table-row table:style-name="ro1">
          <table:table-cell office:value-type="float" office:value="58877.390625" calcext:value-type="float">
            <text:p>58877.390625</text:p>
          </table:table-cell>
        </table:table-row>
        <table:table-row table:style-name="ro1">
          <table:table-cell office:value-type="float" office:value="58250.871094" calcext:value-type="float">
            <text:p>58250.871094</text:p>
          </table:table-cell>
        </table:table-row>
        <table:table-row table:style-name="ro1">
          <table:table-cell office:value-type="float" office:value="55847.242188" calcext:value-type="float">
            <text:p>55847.242188</text:p>
          </table:table-cell>
        </table:table-row>
        <table:table-row table:style-name="ro1">
          <table:table-cell office:value-type="float" office:value="56714.53125" calcext:value-type="float">
            <text:p>56714.53125</text:p>
          </table:table-cell>
        </table:table-row>
        <table:table-row table:style-name="ro1">
          <table:table-cell office:value-type="float" office:value="49735.433594" calcext:value-type="float">
            <text:p>49735.433594</text:p>
          </table:table-cell>
        </table:table-row>
        <table:table-row table:style-name="ro1">
          <table:table-cell office:value-type="float" office:value="49682.980469" calcext:value-type="float">
            <text:p>49682.980469</text:p>
          </table:table-cell>
        </table:table-row>
        <table:table-row table:style-name="ro1">
          <table:table-cell office:value-type="float" office:value="49855.496094" calcext:value-type="float">
            <text:p>49855.496094</text:p>
          </table:table-cell>
        </table:table-row>
        <table:table-row table:style-name="ro1">
          <table:table-cell office:value-type="float" office:value="46716.636719" calcext:value-type="float">
            <text:p>46716.636719</text:p>
          </table:table-cell>
        </table:table-row>
        <table:table-row table:style-name="ro1">
          <table:table-cell office:value-type="float" office:value="46415.898438" calcext:value-type="float">
            <text:p>46415.898438</text:p>
          </table:table-cell>
        </table:table-row>
        <table:table-row table:style-name="ro1">
          <table:table-cell office:value-type="float" office:value="43488.058594" calcext:value-type="float">
            <text:p>43488.058594</text:p>
          </table:table-cell>
        </table:table-row>
        <table:table-row table:style-name="ro1">
          <table:table-cell office:value-type="float" office:value="42944.976563" calcext:value-type="float">
            <text:p>42944.976563</text:p>
          </table:table-cell>
        </table:table-row>
        <table:table-row table:style-name="ro1">
          <table:table-cell office:value-type="float" office:value="36753.667969" calcext:value-type="float">
            <text:p>36753.667969</text:p>
          </table:table-cell>
        </table:table-row>
        <table:table-row table:style-name="ro1">
          <table:table-cell office:value-type="float" office:value="40596.949219" calcext:value-type="float">
            <text:p>40596.949219</text:p>
          </table:table-cell>
        </table:table-row>
        <table:table-row table:style-name="ro1">
          <table:table-cell office:value-type="float" office:value="37371.03125" calcext:value-type="float">
            <text:p>37371.03125</text:p>
          </table:table-cell>
        </table:table-row>
        <table:table-row table:style-name="ro1">
          <table:table-cell office:value-type="float" office:value="37531.449219" calcext:value-type="float">
            <text:p>37531.449219</text:p>
          </table:table-cell>
        </table:table-row>
        <table:table-row table:style-name="ro1">
          <table:table-cell office:value-type="float" office:value="34700.363281" calcext:value-type="float">
            <text:p>34700.363281</text:p>
          </table:table-cell>
        </table:table-row>
        <table:table-row table:style-name="ro1">
          <table:table-cell office:value-type="float" office:value="38795.78125" calcext:value-type="float">
            <text:p>38795.78125</text:p>
          </table:table-cell>
        </table:table-row>
        <table:table-row table:style-name="ro1">
          <table:table-cell office:value-type="float" office:value="38392.625" calcext:value-type="float">
            <text:p>38392.625</text:p>
          </table:table-cell>
        </table:table-row>
        <table:table-row table:style-name="ro1">
          <table:table-cell office:value-type="float" office:value="39316.890625" calcext:value-type="float">
            <text:p>39316.890625</text:p>
          </table:table-cell>
        </table:table-row>
        <table:table-row table:style-name="ro1">
          <table:table-cell office:value-type="float" office:value="38507.082031" calcext:value-type="float">
            <text:p>38507.082031</text:p>
          </table:table-cell>
        </table:table-row>
        <table:table-row table:style-name="ro1">
          <table:table-cell office:value-type="float" office:value="35684.15625" calcext:value-type="float">
            <text:p>35684.15625</text:p>
          </table:table-cell>
        </table:table-row>
        <table:table-row table:style-name="ro1">
          <table:table-cell office:value-type="float" office:value="34607.40625" calcext:value-type="float">
            <text:p>34607.40625</text:p>
          </table:table-cell>
        </table:table-row>
        <table:table-row table:style-name="ro1">
          <table:table-cell office:value-type="float" office:value="35658.59375" calcext:value-type="float">
            <text:p>35658.59375</text:p>
          </table:table-cell>
        </table:table-row>
        <table:table-row table:style-name="ro1">
          <table:table-cell office:value-type="float" office:value="37293.792969" calcext:value-type="float">
            <text:p>37293.792969</text:p>
          </table:table-cell>
        </table:table-row>
        <table:table-row table:style-name="ro1">
          <table:table-cell office:value-type="float" office:value="36699.921875" calcext:value-type="float">
            <text:p>36699.921875</text:p>
          </table:table-cell>
        </table:table-row>
        <table:table-row table:style-name="ro1">
          <table:table-cell office:value-type="float" office:value="37599.410156" calcext:value-type="float">
            <text:p>37599.410156</text:p>
          </table:table-cell>
        </table:table-row>
        <table:table-row table:style-name="ro1">
          <table:table-cell office:value-type="float" office:value="39242.484375" calcext:value-type="float">
            <text:p>39242.484375</text:p>
          </table:table-cell>
        </table:table-row>
        <table:table-row table:style-name="ro1">
          <table:table-cell office:value-type="float" office:value="36880.15625" calcext:value-type="float">
            <text:p>36880.15625</text:p>
          </table:table-cell>
        </table:table-row>
        <table:table-row table:style-name="ro1">
          <table:table-cell office:value-type="float" office:value="35538.609375" calcext:value-type="float">
            <text:p>35538.609375</text:p>
          </table:table-cell>
        </table:table-row>
        <table:table-row table:style-name="ro1">
          <table:table-cell office:value-type="float" office:value="35835.265625" calcext:value-type="float">
            <text:p>35835.265625</text:p>
          </table:table-cell>
        </table:table-row>
        <table:table-row table:style-name="ro1">
          <table:table-cell office:value-type="float" office:value="33589.519531" calcext:value-type="float">
            <text:p>33589.519531</text:p>
          </table:table-cell>
        </table:table-row>
        <table:table-row table:style-name="ro1">
          <table:table-cell office:value-type="float" office:value="33416.976563" calcext:value-type="float">
            <text:p>33416.976563</text:p>
          </table:table-cell>
        </table:table-row>
        <table:table-row table:style-name="ro1">
          <table:table-cell office:value-type="float" office:value="37389.515625" calcext:value-type="float">
            <text:p>37389.515625</text:p>
          </table:table-cell>
        </table:table-row>
        <table:table-row table:style-name="ro1">
          <table:table-cell office:value-type="float" office:value="36697.03125" calcext:value-type="float">
            <text:p>36697.03125</text:p>
          </table:table-cell>
        </table:table-row>
        <table:table-row table:style-name="ro1">
          <table:table-cell office:value-type="float" office:value="37340.144531" calcext:value-type="float">
            <text:p>37340.144531</text:p>
          </table:table-cell>
        </table:table-row>
        <table:table-row table:style-name="ro1">
          <table:table-cell office:value-type="float" office:value="35555.789063" calcext:value-type="float">
            <text:p>35555.789063</text:p>
          </table:table-cell>
        </table:table-row>
        <table:table-row table:style-name="ro1">
          <table:table-cell office:value-type="float" office:value="39016.96875" calcext:value-type="float">
            <text:p>39016.96875</text:p>
          </table:table-cell>
        </table:table-row>
        <table:table-row table:style-name="ro1">
          <table:table-cell office:value-type="float" office:value="40427.167969" calcext:value-type="float">
            <text:p>40427.167969</text:p>
          </table:table-cell>
        </table:table-row>
        <table:table-row table:style-name="ro1">
          <table:table-cell office:value-type="float" office:value="40168.691406" calcext:value-type="float">
            <text:p>40168.691406</text:p>
          </table:table-cell>
        </table:table-row>
        <table:table-row table:style-name="ro1">
          <table:table-cell office:value-type="float" office:value="38341.421875" calcext:value-type="float">
            <text:p>38341.421875</text:p>
          </table:table-cell>
        </table:table-row>
        <table:table-row table:style-name="ro1">
          <table:table-cell office:value-type="float" office:value="38099.476563" calcext:value-type="float">
            <text:p>38099.476563</text:p>
          </table:table-cell>
        </table:table-row>
        <table:table-row table:style-name="ro1">
          <table:table-cell office:value-type="float" office:value="35854.527344" calcext:value-type="float">
            <text:p>35854.527344</text:p>
          </table:table-cell>
        </table:table-row>
        <table:table-row table:style-name="ro1">
          <table:table-cell office:value-type="float" office:value="35563.140625" calcext:value-type="float">
            <text:p>35563.140625</text:p>
          </table:table-cell>
        </table:table-row>
        <table:table-row table:style-name="ro1">
          <table:table-cell office:value-type="float" office:value="35641.144531" calcext:value-type="float">
            <text:p>35641.144531</text:p>
          </table:table-cell>
        </table:table-row>
        <table:table-row table:style-name="ro1">
          <table:table-cell office:value-type="float" office:value="31622.376953" calcext:value-type="float">
            <text:p>31622.376953</text:p>
          </table:table-cell>
        </table:table-row>
        <table:table-row table:style-name="ro1">
          <table:table-cell office:value-type="float" office:value="32515.714844" calcext:value-type="float">
            <text:p>32515.714844</text:p>
          </table:table-cell>
        </table:table-row>
        <table:table-row table:style-name="ro1">
          <table:table-cell office:value-type="float" office:value="33682.800781" calcext:value-type="float">
            <text:p>33682.800781</text:p>
          </table:table-cell>
        </table:table-row>
        <table:table-row table:style-name="ro1">
          <table:table-cell office:value-type="float" office:value="34659.105469" calcext:value-type="float">
            <text:p>34659.105469</text:p>
          </table:table-cell>
        </table:table-row>
        <table:table-row table:style-name="ro1">
          <table:table-cell office:value-type="float" office:value="31594.664063" calcext:value-type="float">
            <text:p>31594.664063</text:p>
          </table:table-cell>
        </table:table-row>
        <table:table-row table:style-name="ro1">
          <table:table-cell office:value-type="float" office:value="32287.523438" calcext:value-type="float">
            <text:p>32287.523438</text:p>
          </table:table-cell>
        </table:table-row>
        <table:table-row table:style-name="ro1">
          <table:table-cell office:value-type="float" office:value="34679.121094" calcext:value-type="float">
            <text:p>34679.121094</text:p>
          </table:table-cell>
        </table:table-row>
        <table:table-row table:style-name="ro1">
          <table:table-cell office:value-type="float" office:value="34475.558594" calcext:value-type="float">
            <text:p>34475.558594</text:p>
          </table:table-cell>
        </table:table-row>
        <table:table-row table:style-name="ro1">
          <table:table-cell office:value-type="float" office:value="35908.386719" calcext:value-type="float">
            <text:p>35908.386719</text:p>
          </table:table-cell>
        </table:table-row>
        <table:table-row table:style-name="ro1">
          <table:table-cell office:value-type="float" office:value="35035.984375" calcext:value-type="float">
            <text:p>35035.984375</text:p>
          </table:table-cell>
        </table:table-row>
        <table:table-row table:style-name="ro1">
          <table:table-cell office:value-type="float" office:value="33549.601563" calcext:value-type="float">
            <text:p>33549.601563</text:p>
          </table:table-cell>
        </table:table-row>
        <table:table-row table:style-name="ro1">
          <table:table-cell office:value-type="float" office:value="33854.421875" calcext:value-type="float">
            <text:p>33854.421875</text:p>
          </table:table-cell>
        </table:table-row>
        <table:table-row table:style-name="ro1">
          <table:table-cell office:value-type="float" office:value="34665.566406" calcext:value-type="float">
            <text:p>34665.566406</text:p>
          </table:table-cell>
        </table:table-row>
        <table:table-row table:style-name="ro1">
          <table:table-cell office:value-type="float" office:value="35284.34375" calcext:value-type="float">
            <text:p>35284.34375</text:p>
          </table:table-cell>
        </table:table-row>
        <table:table-row table:style-name="ro1">
          <table:table-cell office:value-type="float" office:value="33723.507813" calcext:value-type="float">
            <text:p>33723.507813</text:p>
          </table:table-cell>
        </table:table-row>
        <table:table-row table:style-name="ro1">
          <table:table-cell office:value-type="float" office:value="34225.679688" calcext:value-type="float">
            <text:p>34225.679688</text:p>
          </table:table-cell>
        </table:table-row>
        <table:table-row table:style-name="ro1">
          <table:table-cell office:value-type="float" office:value="33889.605469" calcext:value-type="float">
            <text:p>33889.605469</text:p>
          </table:table-cell>
        </table:table-row>
        <table:table-row table:style-name="ro1">
          <table:table-cell office:value-type="float" office:value="32861.671875" calcext:value-type="float">
            <text:p>32861.671875</text:p>
          </table:table-cell>
        </table:table-row>
        <table:table-row table:style-name="ro1">
          <table:table-cell office:value-type="float" office:value="33811.242188" calcext:value-type="float">
            <text:p>33811.242188</text:p>
          </table:table-cell>
        </table:table-row>
        <table:table-row table:style-name="ro1">
          <table:table-cell office:value-type="float" office:value="33509.078125" calcext:value-type="float">
            <text:p>33509.078125</text:p>
          </table:table-cell>
        </table:table-row>
        <table:table-row table:style-name="ro1">
          <table:table-cell office:value-type="float" office:value="34254.015625" calcext:value-type="float">
            <text:p>34254.015625</text:p>
          </table:table-cell>
        </table:table-row>
        <table:table-row table:style-name="ro1">
          <table:table-cell office:value-type="float" office:value="33125.46875" calcext:value-type="float">
            <text:p>33125.46875</text:p>
          </table:table-cell>
        </table:table-row>
        <table:table-row table:style-name="ro1">
          <table:table-cell office:value-type="float" office:value="32723.845703" calcext:value-type="float">
            <text:p>32723.845703</text:p>
          </table:table-cell>
        </table:table-row>
        <table:table-row table:style-name="ro1">
          <table:table-cell office:value-type="float" office:value="32827.875" calcext:value-type="float">
            <text:p>32827.875</text:p>
          </table:table-cell>
        </table:table-row>
        <table:table-row table:style-name="ro1">
          <table:table-cell office:value-type="float" office:value="31841.550781" calcext:value-type="float">
            <text:p>31841.550781</text:p>
          </table:table-cell>
        </table:table-row>
        <table:table-row table:style-name="ro1">
          <table:table-cell office:value-type="float" office:value="31397.308594" calcext:value-type="float">
            <text:p>31397.308594</text:p>
          </table:table-cell>
        </table:table-row>
        <table:table-row table:style-name="ro1">
          <table:table-cell office:value-type="float" office:value="31533.884766" calcext:value-type="float">
            <text:p>31533.884766</text:p>
          </table:table-cell>
        </table:table-row>
        <table:table-row table:style-name="ro1">
          <table:table-cell office:value-type="float" office:value="31800.011719" calcext:value-type="float">
            <text:p>31800.011719</text:p>
          </table:table-cell>
        </table:table-row>
        <table:table-row table:style-name="ro1">
          <table:table-cell office:value-type="float" office:value="30838.285156" calcext:value-type="float">
            <text:p>30838.285156</text:p>
          </table:table-cell>
        </table:table-row>
        <table:table-row table:style-name="ro1">
          <table:table-cell office:value-type="float" office:value="29796.285156" calcext:value-type="float">
            <text:p>29796.285156</text:p>
          </table:table-cell>
        </table:table-row>
        <table:table-row table:style-name="ro1">
          <table:table-cell office:value-type="float" office:value="32138.873047" calcext:value-type="float">
            <text:p>32138.873047</text:p>
          </table:table-cell>
        </table:table-row>
        <table:table-row table:style-name="ro1">
          <table:table-cell office:value-type="float" office:value="32305.958984" calcext:value-type="float">
            <text:p>32305.958984</text:p>
          </table:table-cell>
        </table:table-row>
        <table:table-row table:style-name="ro1">
          <table:table-cell office:value-type="float" office:value="33593.730469" calcext:value-type="float">
            <text:p>33593.730469</text:p>
          </table:table-cell>
        </table:table-row>
        <table:table-row table:style-name="ro1">
          <table:table-cell office:value-type="float" office:value="34290.292969" calcext:value-type="float">
            <text:p>34290.292969</text:p>
          </table:table-cell>
        </table:table-row>
        <table:table-row table:style-name="ro1">
          <table:table-cell office:value-type="float" office:value="35384.03125" calcext:value-type="float">
            <text:p>35384.03125</text:p>
          </table:table-cell>
        </table:table-row>
        <table:table-row table:style-name="ro1">
          <table:table-cell office:value-type="float" office:value="37276.035156" calcext:value-type="float">
            <text:p>37276.035156</text:p>
          </table:table-cell>
        </table:table-row>
        <table:table-row table:style-name="ro1">
          <table:table-cell office:value-type="float" office:value="39503.1875" calcext:value-type="float">
            <text:p>39503.1875</text:p>
          </table:table-cell>
        </table:table-row>
        <table:table-row table:style-name="ro1">
          <table:table-cell office:value-type="float" office:value="39995.453125" calcext:value-type="float">
            <text:p>39995.453125</text:p>
          </table:table-cell>
        </table:table-row>
        <table:table-row table:style-name="ro1">
          <table:table-cell office:value-type="float" office:value="40027.484375" calcext:value-type="float">
            <text:p>40027.484375</text:p>
          </table:table-cell>
        </table:table-row>
        <table:table-row table:style-name="ro1">
          <table:table-cell office:value-type="float" office:value="42196.304688" calcext:value-type="float">
            <text:p>42196.304688</text:p>
          </table:table-cell>
        </table:table-row>
        <table:table-row table:style-name="ro1">
          <table:table-cell office:value-type="float" office:value="41460.84375" calcext:value-type="float">
            <text:p>41460.84375</text:p>
          </table:table-cell>
        </table:table-row>
        <table:table-row table:style-name="ro1">
          <table:table-cell office:value-type="float" office:value="39907.261719" calcext:value-type="float">
            <text:p>39907.261719</text:p>
          </table:table-cell>
        </table:table-row>
        <table:table-row table:style-name="ro1">
          <table:table-cell office:value-type="float" office:value="39178.402344" calcext:value-type="float">
            <text:p>39178.402344</text:p>
          </table:table-cell>
        </table:table-row>
        <table:table-row table:style-name="ro1">
          <table:table-cell office:value-type="float" office:value="38213.332031" calcext:value-type="float">
            <text:p>38213.332031</text:p>
          </table:table-cell>
        </table:table-row>
        <table:table-row table:style-name="ro1">
          <table:table-cell office:value-type="float" office:value="39744.515625" calcext:value-type="float">
            <text:p>39744.515625</text:p>
          </table:table-cell>
        </table:table-row>
        <table:table-row table:style-name="ro1">
          <table:table-cell office:value-type="float" office:value="40865.867188" calcext:value-type="float">
            <text:p>40865.867188</text:p>
          </table:table-cell>
        </table:table-row>
        <table:table-row table:style-name="ro1">
          <table:table-cell office:value-type="float" office:value="42832.796875" calcext:value-type="float">
            <text:p>42832.796875</text:p>
          </table:table-cell>
        </table:table-row>
        <table:table-row table:style-name="ro1">
          <table:table-cell office:value-type="float" office:value="44574.4375" calcext:value-type="float">
            <text:p>44574.4375</text:p>
          </table:table-cell>
        </table:table-row>
        <table:table-row table:style-name="ro1">
          <table:table-cell office:value-type="float" office:value="43791.925781" calcext:value-type="float">
            <text:p>43791.925781</text:p>
          </table:table-cell>
        </table:table-row>
        <table:table-row table:style-name="ro1">
          <table:table-cell office:value-type="float" office:value="46280.847656" calcext:value-type="float">
            <text:p>46280.847656</text:p>
          </table:table-cell>
        </table:table-row>
        <table:table-row table:style-name="ro1">
          <table:table-cell office:value-type="float" office:value="45599.703125" calcext:value-type="float">
            <text:p>45599.703125</text:p>
          </table:table-cell>
        </table:table-row>
        <table:table-row table:style-name="ro1">
          <table:table-cell office:value-type="float" office:value="45576.878906" calcext:value-type="float">
            <text:p>45576.878906</text:p>
          </table:table-cell>
        </table:table-row>
        <table:table-row table:style-name="ro1">
          <table:table-cell office:value-type="float" office:value="44439.691406" calcext:value-type="float">
            <text:p>44439.691406</text:p>
          </table:table-cell>
        </table:table-row>
        <table:table-row table:style-name="ro1">
          <table:table-cell office:value-type="float" office:value="47810.6875" calcext:value-type="float">
            <text:p>47810.6875</text:p>
          </table:table-cell>
        </table:table-row>
        <table:table-row table:style-name="ro1">
          <table:table-cell office:value-type="float" office:value="47096.667969" calcext:value-type="float">
            <text:p>47096.667969</text:p>
          </table:table-cell>
        </table:table-row>
        <table:table-row table:style-name="ro1">
          <table:table-cell office:value-type="float" office:value="47019.960938" calcext:value-type="float">
            <text:p>47019.960938</text:p>
          </table:table-cell>
        </table:table-row>
        <table:table-row table:style-name="ro1">
          <table:table-cell office:value-type="float" office:value="45936.457031" calcext:value-type="float">
            <text:p>45936.457031</text:p>
          </table:table-cell>
        </table:table-row>
        <table:table-row table:style-name="ro1">
          <table:table-cell office:value-type="float" office:value="44686.75" calcext:value-type="float">
            <text:p>44686.75</text:p>
          </table:table-cell>
        </table:table-row>
        <table:table-row table:style-name="ro1">
          <table:table-cell office:value-type="float" office:value="44741.882813" calcext:value-type="float">
            <text:p>44741.882813</text:p>
          </table:table-cell>
        </table:table-row>
        <table:table-row table:style-name="ro1">
          <table:table-cell office:value-type="float" office:value="46723.121094" calcext:value-type="float">
            <text:p>46723.121094</text:p>
          </table:table-cell>
        </table:table-row>
        <table:table-row table:style-name="ro1">
          <table:table-cell office:value-type="float" office:value="49327.074219" calcext:value-type="float">
            <text:p>49327.074219</text:p>
          </table:table-cell>
        </table:table-row>
        <table:table-row table:style-name="ro1">
          <table:table-cell office:value-type="float" office:value="48869.105469" calcext:value-type="float">
            <text:p>48869.105469</text:p>
          </table:table-cell>
        </table:table-row>
        <table:table-row table:style-name="ro1">
          <table:table-cell office:value-type="float" office:value="49291.675781" calcext:value-type="float">
            <text:p>49291.675781</text:p>
          </table:table-cell>
        </table:table-row>
        <table:table-row table:style-name="ro1">
          <table:table-cell office:value-type="float" office:value="49562.347656" calcext:value-type="float">
            <text:p>49562.347656</text:p>
          </table:table-cell>
        </table:table-row>
        <table:table-row table:style-name="ro1">
          <table:table-cell office:value-type="float" office:value="47727.257813" calcext:value-type="float">
            <text:p>47727.257813</text:p>
          </table:table-cell>
        </table:table-row>
        <table:table-row table:style-name="ro1">
          <table:table-cell office:value-type="float" office:value="49002.640625" calcext:value-type="float">
            <text:p>49002.640625</text:p>
          </table:table-cell>
        </table:table-row>
        <table:table-row table:style-name="ro1">
          <table:table-cell office:value-type="float" office:value="46894.554688" calcext:value-type="float">
            <text:p>46894.554688</text:p>
          </table:table-cell>
        </table:table-row>
        <table:table-row table:style-name="ro1">
          <table:table-cell office:value-type="float" office:value="49072.585938" calcext:value-type="float">
            <text:p>49072.585938</text:p>
          </table:table-cell>
        </table:table-row>
        <table:table-row table:style-name="ro1">
          <table:table-cell office:value-type="float" office:value="48911.25" calcext:value-type="float">
            <text:p>48911.25</text:p>
          </table:table-cell>
        </table:table-row>
        <table:table-row table:style-name="ro1">
          <table:table-cell office:value-type="float" office:value="48834.851563" calcext:value-type="float">
            <text:p>48834.851563</text:p>
          </table:table-cell>
        </table:table-row>
        <table:table-row table:style-name="ro1">
          <table:table-cell office:value-type="float" office:value="47024.339844" calcext:value-type="float">
            <text:p>47024.339844</text:p>
          </table:table-cell>
        </table:table-row>
        <table:table-row table:style-name="ro1">
          <table:table-cell office:value-type="float" office:value="47099.773438" calcext:value-type="float">
            <text:p>47099.773438</text:p>
          </table:table-cell>
        </table:table-row>
        <table:table-row table:style-name="ro1">
          <table:table-cell office:value-type="float" office:value="48807.847656" calcext:value-type="float">
            <text:p>48807.847656</text:p>
          </table:table-cell>
        </table:table-row>
        <table:table-row table:style-name="ro1">
          <table:table-cell office:value-type="float" office:value="49288.25" calcext:value-type="float">
            <text:p>49288.25</text:p>
          </table:table-cell>
        </table:table-row>
        <table:table-row table:style-name="ro1">
          <table:table-cell office:value-type="float" office:value="50009.324219" calcext:value-type="float">
            <text:p>50009.324219</text:p>
          </table:table-cell>
        </table:table-row>
        <table:table-row table:style-name="ro1">
          <table:table-cell office:value-type="float" office:value="49937.859375" calcext:value-type="float">
            <text:p>49937.859375</text:p>
          </table:table-cell>
        </table:table-row>
        <table:table-row table:style-name="ro1">
          <table:table-cell office:value-type="float" office:value="51769.003906" calcext:value-type="float">
            <text:p>51769.003906</text:p>
          </table:table-cell>
        </table:table-row>
        <table:table-row table:style-name="ro1">
          <table:table-cell office:value-type="float" office:value="52660.480469" calcext:value-type="float">
            <text:p>52660.480469</text:p>
          </table:table-cell>
        </table:table-row>
        <table:table-row table:style-name="ro1">
          <table:table-cell office:value-type="float" office:value="46827.761719" calcext:value-type="float">
            <text:p>46827.761719</text:p>
          </table:table-cell>
        </table:table-row>
        <table:table-row table:style-name="ro1">
          <table:table-cell office:value-type="float" office:value="45774.742188" calcext:value-type="float">
            <text:p>45774.742188</text:p>
          </table:table-cell>
        </table:table-row>
        <table:table-row table:style-name="ro1">
          <table:table-cell office:value-type="float" office:value="46476.492188" calcext:value-type="float">
            <text:p>46476.492188</text:p>
          </table:table-cell>
        </table:table-row>
      </table:table>
      <table:table table:name="Sheet2" table:style-name="ta1">
        <table:shapes>
          <draw:frame draw:z-index="0" draw:style-name="gr1" draw:text-style-name="P1" svg:width="26cm" svg:height="16cm" svg:x="20cm" svg:y="1cm">
            <draw:object draw:notify-on-update-of-ranges="Sheet2.A1:Sheet2.A60 Sheet2.C1:Sheet2.C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6cm" svg:height="16cm" svg:x="47cm" svg:y="1cm">
            <draw:object draw:notify-on-update-of-ranges="Sheet2.E1:Sheet2.E60 Sheet2.G1:Sheet2.G6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6cm" svg:height="16cm" svg:x="20cm" svg:y="18cm">
            <draw:object draw:notify-on-update-of-ranges="Sheet2.A1:Sheet2.A60 Sheet2.B1:Sheet2.B6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26cm" svg:height="16cm" svg:x="47cm" svg:y="18cm">
            <draw:object draw:notify-on-update-of-ranges="Sheet2.E1:Sheet2.E60 Sheet2.F1:Sheet2.F6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39020.3831491338" calcext:value-type="float">
            <text:p>39020.38314913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4919.7206232858" calcext:value-type="float">
            <text:p>24919.7206232858</text:p>
          </table:table-cell>
          <table:table-cell table:formula="of:=[.E1]-[.$E$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8003" calcext:value-type="float">
            <text:p>8003</text:p>
          </table:table-cell>
          <table:table-cell office:value-type="float" office:value="8201.43229122491" calcext:value-type="float">
            <text:p>8201.43229122491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200" calcext:value-type="float">
            <text:p>200</text:p>
          </table:table-cell>
          <table:table-cell office:value-type="float" office:value="180821.228758858" calcext:value-type="float">
            <text:p>180821.228758858</text:p>
          </table:table-cell>
          <table:table-cell table:formula="of:=[.E2]-[.$E$1]"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15317" calcext:value-type="float">
            <text:p>15317</text:p>
          </table:table-cell>
          <table:table-cell office:value-type="float" office:value="4885.01493997276" calcext:value-type="float">
            <text:p>4885.01493997276</text:p>
          </table:table-cell>
          <table:table-cell/>
          <table:table-cell office:value-type="float" office:value="2082" calcext:value-type="float">
            <text:p>2082</text:p>
          </table:table-cell>
          <table:table-cell office:value-type="float" office:value="289" calcext:value-type="float">
            <text:p>289</text:p>
          </table:table-cell>
          <table:table-cell office:value-type="float" office:value="43432.533635303" calcext:value-type="float">
            <text:p>43432.533635303</text:p>
          </table:table-cell>
          <table:table-cell table:formula="of:=[.E3]-[.$E$1]"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22493" calcext:value-type="float">
            <text:p>22493</text:p>
          </table:table-cell>
          <table:table-cell office:value-type="float" office:value="4178.97770210027" calcext:value-type="float">
            <text:p>4178.97770210027</text:p>
          </table:table-cell>
          <table:table-cell/>
          <table:table-cell office:value-type="float" office:value="3124" calcext:value-type="float">
            <text:p>3124</text:p>
          </table:table-cell>
          <table:table-cell office:value-type="float" office:value="390" calcext:value-type="float">
            <text:p>390</text:p>
          </table:table-cell>
          <table:table-cell office:value-type="float" office:value="226973.422693447" calcext:value-type="float">
            <text:p>226973.422693447</text:p>
          </table:table-cell>
          <table:table-cell table:formula="of:=[.E4]-[.$E$1]" office:value-type="float" office:value="3124" calcext:value-type="float">
            <text:p>3124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29117" calcext:value-type="float">
            <text:p>29117</text:p>
          </table:table-cell>
          <table:table-cell office:value-type="float" office:value="3907.28016955917" calcext:value-type="float">
            <text:p>3907.28016955917</text:p>
          </table:table-cell>
          <table:table-cell/>
          <table:table-cell office:value-type="float" office:value="4156" calcext:value-type="float">
            <text:p>4156</text:p>
          </table:table-cell>
          <table:table-cell office:value-type="float" office:value="504" calcext:value-type="float">
            <text:p>504</text:p>
          </table:table-cell>
          <table:table-cell office:value-type="float" office:value="26312.5460653019" calcext:value-type="float">
            <text:p>26312.5460653019</text:p>
          </table:table-cell>
          <table:table-cell table:formula="of:=[.E5]-[.$E$1]" office:value-type="float" office:value="4156" calcext:value-type="float">
            <text:p>4156</text:p>
          </table:table-cell>
        </table:table-row>
        <table:table-row table:style-name="ro1">
          <table:table-cell office:value-type="float" office:value="5086" calcext:value-type="float">
            <text:p>5086</text:p>
          </table:table-cell>
          <table:table-cell office:value-type="float" office:value="35465" calcext:value-type="float">
            <text:p>35465</text:p>
          </table:table-cell>
          <table:table-cell office:value-type="float" office:value="3636.35963362747" calcext:value-type="float">
            <text:p>3636.35963362747</text:p>
          </table:table-cell>
          <table:table-cell/>
          <table:table-cell office:value-type="float" office:value="5177" calcext:value-type="float">
            <text:p>5177</text:p>
          </table:table-cell>
          <table:table-cell office:value-type="float" office:value="631" calcext:value-type="float">
            <text:p>631</text:p>
          </table:table-cell>
          <table:table-cell office:value-type="float" office:value="30695.1578972235" calcext:value-type="float">
            <text:p>30695.1578972235</text:p>
          </table:table-cell>
          <table:table-cell table:formula="of:=[.E6]-[.$E$1]" office:value-type="float" office:value="5177" calcext:value-type="float">
            <text:p>5177</text:p>
          </table:table-cell>
        </table:table-row>
        <table:table-row table:style-name="ro1">
          <table:table-cell office:value-type="float" office:value="6106" calcext:value-type="float">
            <text:p>6106</text:p>
          </table:table-cell>
          <table:table-cell office:value-type="float" office:value="41951" calcext:value-type="float">
            <text:p>41951</text:p>
          </table:table-cell>
          <table:table-cell office:value-type="float" office:value="3436.87516619208" calcext:value-type="float">
            <text:p>3436.87516619208</text:p>
          </table:table-cell>
          <table:table-cell/>
          <table:table-cell office:value-type="float" office:value="6204" calcext:value-type="float">
            <text:p>6204</text:p>
          </table:table-cell>
          <table:table-cell office:value-type="float" office:value="747" calcext:value-type="float">
            <text:p>747</text:p>
          </table:table-cell>
          <table:table-cell office:value-type="float" office:value="46471.5117347214" calcext:value-type="float">
            <text:p>46471.5117347214</text:p>
          </table:table-cell>
          <table:table-cell table:formula="of:=[.E7]-[.$E$1]" office:value-type="float" office:value="6204" calcext:value-type="float">
            <text:p>6204</text:p>
          </table:table-cell>
        </table:table-row>
        <table:table-row table:style-name="ro1">
          <table:table-cell office:value-type="float" office:value="7117" calcext:value-type="float">
            <text:p>7117</text:p>
          </table:table-cell>
          <table:table-cell office:value-type="float" office:value="48437" calcext:value-type="float">
            <text:p>48437</text:p>
          </table:table-cell>
          <table:table-cell office:value-type="float" office:value="2673.45574016356" calcext:value-type="float">
            <text:p>2673.45574016356</text:p>
          </table:table-cell>
          <table:table-cell/>
          <table:table-cell office:value-type="float" office:value="7244" calcext:value-type="float">
            <text:p>7244</text:p>
          </table:table-cell>
          <table:table-cell office:value-type="float" office:value="850" calcext:value-type="float">
            <text:p>850</text:p>
          </table:table-cell>
          <table:table-cell office:value-type="float" office:value="48750.0233559814" calcext:value-type="float">
            <text:p>48750.0233559814</text:p>
          </table:table-cell>
          <table:table-cell table:formula="of:=[.E8]-[.$E$1]" office:value-type="float" office:value="7244" calcext:value-type="float">
            <text:p>7244</text:p>
          </table:table-cell>
        </table:table-row>
        <table:table-row table:style-name="ro1">
          <table:table-cell office:value-type="float" office:value="8118" calcext:value-type="float">
            <text:p>8118</text:p>
          </table:table-cell>
          <table:table-cell office:value-type="float" office:value="54923" calcext:value-type="float">
            <text:p>54923</text:p>
          </table:table-cell>
          <table:table-cell office:value-type="float" office:value="2561.85304701235" calcext:value-type="float">
            <text:p>2561.85304701235</text:p>
          </table:table-cell>
          <table:table-cell/>
          <table:table-cell office:value-type="float" office:value="8278" calcext:value-type="float">
            <text:p>8278</text:p>
          </table:table-cell>
          <table:table-cell office:value-type="float" office:value="965" calcext:value-type="float">
            <text:p>965</text:p>
          </table:table-cell>
          <table:table-cell office:value-type="float" office:value="28340.0595369695" calcext:value-type="float">
            <text:p>28340.0595369695</text:p>
          </table:table-cell>
          <table:table-cell table:formula="of:=[.E9]-[.$E$1]" office:value-type="float" office:value="8278" calcext:value-type="float">
            <text:p>8278</text:p>
          </table:table-cell>
        </table:table-row>
        <table:table-row table:style-name="ro1">
          <table:table-cell office:value-type="float" office:value="9140" calcext:value-type="float">
            <text:p>9140</text:p>
          </table:table-cell>
          <table:table-cell office:value-type="float" office:value="61547" calcext:value-type="float">
            <text:p>61547</text:p>
          </table:table-cell>
          <table:table-cell office:value-type="float" office:value="2558.26271940649" calcext:value-type="float">
            <text:p>2558.26271940649</text:p>
          </table:table-cell>
          <table:table-cell/>
          <table:table-cell office:value-type="float" office:value="9301" calcext:value-type="float">
            <text:p>9301</text:p>
          </table:table-cell>
          <table:table-cell office:value-type="float" office:value="1086" calcext:value-type="float">
            <text:p>1086</text:p>
          </table:table-cell>
          <table:table-cell office:value-type="float" office:value="19667.6885374809" calcext:value-type="float">
            <text:p>19667.6885374809</text:p>
          </table:table-cell>
          <table:table-cell table:formula="of:=[.E10]-[.$E$1]" office:value-type="float" office:value="9301" calcext:value-type="float">
            <text:p>9301</text:p>
          </table:table-cell>
        </table:table-row>
        <table:table-row table:style-name="ro1">
          <table:table-cell office:value-type="float" office:value="10155" calcext:value-type="float">
            <text:p>10155</text:p>
          </table:table-cell>
          <table:table-cell office:value-type="float" office:value="68171" calcext:value-type="float">
            <text:p>68171</text:p>
          </table:table-cell>
          <table:table-cell office:value-type="float" office:value="2466.87094626035" calcext:value-type="float">
            <text:p>2466.87094626035</text:p>
          </table:table-cell>
          <table:table-cell/>
          <table:table-cell office:value-type="float" office:value="10330" calcext:value-type="float">
            <text:p>10330</text:p>
          </table:table-cell>
          <table:table-cell office:value-type="float" office:value="1205" calcext:value-type="float">
            <text:p>1205</text:p>
          </table:table-cell>
          <table:table-cell office:value-type="float" office:value="21154.1939486292" calcext:value-type="float">
            <text:p>21154.1939486292</text:p>
          </table:table-cell>
          <table:table-cell table:formula="of:=[.E11]-[.$E$1]" office:value-type="float" office:value="10330" calcext:value-type="float">
            <text:p>10330</text:p>
          </table:table-cell>
        </table:table-row>
        <table:table-row table:style-name="ro1">
          <table:table-cell office:value-type="float" office:value="11157" calcext:value-type="float">
            <text:p>11157</text:p>
          </table:table-cell>
          <table:table-cell office:value-type="float" office:value="74519" calcext:value-type="float">
            <text:p>74519</text:p>
          </table:table-cell>
          <table:table-cell office:value-type="float" office:value="2413.5318365218" calcext:value-type="float">
            <text:p>2413.5318365218</text:p>
          </table:table-cell>
          <table:table-cell/>
          <table:table-cell office:value-type="float" office:value="11358" calcext:value-type="float">
            <text:p>11358</text:p>
          </table:table-cell>
          <table:table-cell office:value-type="float" office:value="1327" calcext:value-type="float">
            <text:p>1327</text:p>
          </table:table-cell>
          <table:table-cell office:value-type="float" office:value="26263.4290417399" calcext:value-type="float">
            <text:p>26263.4290417399</text:p>
          </table:table-cell>
          <table:table-cell table:formula="of:=[.E12]-[.$E$1]" office:value-type="float" office:value="11358" calcext:value-type="float">
            <text:p>11358</text:p>
          </table:table-cell>
        </table:table-row>
        <table:table-row table:style-name="ro1">
          <table:table-cell office:value-type="float" office:value="12158" calcext:value-type="float">
            <text:p>12158</text:p>
          </table:table-cell>
          <table:table-cell office:value-type="float" office:value="81143" calcext:value-type="float">
            <text:p>81143</text:p>
          </table:table-cell>
          <table:table-cell office:value-type="float" office:value="2411.01178513199" calcext:value-type="float">
            <text:p>2411.01178513199</text:p>
          </table:table-cell>
          <table:table-cell/>
          <table:table-cell office:value-type="float" office:value="12382" calcext:value-type="float">
            <text:p>12382</text:p>
          </table:table-cell>
          <table:table-cell office:value-type="float" office:value="1448" calcext:value-type="float">
            <text:p>1448</text:p>
          </table:table-cell>
          <table:table-cell office:value-type="float" office:value="30833.9624973803" calcext:value-type="float">
            <text:p>30833.9624973803</text:p>
          </table:table-cell>
          <table:table-cell table:formula="of:=[.E13]-[.$E$1]" office:value-type="float" office:value="12382" calcext:value-type="float">
            <text:p>12382</text:p>
          </table:table-cell>
        </table:table-row>
        <table:table-row table:style-name="ro1">
          <table:table-cell office:value-type="float" office:value="13161" calcext:value-type="float">
            <text:p>13161</text:p>
          </table:table-cell>
          <table:table-cell office:value-type="float" office:value="87767" calcext:value-type="float">
            <text:p>87767</text:p>
          </table:table-cell>
          <table:table-cell office:value-type="float" office:value="2405.25745344003" calcext:value-type="float">
            <text:p>2405.25745344003</text:p>
          </table:table-cell>
          <table:table-cell/>
          <table:table-cell office:value-type="float" office:value="13409" calcext:value-type="float">
            <text:p>13409</text:p>
          </table:table-cell>
          <table:table-cell office:value-type="float" office:value="1569" calcext:value-type="float">
            <text:p>1569</text:p>
          </table:table-cell>
          <table:table-cell office:value-type="float" office:value="73322.7718547116" calcext:value-type="float">
            <text:p>73322.7718547116</text:p>
          </table:table-cell>
          <table:table-cell table:formula="of:=[.E14]-[.$E$1]" office:value-type="float" office:value="13409" calcext:value-type="float">
            <text:p>13409</text:p>
          </table:table-cell>
        </table:table-row>
        <table:table-row table:style-name="ro1">
          <table:table-cell office:value-type="float" office:value="14183" calcext:value-type="float">
            <text:p>14183</text:p>
          </table:table-cell>
          <table:table-cell office:value-type="float" office:value="94253" calcext:value-type="float">
            <text:p>94253</text:p>
          </table:table-cell>
          <table:table-cell office:value-type="float" office:value="2219.58071617935" calcext:value-type="float">
            <text:p>2219.58071617935</text:p>
          </table:table-cell>
          <table:table-cell/>
          <table:table-cell office:value-type="float" office:value="14439" calcext:value-type="float">
            <text:p>14439</text:p>
          </table:table-cell>
          <table:table-cell office:value-type="float" office:value="1693" calcext:value-type="float">
            <text:p>1693</text:p>
          </table:table-cell>
          <table:table-cell office:value-type="float" office:value="21246.5640932101" calcext:value-type="float">
            <text:p>21246.5640932101</text:p>
          </table:table-cell>
          <table:table-cell table:formula="of:=[.E15]-[.$E$1]" office:value-type="float" office:value="14439" calcext:value-type="float">
            <text:p>14439</text:p>
          </table:table-cell>
        </table:table-row>
        <table:table-row table:style-name="ro1">
          <table:table-cell office:value-type="float" office:value="15199" calcext:value-type="float">
            <text:p>15199</text:p>
          </table:table-cell>
          <table:table-cell office:value-type="float" office:value="100739" calcext:value-type="float">
            <text:p>100739</text:p>
          </table:table-cell>
          <table:table-cell office:value-type="float" office:value="2209.31585776359" calcext:value-type="float">
            <text:p>2209.31585776359</text:p>
          </table:table-cell>
          <table:table-cell/>
          <table:table-cell office:value-type="float" office:value="15468" calcext:value-type="float">
            <text:p>15468</text:p>
          </table:table-cell>
          <table:table-cell office:value-type="float" office:value="1814" calcext:value-type="float">
            <text:p>1814</text:p>
          </table:table-cell>
          <table:table-cell office:value-type="float" office:value="247871.707330394" calcext:value-type="float">
            <text:p>247871.707330394</text:p>
          </table:table-cell>
          <table:table-cell table:formula="of:=[.E16]-[.$E$1]" office:value-type="float" office:value="15468" calcext:value-type="float">
            <text:p>15468</text:p>
          </table:table-cell>
        </table:table-row>
        <table:table-row table:style-name="ro1">
          <table:table-cell office:value-type="float" office:value="16217" calcext:value-type="float">
            <text:p>16217</text:p>
          </table:table-cell>
          <table:table-cell office:value-type="float" office:value="107363" calcext:value-type="float">
            <text:p>107363</text:p>
          </table:table-cell>
          <table:table-cell office:value-type="float" office:value="2205.21733653828" calcext:value-type="float">
            <text:p>2205.21733653828</text:p>
          </table:table-cell>
          <table:table-cell/>
          <table:table-cell office:value-type="float" office:value="16496" calcext:value-type="float">
            <text:p>16496</text:p>
          </table:table-cell>
          <table:table-cell office:value-type="float" office:value="1930" calcext:value-type="float">
            <text:p>1930</text:p>
          </table:table-cell>
          <table:table-cell office:value-type="float" office:value="185913.689825961" calcext:value-type="float">
            <text:p>185913.689825961</text:p>
          </table:table-cell>
          <table:table-cell table:formula="of:=[.E17]-[.$E$1]" office:value-type="float" office:value="16496" calcext:value-type="float">
            <text:p>16496</text:p>
          </table:table-cell>
        </table:table-row>
        <table:table-row table:style-name="ro1">
          <table:table-cell office:value-type="float" office:value="17238" calcext:value-type="float">
            <text:p>17238</text:p>
          </table:table-cell>
          <table:table-cell office:value-type="float" office:value="114125" calcext:value-type="float">
            <text:p>114125</text:p>
          </table:table-cell>
          <table:table-cell office:value-type="float" office:value="2205.11548570661" calcext:value-type="float">
            <text:p>2205.11548570661</text:p>
          </table:table-cell>
          <table:table-cell/>
          <table:table-cell office:value-type="float" office:value="17520" calcext:value-type="float">
            <text:p>17520</text:p>
          </table:table-cell>
          <table:table-cell office:value-type="float" office:value="2050" calcext:value-type="float">
            <text:p>2050</text:p>
          </table:table-cell>
          <table:table-cell office:value-type="float" office:value="29699.9774254589" calcext:value-type="float">
            <text:p>29699.9774254589</text:p>
          </table:table-cell>
          <table:table-cell table:formula="of:=[.E18]-[.$E$1]" office:value-type="float" office:value="17520" calcext:value-type="float">
            <text:p>17520</text:p>
          </table:table-cell>
        </table:table-row>
        <table:table-row table:style-name="ro1">
          <table:table-cell office:value-type="float" office:value="18246" calcext:value-type="float">
            <text:p>18246</text:p>
          </table:table-cell>
          <table:table-cell office:value-type="float" office:value="120611" calcext:value-type="float">
            <text:p>120611</text:p>
          </table:table-cell>
          <table:table-cell office:value-type="float" office:value="2204.01370600052" calcext:value-type="float">
            <text:p>2204.01370600052</text:p>
          </table:table-cell>
          <table:table-cell/>
          <table:table-cell office:value-type="float" office:value="18546" calcext:value-type="float">
            <text:p>18546</text:p>
          </table:table-cell>
          <table:table-cell office:value-type="float" office:value="2175" calcext:value-type="float">
            <text:p>2175</text:p>
          </table:table-cell>
          <table:table-cell office:value-type="float" office:value="84699.7345727131" calcext:value-type="float">
            <text:p>84699.7345727131</text:p>
          </table:table-cell>
          <table:table-cell table:formula="of:=[.E19]-[.$E$1]" office:value-type="float" office:value="18546" calcext:value-type="float">
            <text:p>18546</text:p>
          </table:table-cell>
        </table:table-row>
        <table:table-row table:style-name="ro1">
          <table:table-cell office:value-type="float" office:value="19247" calcext:value-type="float">
            <text:p>19247</text:p>
          </table:table-cell>
          <table:table-cell office:value-type="float" office:value="127235" calcext:value-type="float">
            <text:p>127235</text:p>
          </table:table-cell>
          <table:table-cell office:value-type="float" office:value="2202.40931345828" calcext:value-type="float">
            <text:p>2202.40931345828</text:p>
          </table:table-cell>
          <table:table-cell/>
          <table:table-cell office:value-type="float" office:value="19573" calcext:value-type="float">
            <text:p>19573</text:p>
          </table:table-cell>
          <table:table-cell office:value-type="float" office:value="2297" calcext:value-type="float">
            <text:p>2297</text:p>
          </table:table-cell>
          <table:table-cell office:value-type="float" office:value="30288.5380199125" calcext:value-type="float">
            <text:p>30288.5380199125</text:p>
          </table:table-cell>
          <table:table-cell table:formula="of:=[.E20]-[.$E$1]" office:value-type="float" office:value="19573" calcext:value-type="float">
            <text:p>19573</text:p>
          </table:table-cell>
        </table:table-row>
        <table:table-row table:style-name="ro1">
          <table:table-cell office:value-type="float" office:value="20257" calcext:value-type="float">
            <text:p>20257</text:p>
          </table:table-cell>
          <table:table-cell office:value-type="float" office:value="133721" calcext:value-type="float">
            <text:p>133721</text:p>
          </table:table-cell>
          <table:table-cell office:value-type="float" office:value="2154.11092210971" calcext:value-type="float">
            <text:p>2154.11092210971</text:p>
          </table:table-cell>
          <table:table-cell/>
          <table:table-cell office:value-type="float" office:value="20601" calcext:value-type="float">
            <text:p>20601</text:p>
          </table:table-cell>
          <table:table-cell office:value-type="float" office:value="2418" calcext:value-type="float">
            <text:p>2418</text:p>
          </table:table-cell>
          <table:table-cell office:value-type="float" office:value="37295.5302685865" calcext:value-type="float">
            <text:p>37295.5302685865</text:p>
          </table:table-cell>
          <table:table-cell table:formula="of:=[.E21]-[.$E$1]" office:value-type="float" office:value="20601" calcext:value-type="float">
            <text:p>20601</text:p>
          </table:table-cell>
        </table:table-row>
        <table:table-row table:style-name="ro1">
          <table:table-cell office:value-type="float" office:value="21272" calcext:value-type="float">
            <text:p>21272</text:p>
          </table:table-cell>
          <table:table-cell office:value-type="float" office:value="140207" calcext:value-type="float">
            <text:p>140207</text:p>
          </table:table-cell>
          <table:table-cell office:value-type="float" office:value="2149.8401506157" calcext:value-type="float">
            <text:p>2149.8401506157</text:p>
          </table:table-cell>
          <table:table-cell/>
          <table:table-cell office:value-type="float" office:value="21625" calcext:value-type="float">
            <text:p>21625</text:p>
          </table:table-cell>
          <table:table-cell office:value-type="float" office:value="2540" calcext:value-type="float">
            <text:p>2540</text:p>
          </table:table-cell>
          <table:table-cell office:value-type="float" office:value="59827.4886296413" calcext:value-type="float">
            <text:p>59827.4886296413</text:p>
          </table:table-cell>
          <table:table-cell table:formula="of:=[.E22]-[.$E$1]" office:value-type="float" office:value="21625" calcext:value-type="float">
            <text:p>21625</text:p>
          </table:table-cell>
        </table:table-row>
        <table:table-row table:style-name="ro1">
          <table:table-cell office:value-type="float" office:value="22281" calcext:value-type="float">
            <text:p>22281</text:p>
          </table:table-cell>
          <table:table-cell office:value-type="float" office:value="146693" calcext:value-type="float">
            <text:p>146693</text:p>
          </table:table-cell>
          <table:table-cell office:value-type="float" office:value="2149.81451071896" calcext:value-type="float">
            <text:p>2149.81451071896</text:p>
          </table:table-cell>
          <table:table-cell/>
          <table:table-cell office:value-type="float" office:value="22649" calcext:value-type="float">
            <text:p>22649</text:p>
          </table:table-cell>
          <table:table-cell office:value-type="float" office:value="2660" calcext:value-type="float">
            <text:p>2660</text:p>
          </table:table-cell>
          <table:table-cell office:value-type="float" office:value="187307.144470284" calcext:value-type="float">
            <text:p>187307.144470284</text:p>
          </table:table-cell>
          <table:table-cell table:formula="of:=[.E23]-[.$E$1]" office:value-type="float" office:value="22649" calcext:value-type="float">
            <text:p>22649</text:p>
          </table:table-cell>
        </table:table-row>
        <table:table-row table:style-name="ro1">
          <table:table-cell office:value-type="float" office:value="23284" calcext:value-type="float">
            <text:p>23284</text:p>
          </table:table-cell>
          <table:table-cell office:value-type="float" office:value="153179" calcext:value-type="float">
            <text:p>153179</text:p>
          </table:table-cell>
          <table:table-cell office:value-type="float" office:value="2149.33161746368" calcext:value-type="float">
            <text:p>2149.33161746368</text:p>
          </table:table-cell>
          <table:table-cell/>
          <table:table-cell office:value-type="float" office:value="23677" calcext:value-type="float">
            <text:p>23677</text:p>
          </table:table-cell>
          <table:table-cell office:value-type="float" office:value="2774" calcext:value-type="float">
            <text:p>2774</text:p>
          </table:table-cell>
          <table:table-cell office:value-type="float" office:value="139416.811819834" calcext:value-type="float">
            <text:p>139416.811819834</text:p>
          </table:table-cell>
          <table:table-cell table:formula="of:=[.E24]-[.$E$1]" office:value-type="float" office:value="23677" calcext:value-type="float">
            <text:p>23677</text:p>
          </table:table-cell>
        </table:table-row>
        <table:table-row table:style-name="ro1">
          <table:table-cell office:value-type="float" office:value="24294" calcext:value-type="float">
            <text:p>24294</text:p>
          </table:table-cell>
          <table:table-cell office:value-type="float" office:value="159665" calcext:value-type="float">
            <text:p>159665</text:p>
          </table:table-cell>
          <table:table-cell office:value-type="float" office:value="2036.74721112488" calcext:value-type="float">
            <text:p>2036.74721112488</text:p>
          </table:table-cell>
          <table:table-cell/>
          <table:table-cell office:value-type="float" office:value="24702" calcext:value-type="float">
            <text:p>24702</text:p>
          </table:table-cell>
          <table:table-cell office:value-type="float" office:value="2893" calcext:value-type="float">
            <text:p>2893</text:p>
          </table:table-cell>
          <table:table-cell office:value-type="float" office:value="12880.0398954001" calcext:value-type="float">
            <text:p>12880.0398954001</text:p>
          </table:table-cell>
          <table:table-cell table:formula="of:=[.E25]-[.$E$1]" office:value-type="float" office:value="24702" calcext:value-type="float">
            <text:p>24702</text:p>
          </table:table-cell>
        </table:table-row>
        <table:table-row table:style-name="ro1">
          <table:table-cell office:value-type="float" office:value="25308" calcext:value-type="float">
            <text:p>25308</text:p>
          </table:table-cell>
          <table:table-cell office:value-type="float" office:value="166151" calcext:value-type="float">
            <text:p>166151</text:p>
          </table:table-cell>
          <table:table-cell office:value-type="float" office:value="1994.03481006481" calcext:value-type="float">
            <text:p>1994.03481006481</text:p>
          </table:table-cell>
          <table:table-cell/>
          <table:table-cell office:value-type="float" office:value="25730" calcext:value-type="float">
            <text:p>25730</text:p>
          </table:table-cell>
          <table:table-cell office:value-type="float" office:value="3020" calcext:value-type="float">
            <text:p>3020</text:p>
          </table:table-cell>
          <table:table-cell office:value-type="float" office:value="392365.000812842" calcext:value-type="float">
            <text:p>392365.000812842</text:p>
          </table:table-cell>
          <table:table-cell table:formula="of:=[.E26]-[.$E$1]" office:value-type="float" office:value="25730" calcext:value-type="float">
            <text:p>25730</text:p>
          </table:table-cell>
        </table:table-row>
        <table:table-row table:style-name="ro1">
          <table:table-cell office:value-type="float" office:value="26313" calcext:value-type="float">
            <text:p>26313</text:p>
          </table:table-cell>
          <table:table-cell office:value-type="float" office:value="172637" calcext:value-type="float">
            <text:p>172637</text:p>
          </table:table-cell>
          <table:table-cell office:value-type="float" office:value="1991.22574161621" calcext:value-type="float">
            <text:p>1991.22574161621</text:p>
          </table:table-cell>
          <table:table-cell/>
          <table:table-cell office:value-type="float" office:value="26758" calcext:value-type="float">
            <text:p>26758</text:p>
          </table:table-cell>
          <table:table-cell office:value-type="float" office:value="3149" calcext:value-type="float">
            <text:p>3149</text:p>
          </table:table-cell>
          <table:table-cell office:value-type="float" office:value="19610.3281970411" calcext:value-type="float">
            <text:p>19610.3281970411</text:p>
          </table:table-cell>
          <table:table-cell table:formula="of:=[.E27]-[.$E$1]" office:value-type="float" office:value="26758" calcext:value-type="float">
            <text:p>26758</text:p>
          </table:table-cell>
        </table:table-row>
        <table:table-row table:style-name="ro1">
          <table:table-cell office:value-type="float" office:value="27314" calcext:value-type="float">
            <text:p>27314</text:p>
          </table:table-cell>
          <table:table-cell office:value-type="float" office:value="178985" calcext:value-type="float">
            <text:p>178985</text:p>
          </table:table-cell>
          <table:table-cell office:value-type="float" office:value="1981.66884211495" calcext:value-type="float">
            <text:p>1981.66884211495</text:p>
          </table:table-cell>
          <table:table-cell/>
          <table:table-cell office:value-type="float" office:value="27783" calcext:value-type="float">
            <text:p>27783</text:p>
          </table:table-cell>
          <table:table-cell office:value-type="float" office:value="3270" calcext:value-type="float">
            <text:p>3270</text:p>
          </table:table-cell>
          <table:table-cell office:value-type="float" office:value="186074.096797391" calcext:value-type="float">
            <text:p>186074.096797391</text:p>
          </table:table-cell>
          <table:table-cell table:formula="of:=[.E28]-[.$E$1]" office:value-type="float" office:value="27783" calcext:value-type="float">
            <text:p>27783</text:p>
          </table:table-cell>
        </table:table-row>
        <table:table-row table:style-name="ro1">
          <table:table-cell office:value-type="float" office:value="28333" calcext:value-type="float">
            <text:p>28333</text:p>
          </table:table-cell>
          <table:table-cell office:value-type="float" office:value="185609" calcext:value-type="float">
            <text:p>185609</text:p>
          </table:table-cell>
          <table:table-cell office:value-type="float" office:value="1981.6663638518" calcext:value-type="float">
            <text:p>1981.6663638518</text:p>
          </table:table-cell>
          <table:table-cell/>
          <table:table-cell office:value-type="float" office:value="28812" calcext:value-type="float">
            <text:p>28812</text:p>
          </table:table-cell>
          <table:table-cell office:value-type="float" office:value="3391" calcext:value-type="float">
            <text:p>3391</text:p>
          </table:table-cell>
          <table:table-cell office:value-type="float" office:value="38165.581088186" calcext:value-type="float">
            <text:p>38165.581088186</text:p>
          </table:table-cell>
          <table:table-cell table:formula="of:=[.E29]-[.$E$1]" office:value-type="float" office:value="28812" calcext:value-type="float">
            <text:p>28812</text:p>
          </table:table-cell>
        </table:table-row>
        <table:table-row table:style-name="ro1">
          <table:table-cell office:value-type="float" office:value="29354" calcext:value-type="float">
            <text:p>29354</text:p>
          </table:table-cell>
          <table:table-cell office:value-type="float" office:value="192233" calcext:value-type="float">
            <text:p>192233</text:p>
          </table:table-cell>
          <table:table-cell office:value-type="float" office:value="1981.18272504393" calcext:value-type="float">
            <text:p>1981.18272504393</text:p>
          </table:table-cell>
          <table:table-cell/>
          <table:table-cell office:value-type="float" office:value="29838" calcext:value-type="float">
            <text:p>29838</text:p>
          </table:table-cell>
          <table:table-cell office:value-type="float" office:value="3514" calcext:value-type="float">
            <text:p>3514</text:p>
          </table:table-cell>
          <table:table-cell office:value-type="float" office:value="15083.1091443607" calcext:value-type="float">
            <text:p>15083.1091443607</text:p>
          </table:table-cell>
          <table:table-cell table:formula="of:=[.E30]-[.$E$1]" office:value-type="float" office:value="29838" calcext:value-type="float">
            <text:p>29838</text:p>
          </table:table-cell>
        </table:table-row>
        <table:table-row table:style-name="ro1">
          <table:table-cell office:value-type="float" office:value="30359" calcext:value-type="float">
            <text:p>30359</text:p>
          </table:table-cell>
          <table:table-cell office:value-type="float" office:value="198719" calcext:value-type="float">
            <text:p>198719</text:p>
          </table:table-cell>
          <table:table-cell office:value-type="float" office:value="1979.61824667671" calcext:value-type="float">
            <text:p>1979.61824667671</text:p>
          </table:table-cell>
          <table:table-cell/>
          <table:table-cell office:value-type="float" office:value="30863" calcext:value-type="float">
            <text:p>30863</text:p>
          </table:table-cell>
          <table:table-cell office:value-type="float" office:value="3625" calcext:value-type="float">
            <text:p>3625</text:p>
          </table:table-cell>
          <table:table-cell office:value-type="float" office:value="49832.2782971264" calcext:value-type="float">
            <text:p>49832.2782971264</text:p>
          </table:table-cell>
          <table:table-cell table:formula="of:=[.E31]-[.$E$1]" office:value-type="float" office:value="30863" calcext:value-type="float">
            <text:p>30863</text:p>
          </table:table-cell>
        </table:table-row>
        <table:table-row table:style-name="ro1">
          <table:table-cell office:value-type="float" office:value="31361" calcext:value-type="float">
            <text:p>31361</text:p>
          </table:table-cell>
          <table:table-cell office:value-type="float" office:value="205205" calcext:value-type="float">
            <text:p>205205</text:p>
          </table:table-cell>
          <table:table-cell office:value-type="float" office:value="1979.16789813652" calcext:value-type="float">
            <text:p>1979.16789813652</text:p>
          </table:table-cell>
          <table:table-cell/>
          <table:table-cell office:value-type="float" office:value="31895" calcext:value-type="float">
            <text:p>31895</text:p>
          </table:table-cell>
          <table:table-cell office:value-type="float" office:value="3744" calcext:value-type="float">
            <text:p>3744</text:p>
          </table:table-cell>
          <table:table-cell office:value-type="float" office:value="90372.4830158811" calcext:value-type="float">
            <text:p>90372.4830158811</text:p>
          </table:table-cell>
          <table:table-cell table:formula="of:=[.E32]-[.$E$1]" office:value-type="float" office:value="31895" calcext:value-type="float">
            <text:p>31895</text:p>
          </table:table-cell>
        </table:table-row>
        <table:table-row table:style-name="ro1">
          <table:table-cell office:value-type="float" office:value="32377" calcext:value-type="float">
            <text:p>32377</text:p>
          </table:table-cell>
          <table:table-cell office:value-type="float" office:value="211829" calcext:value-type="float">
            <text:p>211829</text:p>
          </table:table-cell>
          <table:table-cell office:value-type="float" office:value="1979.16789813652" calcext:value-type="float">
            <text:p>1979.16789813652</text:p>
          </table:table-cell>
          <table:table-cell/>
          <table:table-cell office:value-type="float" office:value="32922" calcext:value-type="float">
            <text:p>32922</text:p>
          </table:table-cell>
          <table:table-cell office:value-type="float" office:value="3866" calcext:value-type="float">
            <text:p>3866</text:p>
          </table:table-cell>
          <table:table-cell office:value-type="float" office:value="24690.0233614481" calcext:value-type="float">
            <text:p>24690.0233614481</text:p>
          </table:table-cell>
          <table:table-cell table:formula="of:=[.E33]-[.$E$1]" office:value-type="float" office:value="32922" calcext:value-type="float">
            <text:p>32922</text:p>
          </table:table-cell>
        </table:table-row>
        <table:table-row table:style-name="ro1">
          <table:table-cell office:value-type="float" office:value="33379" calcext:value-type="float">
            <text:p>33379</text:p>
          </table:table-cell>
          <table:table-cell office:value-type="float" office:value="218453" calcext:value-type="float">
            <text:p>218453</text:p>
          </table:table-cell>
          <table:table-cell office:value-type="float" office:value="1978.85790258669" calcext:value-type="float">
            <text:p>1978.85790258669</text:p>
          </table:table-cell>
          <table:table-cell/>
          <table:table-cell office:value-type="float" office:value="33946" calcext:value-type="float">
            <text:p>33946</text:p>
          </table:table-cell>
          <table:table-cell office:value-type="float" office:value="3990" calcext:value-type="float">
            <text:p>3990</text:p>
          </table:table-cell>
          <table:table-cell office:value-type="float" office:value="141403.445910168" calcext:value-type="float">
            <text:p>141403.445910168</text:p>
          </table:table-cell>
          <table:table-cell table:formula="of:=[.E34]-[.$E$1]" office:value-type="float" office:value="33946" calcext:value-type="float">
            <text:p>33946</text:p>
          </table:table-cell>
        </table:table-row>
        <table:table-row table:style-name="ro1">
          <table:table-cell office:value-type="float" office:value="34384" calcext:value-type="float">
            <text:p>34384</text:p>
          </table:table-cell>
          <table:table-cell office:value-type="float" office:value="225077" calcext:value-type="float">
            <text:p>225077</text:p>
          </table:table-cell>
          <table:table-cell office:value-type="float" office:value="1963.50336071715" calcext:value-type="float">
            <text:p>1963.50336071715</text:p>
          </table:table-cell>
          <table:table-cell/>
          <table:table-cell office:value-type="float" office:value="34975" calcext:value-type="float">
            <text:p>34975</text:p>
          </table:table-cell>
          <table:table-cell office:value-type="float" office:value="4111" calcext:value-type="float">
            <text:p>4111</text:p>
          </table:table-cell>
          <table:table-cell office:value-type="float" office:value="15470.1635514539" calcext:value-type="float">
            <text:p>15470.1635514539</text:p>
          </table:table-cell>
          <table:table-cell table:formula="of:=[.E35]-[.$E$1]" office:value-type="float" office:value="34975" calcext:value-type="float">
            <text:p>34975</text:p>
          </table:table-cell>
        </table:table-row>
        <table:table-row table:style-name="ro1">
          <table:table-cell office:value-type="float" office:value="35399" calcext:value-type="float">
            <text:p>35399</text:p>
          </table:table-cell>
          <table:table-cell office:value-type="float" office:value="231563" calcext:value-type="float">
            <text:p>231563</text:p>
          </table:table-cell>
          <table:table-cell office:value-type="float" office:value="1957.14087743408" calcext:value-type="float">
            <text:p>1957.14087743408</text:p>
          </table:table-cell>
          <table:table-cell/>
          <table:table-cell office:value-type="float" office:value="36005" calcext:value-type="float">
            <text:p>36005</text:p>
          </table:table-cell>
          <table:table-cell office:value-type="float" office:value="4234" calcext:value-type="float">
            <text:p>4234</text:p>
          </table:table-cell>
          <table:table-cell office:value-type="float" office:value="95904.4499285117" calcext:value-type="float">
            <text:p>95904.4499285117</text:p>
          </table:table-cell>
          <table:table-cell table:formula="of:=[.E36]-[.$E$1]" office:value-type="float" office:value="36005" calcext:value-type="float">
            <text:p>36005</text:p>
          </table:table-cell>
        </table:table-row>
        <table:table-row table:style-name="ro1">
          <table:table-cell office:value-type="float" office:value="36403" calcext:value-type="float">
            <text:p>36403</text:p>
          </table:table-cell>
          <table:table-cell office:value-type="float" office:value="237911" calcext:value-type="float">
            <text:p>237911</text:p>
          </table:table-cell>
          <table:table-cell office:value-type="float" office:value="1957.14087743408" calcext:value-type="float">
            <text:p>1957.14087743408</text:p>
          </table:table-cell>
          <table:table-cell/>
          <table:table-cell office:value-type="float" office:value="37034" calcext:value-type="float">
            <text:p>37034</text:p>
          </table:table-cell>
          <table:table-cell office:value-type="float" office:value="4354" calcext:value-type="float">
            <text:p>4354</text:p>
          </table:table-cell>
          <table:table-cell office:value-type="float" office:value="31323.1109941936" calcext:value-type="float">
            <text:p>31323.1109941936</text:p>
          </table:table-cell>
          <table:table-cell table:formula="of:=[.E37]-[.$E$1]" office:value-type="float" office:value="37034" calcext:value-type="float">
            <text:p>37034</text:p>
          </table:table-cell>
        </table:table-row>
        <table:table-row table:style-name="ro1">
          <table:table-cell office:value-type="float" office:value="37413" calcext:value-type="float">
            <text:p>37413</text:p>
          </table:table-cell>
          <table:table-cell office:value-type="float" office:value="244397" calcext:value-type="float">
            <text:p>244397</text:p>
          </table:table-cell>
          <table:table-cell office:value-type="float" office:value="1957.14087743408" calcext:value-type="float">
            <text:p>1957.14087743408</text:p>
          </table:table-cell>
          <table:table-cell/>
          <table:table-cell office:value-type="float" office:value="38062" calcext:value-type="float">
            <text:p>38062</text:p>
          </table:table-cell>
          <table:table-cell office:value-type="float" office:value="4478" calcext:value-type="float">
            <text:p>4478</text:p>
          </table:table-cell>
          <table:table-cell office:value-type="float" office:value="59056.213038072" calcext:value-type="float">
            <text:p>59056.213038072</text:p>
          </table:table-cell>
          <table:table-cell table:formula="of:=[.E38]-[.$E$1]" office:value-type="float" office:value="38062" calcext:value-type="float">
            <text:p>38062</text:p>
          </table:table-cell>
        </table:table-row>
        <table:table-row table:style-name="ro1">
          <table:table-cell office:value-type="float" office:value="38417" calcext:value-type="float">
            <text:p>38417</text:p>
          </table:table-cell>
          <table:table-cell office:value-type="float" office:value="250883" calcext:value-type="float">
            <text:p>250883</text:p>
          </table:table-cell>
          <table:table-cell office:value-type="float" office:value="1956.90302070414" calcext:value-type="float">
            <text:p>1956.90302070414</text:p>
          </table:table-cell>
          <table:table-cell/>
          <table:table-cell office:value-type="float" office:value="39085" calcext:value-type="float">
            <text:p>39085</text:p>
          </table:table-cell>
          <table:table-cell office:value-type="float" office:value="4603" calcext:value-type="float">
            <text:p>4603</text:p>
          </table:table-cell>
          <table:table-cell office:value-type="float" office:value="12775.9459702544" calcext:value-type="float">
            <text:p>12775.9459702544</text:p>
          </table:table-cell>
          <table:table-cell table:formula="of:=[.E39]-[.$E$1]" office:value-type="float" office:value="39085" calcext:value-type="float">
            <text:p>39085</text:p>
          </table:table-cell>
        </table:table-row>
        <table:table-row table:style-name="ro1">
          <table:table-cell office:value-type="float" office:value="39437" calcext:value-type="float">
            <text:p>39437</text:p>
          </table:table-cell>
          <table:table-cell office:value-type="float" office:value="257507" calcext:value-type="float">
            <text:p>257507</text:p>
          </table:table-cell>
          <table:table-cell office:value-type="float" office:value="1956.90302070414" calcext:value-type="float">
            <text:p>1956.90302070414</text:p>
          </table:table-cell>
          <table:table-cell/>
          <table:table-cell office:value-type="float" office:value="40131" calcext:value-type="float">
            <text:p>40131</text:p>
          </table:table-cell>
          <table:table-cell office:value-type="float" office:value="4712" calcext:value-type="float">
            <text:p>4712</text:p>
          </table:table-cell>
          <table:table-cell office:value-type="float" office:value="44710.6537545349" calcext:value-type="float">
            <text:p>44710.6537545349</text:p>
          </table:table-cell>
          <table:table-cell table:formula="of:=[.E40]-[.$E$1]" office:value-type="float" office:value="40131" calcext:value-type="float">
            <text:p>40131</text:p>
          </table:table-cell>
        </table:table-row>
        <table:table-row table:style-name="ro1">
          <table:table-cell office:value-type="float" office:value="40446" calcext:value-type="float">
            <text:p>40446</text:p>
          </table:table-cell>
          <table:table-cell office:value-type="float" office:value="264131" calcext:value-type="float">
            <text:p>264131</text:p>
          </table:table-cell>
          <table:table-cell office:value-type="float" office:value="1953.07973700702" calcext:value-type="float">
            <text:p>1953.07973700702</text:p>
          </table:table-cell>
          <table:table-cell/>
          <table:table-cell office:value-type="float" office:value="41171" calcext:value-type="float">
            <text:p>41171</text:p>
          </table:table-cell>
          <table:table-cell office:value-type="float" office:value="4816" calcext:value-type="float">
            <text:p>4816</text:p>
          </table:table-cell>
          <table:table-cell office:value-type="float" office:value="69531.7974337892" calcext:value-type="float">
            <text:p>69531.7974337892</text:p>
          </table:table-cell>
          <table:table-cell table:formula="of:=[.E41]-[.$E$1]" office:value-type="float" office:value="41171" calcext:value-type="float">
            <text:p>41171</text:p>
          </table:table-cell>
        </table:table-row>
        <table:table-row table:style-name="ro1">
          <table:table-cell office:value-type="float" office:value="41447" calcext:value-type="float">
            <text:p>41447</text:p>
          </table:table-cell>
          <table:table-cell office:value-type="float" office:value="270617" calcext:value-type="float">
            <text:p>270617</text:p>
          </table:table-cell>
          <table:table-cell office:value-type="float" office:value="1943.45287877349" calcext:value-type="float">
            <text:p>1943.45287877349</text:p>
          </table:table-cell>
          <table:table-cell/>
          <table:table-cell office:value-type="float" office:value="42194" calcext:value-type="float">
            <text:p>42194</text:p>
          </table:table-cell>
          <table:table-cell office:value-type="float" office:value="4938" calcext:value-type="float">
            <text:p>4938</text:p>
          </table:table-cell>
          <table:table-cell office:value-type="float" office:value="117110.763863119" calcext:value-type="float">
            <text:p>117110.763863119</text:p>
          </table:table-cell>
          <table:table-cell table:formula="of:=[.E42]-[.$E$1]" office:value-type="float" office:value="42194" calcext:value-type="float">
            <text:p>42194</text:p>
          </table:table-cell>
        </table:table-row>
        <table:table-row table:style-name="ro1">
          <table:table-cell office:value-type="float" office:value="42469" calcext:value-type="float">
            <text:p>42469</text:p>
          </table:table-cell>
          <table:table-cell office:value-type="float" office:value="277103" calcext:value-type="float">
            <text:p>277103</text:p>
          </table:table-cell>
          <table:table-cell office:value-type="float" office:value="1936.64275245822" calcext:value-type="float">
            <text:p>1936.64275245822</text:p>
          </table:table-cell>
          <table:table-cell/>
          <table:table-cell office:value-type="float" office:value="43217" calcext:value-type="float">
            <text:p>43217</text:p>
          </table:table-cell>
          <table:table-cell office:value-type="float" office:value="5064" calcext:value-type="float">
            <text:p>5064</text:p>
          </table:table-cell>
          <table:table-cell office:value-type="float" office:value="41177.4343237337" calcext:value-type="float">
            <text:p>41177.4343237337</text:p>
          </table:table-cell>
          <table:table-cell table:formula="of:=[.E43]-[.$E$1]" office:value-type="float" office:value="43217" calcext:value-type="float">
            <text:p>43217</text:p>
          </table:table-cell>
        </table:table-row>
        <table:table-row table:style-name="ro1">
          <table:table-cell office:value-type="float" office:value="43469" calcext:value-type="float">
            <text:p>43469</text:p>
          </table:table-cell>
          <table:table-cell office:value-type="float" office:value="283451" calcext:value-type="float">
            <text:p>283451</text:p>
          </table:table-cell>
          <table:table-cell office:value-type="float" office:value="1933.01436120387" calcext:value-type="float">
            <text:p>1933.01436120387</text:p>
          </table:table-cell>
          <table:table-cell/>
          <table:table-cell office:value-type="float" office:value="44244" calcext:value-type="float">
            <text:p>44244</text:p>
          </table:table-cell>
          <table:table-cell office:value-type="float" office:value="5190" calcext:value-type="float">
            <text:p>5190</text:p>
          </table:table-cell>
          <table:table-cell office:value-type="float" office:value="117931.7898745" calcext:value-type="float">
            <text:p>117931.7898745</text:p>
          </table:table-cell>
          <table:table-cell table:formula="of:=[.E44]-[.$E$1]" office:value-type="float" office:value="44244" calcext:value-type="float">
            <text:p>44244</text:p>
          </table:table-cell>
        </table:table-row>
        <table:table-row table:style-name="ro1">
          <table:table-cell office:value-type="float" office:value="44486" calcext:value-type="float">
            <text:p>44486</text:p>
          </table:table-cell>
          <table:table-cell office:value-type="float" office:value="290075" calcext:value-type="float">
            <text:p>290075</text:p>
          </table:table-cell>
          <table:table-cell office:value-type="float" office:value="1930.92841879171" calcext:value-type="float">
            <text:p>1930.92841879171</text:p>
          </table:table-cell>
          <table:table-cell/>
          <table:table-cell office:value-type="float" office:value="45269" calcext:value-type="float">
            <text:p>45269</text:p>
          </table:table-cell>
          <table:table-cell office:value-type="float" office:value="5314" calcext:value-type="float">
            <text:p>5314</text:p>
          </table:table-cell>
          <table:table-cell office:value-type="float" office:value="102444.221831487" calcext:value-type="float">
            <text:p>102444.221831487</text:p>
          </table:table-cell>
          <table:table-cell table:formula="of:=[.E45]-[.$E$1]" office:value-type="float" office:value="45269" calcext:value-type="float">
            <text:p>45269</text:p>
          </table:table-cell>
        </table:table-row>
        <table:table-row table:style-name="ro1">
          <table:table-cell office:value-type="float" office:value="45491" calcext:value-type="float">
            <text:p>45491</text:p>
          </table:table-cell>
          <table:table-cell office:value-type="float" office:value="296561" calcext:value-type="float">
            <text:p>296561</text:p>
          </table:table-cell>
          <table:table-cell office:value-type="float" office:value="1927.35297903303" calcext:value-type="float">
            <text:p>1927.35297903303</text:p>
          </table:table-cell>
          <table:table-cell/>
          <table:table-cell office:value-type="float" office:value="46293" calcext:value-type="float">
            <text:p>46293</text:p>
          </table:table-cell>
          <table:table-cell office:value-type="float" office:value="5438" calcext:value-type="float">
            <text:p>5438</text:p>
          </table:table-cell>
          <table:table-cell office:value-type="float" office:value="155187.866050501" calcext:value-type="float">
            <text:p>155187.866050501</text:p>
          </table:table-cell>
          <table:table-cell table:formula="of:=[.E46]-[.$E$1]" office:value-type="float" office:value="46293" calcext:value-type="float">
            <text:p>46293</text:p>
          </table:table-cell>
        </table:table-row>
        <table:table-row table:style-name="ro1">
          <table:table-cell office:value-type="float" office:value="46493" calcext:value-type="float">
            <text:p>46493</text:p>
          </table:table-cell>
          <table:table-cell office:value-type="float" office:value="303185" calcext:value-type="float">
            <text:p>303185</text:p>
          </table:table-cell>
          <table:table-cell office:value-type="float" office:value="1927.35297903303" calcext:value-type="float">
            <text:p>1927.35297903303</text:p>
          </table:table-cell>
          <table:table-cell/>
          <table:table-cell office:value-type="float" office:value="47321" calcext:value-type="float">
            <text:p>47321</text:p>
          </table:table-cell>
          <table:table-cell office:value-type="float" office:value="5565" calcext:value-type="float">
            <text:p>5565</text:p>
          </table:table-cell>
          <table:table-cell office:value-type="float" office:value="13605.7463368755" calcext:value-type="float">
            <text:p>13605.7463368755</text:p>
          </table:table-cell>
          <table:table-cell table:formula="of:=[.E47]-[.$E$1]" office:value-type="float" office:value="47321" calcext:value-type="float">
            <text:p>47321</text:p>
          </table:table-cell>
        </table:table-row>
        <table:table-row table:style-name="ro1">
          <table:table-cell office:value-type="float" office:value="47507" calcext:value-type="float">
            <text:p>47507</text:p>
          </table:table-cell>
          <table:table-cell office:value-type="float" office:value="309809" calcext:value-type="float">
            <text:p>309809</text:p>
          </table:table-cell>
          <table:table-cell office:value-type="float" office:value="1927.35297903303" calcext:value-type="float">
            <text:p>1927.35297903303</text:p>
          </table:table-cell>
          <table:table-cell/>
          <table:table-cell office:value-type="float" office:value="48343" calcext:value-type="float">
            <text:p>48343</text:p>
          </table:table-cell>
          <table:table-cell office:value-type="float" office:value="5692" calcext:value-type="float">
            <text:p>5692</text:p>
          </table:table-cell>
          <table:table-cell office:value-type="float" office:value="22970.9476272241" calcext:value-type="float">
            <text:p>22970.9476272241</text:p>
          </table:table-cell>
          <table:table-cell table:formula="of:=[.E48]-[.$E$1]" office:value-type="float" office:value="48343" calcext:value-type="float">
            <text:p>48343</text:p>
          </table:table-cell>
        </table:table-row>
        <table:table-row table:style-name="ro1">
          <table:table-cell office:value-type="float" office:value="48514" calcext:value-type="float">
            <text:p>48514</text:p>
          </table:table-cell>
          <table:table-cell office:value-type="float" office:value="316295" calcext:value-type="float">
            <text:p>316295</text:p>
          </table:table-cell>
          <table:table-cell office:value-type="float" office:value="1927.31679085558" calcext:value-type="float">
            <text:p>1927.31679085558</text:p>
          </table:table-cell>
          <table:table-cell/>
          <table:table-cell office:value-type="float" office:value="49376" calcext:value-type="float">
            <text:p>49376</text:p>
          </table:table-cell>
          <table:table-cell office:value-type="float" office:value="5791" calcext:value-type="float">
            <text:p>5791</text:p>
          </table:table-cell>
          <table:table-cell office:value-type="float" office:value="19279.473882416" calcext:value-type="float">
            <text:p>19279.473882416</text:p>
          </table:table-cell>
          <table:table-cell table:formula="of:=[.E49]-[.$E$1]" office:value-type="float" office:value="49376" calcext:value-type="float">
            <text:p>49376</text:p>
          </table:table-cell>
        </table:table-row>
        <table:table-row table:style-name="ro1">
          <table:table-cell office:value-type="float" office:value="49527" calcext:value-type="float">
            <text:p>49527</text:p>
          </table:table-cell>
          <table:table-cell office:value-type="float" office:value="322919" calcext:value-type="float">
            <text:p>322919</text:p>
          </table:table-cell>
          <table:table-cell office:value-type="float" office:value="1927.29059012479" calcext:value-type="float">
            <text:p>1927.29059012479</text:p>
          </table:table-cell>
          <table:table-cell/>
          <table:table-cell office:value-type="float" office:value="50399" calcext:value-type="float">
            <text:p>50399</text:p>
          </table:table-cell>
          <table:table-cell office:value-type="float" office:value="5901" calcext:value-type="float">
            <text:p>5901</text:p>
          </table:table-cell>
          <table:table-cell office:value-type="float" office:value="64998.2762523667" calcext:value-type="float">
            <text:p>64998.2762523667</text:p>
          </table:table-cell>
          <table:table-cell table:formula="of:=[.E50]-[.$E$1]" office:value-type="float" office:value="50399" calcext:value-type="float">
            <text:p>50399</text:p>
          </table:table-cell>
        </table:table-row>
        <table:table-row table:style-name="ro1">
          <table:table-cell office:value-type="float" office:value="50548" calcext:value-type="float">
            <text:p>50548</text:p>
          </table:table-cell>
          <table:table-cell office:value-type="float" office:value="329543" calcext:value-type="float">
            <text:p>329543</text:p>
          </table:table-cell>
          <table:table-cell office:value-type="float" office:value="1926.08606362729" calcext:value-type="float">
            <text:p>1926.08606362729</text:p>
          </table:table-cell>
          <table:table-cell/>
          <table:table-cell office:value-type="float" office:value="51428" calcext:value-type="float">
            <text:p>51428</text:p>
          </table:table-cell>
          <table:table-cell office:value-type="float" office:value="6026" calcext:value-type="float">
            <text:p>6026</text:p>
          </table:table-cell>
          <table:table-cell office:value-type="float" office:value="27760.6950743968" calcext:value-type="float">
            <text:p>27760.6950743968</text:p>
          </table:table-cell>
          <table:table-cell table:formula="of:=[.E51]-[.$E$1]" office:value-type="float" office:value="51428" calcext:value-type="float">
            <text:p>51428</text:p>
          </table:table-cell>
        </table:table-row>
        <table:table-row table:style-name="ro1">
          <table:table-cell office:value-type="float" office:value="51553" calcext:value-type="float">
            <text:p>51553</text:p>
          </table:table-cell>
          <table:table-cell office:value-type="float" office:value="336029" calcext:value-type="float">
            <text:p>336029</text:p>
          </table:table-cell>
          <table:table-cell office:value-type="float" office:value="1926.08606362729" calcext:value-type="float">
            <text:p>1926.08606362729</text:p>
          </table:table-cell>
          <table:table-cell/>
          <table:table-cell office:value-type="float" office:value="52448" calcext:value-type="float">
            <text:p>52448</text:p>
          </table:table-cell>
          <table:table-cell office:value-type="float" office:value="6152" calcext:value-type="float">
            <text:p>6152</text:p>
          </table:table-cell>
          <table:table-cell office:value-type="float" office:value="72154.5035173182" calcext:value-type="float">
            <text:p>72154.5035173182</text:p>
          </table:table-cell>
          <table:table-cell table:formula="of:=[.E52]-[.$E$1]" office:value-type="float" office:value="52448" calcext:value-type="float">
            <text:p>52448</text:p>
          </table:table-cell>
        </table:table-row>
        <table:table-row table:style-name="ro1">
          <table:table-cell office:value-type="float" office:value="52562" calcext:value-type="float">
            <text:p>52562</text:p>
          </table:table-cell>
          <table:table-cell office:value-type="float" office:value="342653" calcext:value-type="float">
            <text:p>342653</text:p>
          </table:table-cell>
          <table:table-cell office:value-type="float" office:value="1925.19408991759" calcext:value-type="float">
            <text:p>1925.19408991759</text:p>
          </table:table-cell>
          <table:table-cell/>
          <table:table-cell office:value-type="float" office:value="53470" calcext:value-type="float">
            <text:p>53470</text:p>
          </table:table-cell>
          <table:table-cell office:value-type="float" office:value="6283" calcext:value-type="float">
            <text:p>6283</text:p>
          </table:table-cell>
          <table:table-cell office:value-type="float" office:value="95139.5969146108" calcext:value-type="float">
            <text:p>95139.5969146108</text:p>
          </table:table-cell>
          <table:table-cell table:formula="of:=[.E53]-[.$E$1]" office:value-type="float" office:value="53470" calcext:value-type="float">
            <text:p>53470</text:p>
          </table:table-cell>
        </table:table-row>
        <table:table-row table:style-name="ro1">
          <table:table-cell office:value-type="float" office:value="53578" calcext:value-type="float">
            <text:p>53578</text:p>
          </table:table-cell>
          <table:table-cell office:value-type="float" office:value="349277" calcext:value-type="float">
            <text:p>349277</text:p>
          </table:table-cell>
          <table:table-cell office:value-type="float" office:value="1925.15861108919" calcext:value-type="float">
            <text:p>1925.15861108919</text:p>
          </table:table-cell>
          <table:table-cell/>
          <table:table-cell office:value-type="float" office:value="54499" calcext:value-type="float">
            <text:p>54499</text:p>
          </table:table-cell>
          <table:table-cell office:value-type="float" office:value="6414" calcext:value-type="float">
            <text:p>6414</text:p>
          </table:table-cell>
          <table:table-cell office:value-type="float" office:value="17096.7436417086" calcext:value-type="float">
            <text:p>17096.7436417086</text:p>
          </table:table-cell>
          <table:table-cell table:formula="of:=[.E54]-[.$E$1]" office:value-type="float" office:value="54499" calcext:value-type="float">
            <text:p>54499</text:p>
          </table:table-cell>
        </table:table-row>
        <table:table-row table:style-name="ro1">
          <table:table-cell office:value-type="float" office:value="54586" calcext:value-type="float">
            <text:p>54586</text:p>
          </table:table-cell>
          <table:table-cell office:value-type="float" office:value="355763" calcext:value-type="float">
            <text:p>355763</text:p>
          </table:table-cell>
          <table:table-cell office:value-type="float" office:value="1925.15861108919" calcext:value-type="float">
            <text:p>1925.15861108919</text:p>
          </table:table-cell>
          <table:table-cell/>
          <table:table-cell office:value-type="float" office:value="55524" calcext:value-type="float">
            <text:p>55524</text:p>
          </table:table-cell>
          <table:table-cell office:value-type="float" office:value="6529" calcext:value-type="float">
            <text:p>6529</text:p>
          </table:table-cell>
          <table:table-cell office:value-type="float" office:value="61605.1222499885" calcext:value-type="float">
            <text:p>61605.1222499885</text:p>
          </table:table-cell>
          <table:table-cell table:formula="of:=[.E55]-[.$E$1]" office:value-type="float" office:value="55524" calcext:value-type="float">
            <text:p>55524</text:p>
          </table:table-cell>
        </table:table-row>
        <table:table-row table:style-name="ro1">
          <table:table-cell office:value-type="float" office:value="55595" calcext:value-type="float">
            <text:p>55595</text:p>
          </table:table-cell>
          <table:table-cell office:value-type="float" office:value="362387" calcext:value-type="float">
            <text:p>362387</text:p>
          </table:table-cell>
          <table:table-cell office:value-type="float" office:value="1925.15861108919" calcext:value-type="float">
            <text:p>1925.15861108919</text:p>
          </table:table-cell>
          <table:table-cell/>
          <table:table-cell office:value-type="float" office:value="56551" calcext:value-type="float">
            <text:p>56551</text:p>
          </table:table-cell>
          <table:table-cell office:value-type="float" office:value="6659" calcext:value-type="float">
            <text:p>6659</text:p>
          </table:table-cell>
          <table:table-cell office:value-type="float" office:value="97615.5968804162" calcext:value-type="float">
            <text:p>97615.5968804162</text:p>
          </table:table-cell>
          <table:table-cell table:formula="of:=[.E56]-[.$E$1]" office:value-type="float" office:value="56551" calcext:value-type="float">
            <text:p>56551</text:p>
          </table:table-cell>
        </table:table-row>
        <table:table-row table:style-name="ro1">
          <table:table-cell office:value-type="float" office:value="56609" calcext:value-type="float">
            <text:p>56609</text:p>
          </table:table-cell>
          <table:table-cell office:value-type="float" office:value="369011" calcext:value-type="float">
            <text:p>369011</text:p>
          </table:table-cell>
          <table:table-cell office:value-type="float" office:value="1925.15861108919" calcext:value-type="float">
            <text:p>1925.15861108919</text:p>
          </table:table-cell>
          <table:table-cell/>
          <table:table-cell office:value-type="float" office:value="57581" calcext:value-type="float">
            <text:p>57581</text:p>
          </table:table-cell>
          <table:table-cell office:value-type="float" office:value="6793" calcext:value-type="float">
            <text:p>6793</text:p>
          </table:table-cell>
          <table:table-cell office:value-type="float" office:value="12450.221562931" calcext:value-type="float">
            <text:p>12450.221562931</text:p>
          </table:table-cell>
          <table:table-cell table:formula="of:=[.E57]-[.$E$1]" office:value-type="float" office:value="57581" calcext:value-type="float">
            <text:p>57581</text:p>
          </table:table-cell>
        </table:table-row>
        <table:table-row table:style-name="ro1">
          <table:table-cell office:value-type="float" office:value="57611" calcext:value-type="float">
            <text:p>57611</text:p>
          </table:table-cell>
          <table:table-cell office:value-type="float" office:value="375497" calcext:value-type="float">
            <text:p>375497</text:p>
          </table:table-cell>
          <table:table-cell office:value-type="float" office:value="1925.15861108919" calcext:value-type="float">
            <text:p>1925.15861108919</text:p>
          </table:table-cell>
          <table:table-cell/>
          <table:table-cell office:value-type="float" office:value="58606" calcext:value-type="float">
            <text:p>58606</text:p>
          </table:table-cell>
          <table:table-cell office:value-type="float" office:value="6922" calcext:value-type="float">
            <text:p>6922</text:p>
          </table:table-cell>
          <table:table-cell office:value-type="float" office:value="23764.5737831133" calcext:value-type="float">
            <text:p>23764.5737831133</text:p>
          </table:table-cell>
          <table:table-cell table:formula="of:=[.E58]-[.$E$1]" office:value-type="float" office:value="58606" calcext:value-type="float">
            <text:p>58606</text:p>
          </table:table-cell>
        </table:table-row>
        <table:table-row table:style-name="ro1">
          <table:table-cell office:value-type="float" office:value="58626" calcext:value-type="float">
            <text:p>58626</text:p>
          </table:table-cell>
          <table:table-cell office:value-type="float" office:value="381983" calcext:value-type="float">
            <text:p>381983</text:p>
          </table:table-cell>
          <table:table-cell office:value-type="float" office:value="1925.11215653705" calcext:value-type="float">
            <text:p>1925.11215653705</text:p>
          </table:table-cell>
          <table:table-cell table:number-columns-repeated="5"/>
        </table:table-row>
        <table:table-row table:style-name="ro1">
          <table:table-cell office:value-type="float" office:value="59638" calcext:value-type="float">
            <text:p>59638</text:p>
          </table:table-cell>
          <table:table-cell office:value-type="float" office:value="388607" calcext:value-type="float">
            <text:p>388607</text:p>
          </table:table-cell>
          <table:table-cell office:value-type="float" office:value="1925.11215653705" calcext:value-type="float">
            <text:p>1925.112156537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bg" fo:country="BG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bg" fo:country="BG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 style:data-style-name="N2" text:time-value="15:58:12.6813462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Todor Balabanov</meta:initial-creator>
    <meta:creation-date>2022-06-09T15:21:53.526345153</meta:creation-date>
    <dc:date>2022-06-09T16:13:31.288693636</dc:date>
    <dc:creator>Todor Balabanov</dc:creator>
    <meta:editing-duration>PT20M15S</meta:editing-duration>
    <meta:editing-cycles>5</meta:editing-cycles>
    <meta:generator>LibreOffice/7.2.7.2$MacOSX_X86_64 LibreOffice_project/8d71d29d553c0f7dcbfa38fbfda25ee34cce99a2</meta:generator>
    <meta:document-statistic meta:table-count="2" meta:cell-count="775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001cm" svg:height="16.001cm" xlink:href=".." xlink:type="simple" chart:class="chart:line" chart:style-name="ch1">
        <chart:plot-area chart:style-name="ch2" table:cell-range-address="Sheet1.A1:Sheet1.A363" svg:x="1.514cm" svg:y="0.32cm" svg:width="23.967cm" svg:height="14.397cm">
          <chart:coordinate-region svg:x="2.823cm" svg:y="0.515cm" svg:width="22.658cm" svg:height="14.007cm"/>
          <chart:axis chart:dimension="x" chart:name="primary-x" chart:style-name="ch3">
            <chart:title svg:x="13.105cm" svg:y="15.038cm" chart:style-name="ch4">
              <text:p>Time</text:p>
            </chart:title>
          </chart:axis>
          <chart:axis chart:dimension="y" chart:name="primary-y" chart:style-name="ch5">
            <chart:title svg:x="0.451cm" svg:y="8.246cm" chart:style-name="ch6">
              <text:p>BTC/USD</text:p>
            </chart:title>
            <chart:grid chart:style-name="ch7" chart:class="major"/>
          </chart:axis>
          <chart:series chart:style-name="ch8" chart:values-cell-range-address="Sheet1.A1:Sheet1.A363" chart:class="chart:line">
            <chart:data-point chart:repeated="36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42.330078">
                <text:p>10242.330078</text:p>
                <draw:g>
                  <svg:desc>Sheet1.A1:Sheet1.A3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69.02832">
                <text:p>10369.028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09.861328">
                <text:p>10409.8613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52.399414">
                <text:p>10452.3994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28.734375">
                <text:p>10328.73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677.754883">
                <text:p>10677.7548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797.761719">
                <text:p>10797.7617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73.251953">
                <text:p>10973.2519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51.820313">
                <text:p>10951.8203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933.75293">
                <text:p>10933.752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95.870117">
                <text:p>11095.870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934.925781">
                <text:p>10934.9257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459.624023">
                <text:p>10459.6240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39.457031">
                <text:p>10539.4570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27.479492">
                <text:p>10227.4794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747.472656">
                <text:p>10747.4726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702.237305">
                <text:p>10702.2373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752.939453">
                <text:p>10752.9394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771.641602">
                <text:p>10771.6416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712.462891">
                <text:p>10712.4628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845.411133">
                <text:p>10845.4111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785.010742">
                <text:p>10785.0107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24.390625">
                <text:p>10624.3906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583.806641">
                <text:p>10583.8066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567.919922">
                <text:p>10567.9199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688.03418">
                <text:p>10688.034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799.77832">
                <text:p>10799.778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19.803711">
                <text:p>10619.8037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677.625">
                <text:p>10677.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059.142578">
                <text:p>11059.1425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296.082031">
                <text:p>11296.0820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429.047852">
                <text:p>11429.0478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426.602539">
                <text:p>11426.6025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502.828125">
                <text:p>11502.828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322.123047">
                <text:p>11322.1230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355.982422">
                <text:p>11355.9824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495.038086">
                <text:p>11495.0380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745.974609">
                <text:p>11745.9746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913.077148">
                <text:p>11913.0771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801.635742">
                <text:p>12801.6357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971.548828">
                <text:p>12971.5488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931.574219">
                <text:p>12931.5742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108.063477">
                <text:p>13108.0634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031.201172">
                <text:p>13031.2011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075.242188">
                <text:p>13075.2421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654.214844">
                <text:p>13654.2148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271.298828">
                <text:p>13271.2988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437.874023">
                <text:p>13437.8740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546.532227">
                <text:p>13546.5322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780.995117">
                <text:p>13780.9951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737.032227">
                <text:p>13737.0322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550.451172">
                <text:p>13550.4511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950.488281">
                <text:p>13950.4882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133.733398">
                <text:p>14133.7333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579.729492">
                <text:p>15579.7294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565.880859">
                <text:p>15565.8808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833.753906">
                <text:p>14833.7539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479.595703">
                <text:p>15479.5957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332.350586">
                <text:p>15332.3505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290.90918">
                <text:p>15290.909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701.298828">
                <text:p>15701.2988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276.44043">
                <text:p>16276.440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317.808594">
                <text:p>16317.8085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068.139648">
                <text:p>16068.1396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955.577148">
                <text:p>15955.5771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685.691406">
                <text:p>16685.6914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645.191406">
                <text:p>17645.1914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803.861328">
                <text:p>17803.8613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817.083984">
                <text:p>17817.0839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621.316406">
                <text:p>18621.3164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642.232422">
                <text:p>18642.2324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370.017578">
                <text:p>18370.0175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365.015625">
                <text:p>18365.0156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104.410156">
                <text:p>19104.4101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729.839844">
                <text:p>18729.8398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153.914063">
                <text:p>17153.9140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112.933594">
                <text:p>17112.9335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719.634766">
                <text:p>17719.6347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178.322266">
                <text:p>18178.3222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633.769531">
                <text:p>19633.7695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801.744141">
                <text:p>18801.7441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205.925781">
                <text:p>19205.9257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446.966797">
                <text:p>19446.9667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698.384766">
                <text:p>18698.3847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154.179688">
                <text:p>19154.1796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343.128906">
                <text:p>19343.1289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191.529297">
                <text:p>19191.5292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320.884766">
                <text:p>18320.8847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553.298828">
                <text:p>18553.2988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263.929688">
                <text:p>18263.9296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051.320313">
                <text:p>18051.3203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806.765625">
                <text:p>18806.7656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144.492188">
                <text:p>19144.4921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246.919922">
                <text:p>19246.9199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418.818359">
                <text:p>19418.8183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308.351563">
                <text:p>21308.3515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806.796875">
                <text:p>22806.7968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132.865234">
                <text:p>23132.8652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861.765625">
                <text:p>23861.7656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474.455078">
                <text:p>23474.4550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794.039063">
                <text:p>22794.0390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781.974609">
                <text:p>23781.9746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240.203125">
                <text:p>23240.203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733.570313">
                <text:p>23733.5703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677.015625">
                <text:p>24677.0156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439.373047">
                <text:p>26439.3730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280.822266">
                <text:p>26280.8222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081.810547">
                <text:p>27081.8105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360.089844">
                <text:p>27360.0898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841.574219">
                <text:p>28841.5742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994.009766">
                <text:p>28994.0097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376.455078">
                <text:p>29376.4550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2129.408203">
                <text:p>32129.4082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810.949219">
                <text:p>32810.9492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977.041016">
                <text:p>31977.0410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013.613281">
                <text:p>34013.6132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833.875">
                <text:p>36833.8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381.765625">
                <text:p>39381.7656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788.640625">
                <text:p>40788.6406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0254.21875">
                <text:p>40254.218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8346.53125">
                <text:p>38346.53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516.359375">
                <text:p>35516.3593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915.121094">
                <text:p>33915.1210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325.109375">
                <text:p>37325.1093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156.707031">
                <text:p>39156.7070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821.648438">
                <text:p>36821.6484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163.648438">
                <text:p>36163.6484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792.238281">
                <text:p>35792.2382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642.234375">
                <text:p>36642.2343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050.113281">
                <text:p>36050.1132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549.398438">
                <text:p>35549.3984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817.625">
                <text:p>30817.6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985.757813">
                <text:p>32985.7578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2064.376953">
                <text:p>32064.3769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2285.798828">
                <text:p>32285.7988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2358.613281">
                <text:p>32358.6132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564.029297">
                <text:p>32564.0292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441.041016">
                <text:p>30441.0410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318.671875">
                <text:p>34318.6718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295.933594">
                <text:p>34295.9335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270.878906">
                <text:p>34270.8789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3114.578125">
                <text:p>33114.5781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3533.199219">
                <text:p>33533.1992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510.820313">
                <text:p>35510.8203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475.105469">
                <text:p>37475.1054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931.546875">
                <text:p>36931.5468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138.386719">
                <text:p>38138.3867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9250.191406">
                <text:p>39250.1914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886.828125">
                <text:p>38886.8281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6184.992188">
                <text:p>46184.9921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6469.761719">
                <text:p>46469.7617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4898.710938">
                <text:p>44898.7109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7877.035156">
                <text:p>47877.0351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7491.203125">
                <text:p>47491.203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7114.507813">
                <text:p>47114.5078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8696.535156">
                <text:p>48696.5351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944.457031">
                <text:p>47944.4570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9207.277344">
                <text:p>49207.2773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2140.972656">
                <text:p>52140.9726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1675.980469">
                <text:p>51675.9804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5887.335938">
                <text:p>55887.3359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6068.566406">
                <text:p>56068.5664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7532.738281">
                <text:p>57532.7382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4204.929688">
                <text:p>54204.9296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8835.085938">
                <text:p>48835.0859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9709.082031">
                <text:p>49709.0820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7180.464844">
                <text:p>47180.4648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344.773438">
                <text:p>46344.7734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6194.015625">
                <text:p>46194.0156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5159.503906">
                <text:p>45159.5039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9612.105469">
                <text:p>49612.1054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8415.816406">
                <text:p>48415.8164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0522.304688">
                <text:p>50522.3046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8527.03125">
                <text:p>48527.031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8899.230469">
                <text:p>48899.2304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8918.679688">
                <text:p>48918.6796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1174.117188">
                <text:p>51174.1171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2272.96875">
                <text:p>52272.968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4824.011719">
                <text:p>54824.0117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5963.179688">
                <text:p>55963.1796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7821.21875">
                <text:p>57821.218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7343.371094">
                <text:p>57343.3710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1221.132813">
                <text:p>61221.1328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9267.429688">
                <text:p>59267.4296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5840.785156">
                <text:p>55840.7851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6825.828125">
                <text:p>56825.8281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8893.078125">
                <text:p>58893.0781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7850.441406">
                <text:p>57850.4414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8332.261719">
                <text:p>58332.2617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8309.914063">
                <text:p>58309.9140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7517.890625">
                <text:p>57517.8906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4511.660156">
                <text:p>54511.6601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4710.488281">
                <text:p>54710.4882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2726.746094">
                <text:p>52726.7460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1683.011719">
                <text:p>51683.0117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5137.566406">
                <text:p>55137.5664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5974.941406">
                <text:p>55974.9414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5947.898438">
                <text:p>55947.8984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7750.132813">
                <text:p>57750.1328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8930.277344">
                <text:p>58930.2773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8926.5625">
                <text:p>58926.56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9098.878906">
                <text:p>59098.8789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9397.410156">
                <text:p>59397.4101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7604.839844">
                <text:p>57604.8398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8760.875">
                <text:p>58760.8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9171.933594">
                <text:p>59171.9335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8186.507813">
                <text:p>58186.5078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6099.914063">
                <text:p>56099.9140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8326.5625">
                <text:p>58326.56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8253.777344">
                <text:p>58253.7773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9846.230469">
                <text:p>59846.23046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0175.945313">
                <text:p>60175.9453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9890.019531">
                <text:p>59890.0195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3523.753906">
                <text:p>63523.7539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3075.195313">
                <text:p>63075.1953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3258.503906">
                <text:p>63258.5039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1529.921875">
                <text:p>61529.9218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0701.886719">
                <text:p>60701.8867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6191.585938">
                <text:p>56191.5859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5681.792969">
                <text:p>55681.7929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6471.128906">
                <text:p>56471.1289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3857.105469">
                <text:p>53857.10546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1739.808594">
                <text:p>51739.8085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1143.226563">
                <text:p>51143.2265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0052.832031">
                <text:p>50052.83203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9077.792969">
                <text:p>49077.79296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4030.304688">
                <text:p>54030.3046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5036.636719">
                <text:p>55036.6367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4858.089844">
                <text:p>54858.0898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3568.664063">
                <text:p>53568.6640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7714.664063">
                <text:p>57714.6640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7825.863281">
                <text:p>57825.8632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6620.273438">
                <text:p>56620.2734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7214.179688">
                <text:p>57214.17968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3252.164063">
                <text:p>53252.1640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7441.308594">
                <text:p>57441.3085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6413.953125">
                <text:p>56413.9531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7352.765625">
                <text:p>57352.7656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8877.390625">
                <text:p>58877.3906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8250.871094">
                <text:p>58250.8710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5847.242188">
                <text:p>55847.2421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6714.53125">
                <text:p>56714.531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9735.433594">
                <text:p>49735.4335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9682.980469">
                <text:p>49682.98046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855.496094">
                <text:p>49855.4960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6716.636719">
                <text:p>46716.6367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6415.898438">
                <text:p>46415.8984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3488.058594">
                <text:p>43488.0585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2944.976563">
                <text:p>42944.9765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753.667969">
                <text:p>36753.6679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0596.949219">
                <text:p>40596.9492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7371.03125">
                <text:p>37371.031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7531.449219">
                <text:p>37531.4492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4700.363281">
                <text:p>34700.3632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8795.78125">
                <text:p>38795.781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8392.625">
                <text:p>38392.6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9316.890625">
                <text:p>39316.8906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8507.082031">
                <text:p>38507.0820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5684.15625">
                <text:p>35684.156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4607.40625">
                <text:p>34607.406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5658.59375">
                <text:p>35658.593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7293.792969">
                <text:p>37293.79296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6699.921875">
                <text:p>36699.9218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7599.410156">
                <text:p>37599.4101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9242.484375">
                <text:p>39242.4843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6880.15625">
                <text:p>36880.156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5538.609375">
                <text:p>35538.6093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5835.265625">
                <text:p>35835.2656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3589.519531">
                <text:p>33589.51953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3416.976563">
                <text:p>33416.9765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7389.515625">
                <text:p>37389.5156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6697.03125">
                <text:p>36697.031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7340.144531">
                <text:p>37340.14453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5555.789063">
                <text:p>35555.7890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9016.96875">
                <text:p>39016.968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0427.167969">
                <text:p>40427.16796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0168.691406">
                <text:p>40168.69140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8341.421875">
                <text:p>38341.4218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8099.476563">
                <text:p>38099.4765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5854.527344">
                <text:p>35854.5273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5563.140625">
                <text:p>35563.1406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5641.144531">
                <text:p>35641.14453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1622.376953">
                <text:p>31622.37695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2515.714844">
                <text:p>32515.71484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3682.800781">
                <text:p>33682.8007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4659.105469">
                <text:p>34659.1054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1594.664063">
                <text:p>31594.6640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2287.523438">
                <text:p>32287.52343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4679.121094">
                <text:p>34679.12109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4475.558594">
                <text:p>34475.55859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5908.386719">
                <text:p>35908.3867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5035.984375">
                <text:p>35035.9843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3549.601563">
                <text:p>33549.60156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3854.421875">
                <text:p>33854.4218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4665.566406">
                <text:p>34665.5664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5284.34375">
                <text:p>35284.343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3723.507813">
                <text:p>33723.5078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4225.679688">
                <text:p>34225.67968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3889.605469">
                <text:p>33889.60546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861.671875">
                <text:p>32861.6718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3811.242188">
                <text:p>33811.24218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3509.078125">
                <text:p>33509.0781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4254.015625">
                <text:p>34254.0156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3125.46875">
                <text:p>33125.468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2723.845703">
                <text:p>32723.84570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2827.875">
                <text:p>32827.8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841.550781">
                <text:p>31841.55078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397.308594">
                <text:p>31397.30859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533.884766">
                <text:p>31533.88476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800.011719">
                <text:p>31800.01171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838.285156">
                <text:p>30838.28515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9796.285156">
                <text:p>29796.2851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2138.873047">
                <text:p>32138.87304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2305.958984">
                <text:p>32305.95898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3593.730469">
                <text:p>33593.73046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4290.292969">
                <text:p>34290.29296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5384.03125">
                <text:p>35384.031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7276.035156">
                <text:p>37276.0351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9503.1875">
                <text:p>39503.18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9995.453125">
                <text:p>39995.4531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027.484375">
                <text:p>40027.4843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2196.304688">
                <text:p>42196.3046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1460.84375">
                <text:p>41460.843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9907.261719">
                <text:p>39907.2617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9178.402344">
                <text:p>39178.4023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8213.332031">
                <text:p>38213.33203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9744.515625">
                <text:p>39744.5156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0865.867188">
                <text:p>40865.8671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2832.796875">
                <text:p>42832.79687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4574.4375">
                <text:p>44574.437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3791.925781">
                <text:p>43791.92578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6280.847656">
                <text:p>46280.8476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5599.703125">
                <text:p>45599.7031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5576.878906">
                <text:p>45576.87890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4439.691406">
                <text:p>44439.69140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7810.6875">
                <text:p>47810.68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7096.667969">
                <text:p>47096.66796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7019.960938">
                <text:p>47019.96093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5936.457031">
                <text:p>45936.45703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4686.75">
                <text:p>44686.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4741.882813">
                <text:p>44741.88281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6723.121094">
                <text:p>46723.12109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9327.074219">
                <text:p>49327.07421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8869.105469">
                <text:p>48869.10546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9291.675781">
                <text:p>49291.67578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9562.347656">
                <text:p>49562.34765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7727.257813">
                <text:p>47727.2578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9002.640625">
                <text:p>49002.6406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6894.554688">
                <text:p>46894.55468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9072.585938">
                <text:p>49072.58593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8911.25">
                <text:p>48911.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8834.851563">
                <text:p>48834.8515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7024.339844">
                <text:p>47024.33984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7099.773438">
                <text:p>47099.77343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8807.847656">
                <text:p>48807.8476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9288.25">
                <text:p>49288.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0009.324219">
                <text:p>50009.3242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9937.859375">
                <text:p>49937.8593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1769.003906">
                <text:p>51769.00390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2660.480469">
                <text:p>52660.48046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6827.761719">
                <text:p>46827.7617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5774.742188">
                <text:p>45774.74218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6476.492188">
                <text:p>46476.4921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7.2$MacOSX_X86_64 LibreOffice_project/8d71d29d553c0f7dcbfa38fbfda25ee34cce99a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001cm" svg:height="16.001cm" xlink:href=".." xlink:type="simple" chart:class="chart:line" chart:style-name="ch1">
        <chart:title svg:x="11.029cm" svg:y="0.456cm" chart:style-name="ch2">
          <text:p>MOEA Framework</text:p>
        </chart:title>
        <chart:plot-area chart:style-name="ch3" table:cell-range-address="Sheet2.A1:Sheet2.A60 Sheet2.C1:Sheet2.C60" chart:data-source-has-labels="column" svg:x="1.514cm" svg:y="1.581cm" svg:width="23.967cm" svg:height="13.136cm">
          <chart:coordinate-region svg:x="2.823cm" svg:y="1.776cm" svg:width="22.658cm" svg:height="11.668cm"/>
          <chart:axis chart:dimension="x" chart:name="primary-x" chart:style-name="ch4" chartooo:axis-type="auto">
            <chartooo:date-scale/>
            <chart:title svg:x="12.734cm" svg:y="15.038cm" chart:style-name="ch5">
              <text:p>Time [ms]</text:p>
            </chart:title>
            <chart:categories table:cell-range-address="Sheet2.A1:Sheet2.A60"/>
          </chart:axis>
          <chart:axis chart:dimension="y" chart:name="primary-y" chart:style-name="ch4">
            <chart:title svg:x="0.451cm" svg:y="9.123cm" chart:style-name="ch6">
              <text:p>Target Value</text:p>
            </chart:title>
            <chart:grid chart:style-name="ch7" chart:class="major"/>
          </chart:axis>
          <chart:series chart:style-name="ch8" chart:values-cell-range-address="Sheet2.C1:Sheet2.C60" chart:class="chart:line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2.A1:Sheet2.A60</svg:desc>
                </draw:g>
              </table:table-cell>
              <table:table-cell office:value-type="float" office:value="39020.3831491338">
                <text:p>39020.3831491338</text:p>
                <draw:g>
                  <svg:desc>Sheet2.C1:Sheet2.C60</svg:desc>
                </draw:g>
              </table:table-cell>
            </table:table-row>
            <table:table-row>
              <table:table-cell office:value-type="float" office:value="1057">
                <text:p>1057</text:p>
              </table:table-cell>
              <table:table-cell office:value-type="float" office:value="8201.43229122491">
                <text:p>8201.43229122491</text:p>
              </table:table-cell>
            </table:table-row>
            <table:table-row>
              <table:table-cell office:value-type="float" office:value="2062">
                <text:p>2062</text:p>
              </table:table-cell>
              <table:table-cell office:value-type="float" office:value="4885.01493997276">
                <text:p>4885.01493997276</text:p>
              </table:table-cell>
            </table:table-row>
            <table:table-row>
              <table:table-cell office:value-type="float" office:value="3074">
                <text:p>3074</text:p>
              </table:table-cell>
              <table:table-cell office:value-type="float" office:value="4178.97770210027">
                <text:p>4178.97770210027</text:p>
              </table:table-cell>
            </table:table-row>
            <table:table-row>
              <table:table-cell office:value-type="float" office:value="4080">
                <text:p>4080</text:p>
              </table:table-cell>
              <table:table-cell office:value-type="float" office:value="3907.28016955917">
                <text:p>3907.28016955917</text:p>
              </table:table-cell>
            </table:table-row>
            <table:table-row>
              <table:table-cell office:value-type="float" office:value="5086">
                <text:p>5086</text:p>
              </table:table-cell>
              <table:table-cell office:value-type="float" office:value="3636.35963362747">
                <text:p>3636.35963362747</text:p>
              </table:table-cell>
            </table:table-row>
            <table:table-row>
              <table:table-cell office:value-type="float" office:value="6106">
                <text:p>6106</text:p>
              </table:table-cell>
              <table:table-cell office:value-type="float" office:value="3436.87516619208">
                <text:p>3436.87516619208</text:p>
              </table:table-cell>
            </table:table-row>
            <table:table-row>
              <table:table-cell office:value-type="float" office:value="7117">
                <text:p>7117</text:p>
              </table:table-cell>
              <table:table-cell office:value-type="float" office:value="2673.45574016356">
                <text:p>2673.45574016356</text:p>
              </table:table-cell>
            </table:table-row>
            <table:table-row>
              <table:table-cell office:value-type="float" office:value="8118">
                <text:p>8118</text:p>
              </table:table-cell>
              <table:table-cell office:value-type="float" office:value="2561.85304701235">
                <text:p>2561.85304701235</text:p>
              </table:table-cell>
            </table:table-row>
            <table:table-row>
              <table:table-cell office:value-type="float" office:value="9140">
                <text:p>9140</text:p>
              </table:table-cell>
              <table:table-cell office:value-type="float" office:value="2558.26271940649">
                <text:p>2558.26271940649</text:p>
              </table:table-cell>
            </table:table-row>
            <table:table-row>
              <table:table-cell office:value-type="float" office:value="10155">
                <text:p>10155</text:p>
              </table:table-cell>
              <table:table-cell office:value-type="float" office:value="2466.87094626035">
                <text:p>2466.87094626035</text:p>
              </table:table-cell>
            </table:table-row>
            <table:table-row>
              <table:table-cell office:value-type="float" office:value="11157">
                <text:p>11157</text:p>
              </table:table-cell>
              <table:table-cell office:value-type="float" office:value="2413.5318365218">
                <text:p>2413.5318365218</text:p>
              </table:table-cell>
            </table:table-row>
            <table:table-row>
              <table:table-cell office:value-type="float" office:value="12158">
                <text:p>12158</text:p>
              </table:table-cell>
              <table:table-cell office:value-type="float" office:value="2411.01178513199">
                <text:p>2411.01178513199</text:p>
              </table:table-cell>
            </table:table-row>
            <table:table-row>
              <table:table-cell office:value-type="float" office:value="13161">
                <text:p>13161</text:p>
              </table:table-cell>
              <table:table-cell office:value-type="float" office:value="2405.25745344003">
                <text:p>2405.25745344003</text:p>
              </table:table-cell>
            </table:table-row>
            <table:table-row>
              <table:table-cell office:value-type="float" office:value="14183">
                <text:p>14183</text:p>
              </table:table-cell>
              <table:table-cell office:value-type="float" office:value="2219.58071617935">
                <text:p>2219.58071617935</text:p>
              </table:table-cell>
            </table:table-row>
            <table:table-row>
              <table:table-cell office:value-type="float" office:value="15199">
                <text:p>15199</text:p>
              </table:table-cell>
              <table:table-cell office:value-type="float" office:value="2209.31585776359">
                <text:p>2209.31585776359</text:p>
              </table:table-cell>
            </table:table-row>
            <table:table-row>
              <table:table-cell office:value-type="float" office:value="16217">
                <text:p>16217</text:p>
              </table:table-cell>
              <table:table-cell office:value-type="float" office:value="2205.21733653828">
                <text:p>2205.21733653828</text:p>
              </table:table-cell>
            </table:table-row>
            <table:table-row>
              <table:table-cell office:value-type="float" office:value="17238">
                <text:p>17238</text:p>
              </table:table-cell>
              <table:table-cell office:value-type="float" office:value="2205.11548570661">
                <text:p>2205.11548570661</text:p>
              </table:table-cell>
            </table:table-row>
            <table:table-row>
              <table:table-cell office:value-type="float" office:value="18246">
                <text:p>18246</text:p>
              </table:table-cell>
              <table:table-cell office:value-type="float" office:value="2204.01370600052">
                <text:p>2204.01370600052</text:p>
              </table:table-cell>
            </table:table-row>
            <table:table-row>
              <table:table-cell office:value-type="float" office:value="19247">
                <text:p>19247</text:p>
              </table:table-cell>
              <table:table-cell office:value-type="float" office:value="2202.40931345828">
                <text:p>2202.40931345828</text:p>
              </table:table-cell>
            </table:table-row>
            <table:table-row>
              <table:table-cell office:value-type="float" office:value="20257">
                <text:p>20257</text:p>
              </table:table-cell>
              <table:table-cell office:value-type="float" office:value="2154.11092210971">
                <text:p>2154.11092210971</text:p>
              </table:table-cell>
            </table:table-row>
            <table:table-row>
              <table:table-cell office:value-type="float" office:value="21272">
                <text:p>21272</text:p>
              </table:table-cell>
              <table:table-cell office:value-type="float" office:value="2149.8401506157">
                <text:p>2149.8401506157</text:p>
              </table:table-cell>
            </table:table-row>
            <table:table-row>
              <table:table-cell office:value-type="float" office:value="22281">
                <text:p>22281</text:p>
              </table:table-cell>
              <table:table-cell office:value-type="float" office:value="2149.81451071896">
                <text:p>2149.81451071896</text:p>
              </table:table-cell>
            </table:table-row>
            <table:table-row>
              <table:table-cell office:value-type="float" office:value="23284">
                <text:p>23284</text:p>
              </table:table-cell>
              <table:table-cell office:value-type="float" office:value="2149.33161746368">
                <text:p>2149.33161746368</text:p>
              </table:table-cell>
            </table:table-row>
            <table:table-row>
              <table:table-cell office:value-type="float" office:value="24294">
                <text:p>24294</text:p>
              </table:table-cell>
              <table:table-cell office:value-type="float" office:value="2036.74721112488">
                <text:p>2036.74721112488</text:p>
              </table:table-cell>
            </table:table-row>
            <table:table-row>
              <table:table-cell office:value-type="float" office:value="25308">
                <text:p>25308</text:p>
              </table:table-cell>
              <table:table-cell office:value-type="float" office:value="1994.03481006481">
                <text:p>1994.03481006481</text:p>
              </table:table-cell>
            </table:table-row>
            <table:table-row>
              <table:table-cell office:value-type="float" office:value="26313">
                <text:p>26313</text:p>
              </table:table-cell>
              <table:table-cell office:value-type="float" office:value="1991.22574161621">
                <text:p>1991.22574161621</text:p>
              </table:table-cell>
            </table:table-row>
            <table:table-row>
              <table:table-cell office:value-type="float" office:value="27314">
                <text:p>27314</text:p>
              </table:table-cell>
              <table:table-cell office:value-type="float" office:value="1981.66884211495">
                <text:p>1981.66884211495</text:p>
              </table:table-cell>
            </table:table-row>
            <table:table-row>
              <table:table-cell office:value-type="float" office:value="28333">
                <text:p>28333</text:p>
              </table:table-cell>
              <table:table-cell office:value-type="float" office:value="1981.6663638518">
                <text:p>1981.6663638518</text:p>
              </table:table-cell>
            </table:table-row>
            <table:table-row>
              <table:table-cell office:value-type="float" office:value="29354">
                <text:p>29354</text:p>
              </table:table-cell>
              <table:table-cell office:value-type="float" office:value="1981.18272504393">
                <text:p>1981.18272504393</text:p>
              </table:table-cell>
            </table:table-row>
            <table:table-row>
              <table:table-cell office:value-type="float" office:value="30359">
                <text:p>30359</text:p>
              </table:table-cell>
              <table:table-cell office:value-type="float" office:value="1979.61824667671">
                <text:p>1979.61824667671</text:p>
              </table:table-cell>
            </table:table-row>
            <table:table-row>
              <table:table-cell office:value-type="float" office:value="31361">
                <text:p>31361</text:p>
              </table:table-cell>
              <table:table-cell office:value-type="float" office:value="1979.16789813652">
                <text:p>1979.16789813652</text:p>
              </table:table-cell>
            </table:table-row>
            <table:table-row>
              <table:table-cell office:value-type="float" office:value="32377">
                <text:p>32377</text:p>
              </table:table-cell>
              <table:table-cell office:value-type="float" office:value="1979.16789813652">
                <text:p>1979.16789813652</text:p>
              </table:table-cell>
            </table:table-row>
            <table:table-row>
              <table:table-cell office:value-type="float" office:value="33379">
                <text:p>33379</text:p>
              </table:table-cell>
              <table:table-cell office:value-type="float" office:value="1978.85790258669">
                <text:p>1978.85790258669</text:p>
              </table:table-cell>
            </table:table-row>
            <table:table-row>
              <table:table-cell office:value-type="float" office:value="34384">
                <text:p>34384</text:p>
              </table:table-cell>
              <table:table-cell office:value-type="float" office:value="1963.50336071715">
                <text:p>1963.50336071715</text:p>
              </table:table-cell>
            </table:table-row>
            <table:table-row>
              <table:table-cell office:value-type="float" office:value="35399">
                <text:p>35399</text:p>
              </table:table-cell>
              <table:table-cell office:value-type="float" office:value="1957.14087743408">
                <text:p>1957.14087743408</text:p>
              </table:table-cell>
            </table:table-row>
            <table:table-row>
              <table:table-cell office:value-type="float" office:value="36403">
                <text:p>36403</text:p>
              </table:table-cell>
              <table:table-cell office:value-type="float" office:value="1957.14087743408">
                <text:p>1957.14087743408</text:p>
              </table:table-cell>
            </table:table-row>
            <table:table-row>
              <table:table-cell office:value-type="float" office:value="37413">
                <text:p>37413</text:p>
              </table:table-cell>
              <table:table-cell office:value-type="float" office:value="1957.14087743408">
                <text:p>1957.14087743408</text:p>
              </table:table-cell>
            </table:table-row>
            <table:table-row>
              <table:table-cell office:value-type="float" office:value="38417">
                <text:p>38417</text:p>
              </table:table-cell>
              <table:table-cell office:value-type="float" office:value="1956.90302070414">
                <text:p>1956.90302070414</text:p>
              </table:table-cell>
            </table:table-row>
            <table:table-row>
              <table:table-cell office:value-type="float" office:value="39437">
                <text:p>39437</text:p>
              </table:table-cell>
              <table:table-cell office:value-type="float" office:value="1956.90302070414">
                <text:p>1956.90302070414</text:p>
              </table:table-cell>
            </table:table-row>
            <table:table-row>
              <table:table-cell office:value-type="float" office:value="40446">
                <text:p>40446</text:p>
              </table:table-cell>
              <table:table-cell office:value-type="float" office:value="1953.07973700702">
                <text:p>1953.07973700702</text:p>
              </table:table-cell>
            </table:table-row>
            <table:table-row>
              <table:table-cell office:value-type="float" office:value="41447">
                <text:p>41447</text:p>
              </table:table-cell>
              <table:table-cell office:value-type="float" office:value="1943.45287877349">
                <text:p>1943.45287877349</text:p>
              </table:table-cell>
            </table:table-row>
            <table:table-row>
              <table:table-cell office:value-type="float" office:value="42469">
                <text:p>42469</text:p>
              </table:table-cell>
              <table:table-cell office:value-type="float" office:value="1936.64275245822">
                <text:p>1936.64275245822</text:p>
              </table:table-cell>
            </table:table-row>
            <table:table-row>
              <table:table-cell office:value-type="float" office:value="43469">
                <text:p>43469</text:p>
              </table:table-cell>
              <table:table-cell office:value-type="float" office:value="1933.01436120387">
                <text:p>1933.0143612038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930.92841879171">
                <text:p>1930.92841879171</text:p>
              </table:table-cell>
            </table:table-row>
            <table:table-row>
              <table:table-cell office:value-type="float" office:value="45491">
                <text:p>45491</text:p>
              </table:table-cell>
              <table:table-cell office:value-type="float" office:value="1927.35297903303">
                <text:p>1927.35297903303</text:p>
              </table:table-cell>
            </table:table-row>
            <table:table-row>
              <table:table-cell office:value-type="float" office:value="46493">
                <text:p>46493</text:p>
              </table:table-cell>
              <table:table-cell office:value-type="float" office:value="1927.35297903303">
                <text:p>1927.35297903303</text:p>
              </table:table-cell>
            </table:table-row>
            <table:table-row>
              <table:table-cell office:value-type="float" office:value="47507">
                <text:p>47507</text:p>
              </table:table-cell>
              <table:table-cell office:value-type="float" office:value="1927.35297903303">
                <text:p>1927.35297903303</text:p>
              </table:table-cell>
            </table:table-row>
            <table:table-row>
              <table:table-cell office:value-type="float" office:value="48514">
                <text:p>48514</text:p>
              </table:table-cell>
              <table:table-cell office:value-type="float" office:value="1927.31679085558">
                <text:p>1927.31679085558</text:p>
              </table:table-cell>
            </table:table-row>
            <table:table-row>
              <table:table-cell office:value-type="float" office:value="49527">
                <text:p>49527</text:p>
              </table:table-cell>
              <table:table-cell office:value-type="float" office:value="1927.29059012479">
                <text:p>1927.29059012479</text:p>
              </table:table-cell>
            </table:table-row>
            <table:table-row>
              <table:table-cell office:value-type="float" office:value="50548">
                <text:p>50548</text:p>
              </table:table-cell>
              <table:table-cell office:value-type="float" office:value="1926.08606362729">
                <text:p>1926.08606362729</text:p>
              </table:table-cell>
            </table:table-row>
            <table:table-row>
              <table:table-cell office:value-type="float" office:value="51553">
                <text:p>51553</text:p>
              </table:table-cell>
              <table:table-cell office:value-type="float" office:value="1926.08606362729">
                <text:p>1926.08606362729</text:p>
              </table:table-cell>
            </table:table-row>
            <table:table-row>
              <table:table-cell office:value-type="float" office:value="52562">
                <text:p>52562</text:p>
              </table:table-cell>
              <table:table-cell office:value-type="float" office:value="1925.19408991759">
                <text:p>1925.19408991759</text:p>
              </table:table-cell>
            </table:table-row>
            <table:table-row>
              <table:table-cell office:value-type="float" office:value="53578">
                <text:p>53578</text:p>
              </table:table-cell>
              <table:table-cell office:value-type="float" office:value="1925.15861108919">
                <text:p>1925.15861108919</text:p>
              </table:table-cell>
            </table:table-row>
            <table:table-row>
              <table:table-cell office:value-type="float" office:value="54586">
                <text:p>54586</text:p>
              </table:table-cell>
              <table:table-cell office:value-type="float" office:value="1925.15861108919">
                <text:p>1925.15861108919</text:p>
              </table:table-cell>
            </table:table-row>
            <table:table-row>
              <table:table-cell office:value-type="float" office:value="55595">
                <text:p>55595</text:p>
              </table:table-cell>
              <table:table-cell office:value-type="float" office:value="1925.15861108919">
                <text:p>1925.15861108919</text:p>
              </table:table-cell>
            </table:table-row>
            <table:table-row>
              <table:table-cell office:value-type="float" office:value="56609">
                <text:p>56609</text:p>
              </table:table-cell>
              <table:table-cell office:value-type="float" office:value="1925.15861108919">
                <text:p>1925.15861108919</text:p>
              </table:table-cell>
            </table:table-row>
            <table:table-row>
              <table:table-cell office:value-type="float" office:value="57611">
                <text:p>57611</text:p>
              </table:table-cell>
              <table:table-cell office:value-type="float" office:value="1925.15861108919">
                <text:p>1925.15861108919</text:p>
              </table:table-cell>
            </table:table-row>
            <table:table-row>
              <table:table-cell office:value-type="float" office:value="58626">
                <text:p>58626</text:p>
              </table:table-cell>
              <table:table-cell office:value-type="float" office:value="1925.11215653705">
                <text:p>1925.11215653705</text:p>
              </table:table-cell>
            </table:table-row>
            <table:table-row>
              <table:table-cell office:value-type="float" office:value="59638">
                <text:p>59638</text:p>
              </table:table-cell>
              <table:table-cell office:value-type="float" office:value="1925.11215653705">
                <text:p>1925.112156537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7.2$MacOSX_X86_64 LibreOffice_project/8d71d29d553c0f7dcbfa38fbfda25ee34cce99a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001cm" svg:height="16.001cm" xlink:href=".." xlink:type="simple" chart:class="chart:line" chart:style-name="ch1">
        <chart:title svg:x="12.052cm" svg:y="0.456cm" chart:style-name="ch2">
          <text:p>Jenetics</text:p>
        </chart:title>
        <chart:plot-area chart:style-name="ch3" table:cell-range-address="Sheet2.E1:Sheet2.E60 Sheet2.G1:Sheet2.G60" chart:data-source-has-labels="column" svg:x="1.514cm" svg:y="1.581cm" svg:width="23.967cm" svg:height="13.136cm">
          <chart:coordinate-region svg:x="3.035cm" svg:y="1.776cm" svg:width="22.446cm" svg:height="11.668cm"/>
          <chart:axis chart:dimension="x" chart:name="primary-x" chart:style-name="ch4" chartooo:axis-type="auto">
            <chartooo:date-scale/>
            <chart:title svg:x="12.734cm" svg:y="15.038cm" chart:style-name="ch5">
              <text:p>Time [ms]</text:p>
            </chart:title>
            <chart:categories table:cell-range-address="Sheet2.E1:Sheet2.E60"/>
          </chart:axis>
          <chart:axis chart:dimension="y" chart:name="primary-y" chart:style-name="ch4">
            <chart:title svg:x="0.451cm" svg:y="9.123cm" chart:style-name="ch6">
              <text:p>Target Value</text:p>
            </chart:title>
            <chart:grid chart:style-name="ch7" chart:class="major"/>
          </chart:axis>
          <chart:series chart:style-name="ch8" chart:values-cell-range-address="Sheet2.G1:Sheet2.G60" chart:class="chart:line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2.E1:Sheet2.E60</svg:desc>
                </draw:g>
              </table:table-cell>
              <table:table-cell office:value-type="float" office:value="24919.7206232858">
                <text:p>24919.7206232858</text:p>
                <draw:g>
                  <svg:desc>Sheet2.G1:Sheet2.G60</svg:desc>
                </draw:g>
              </table:table-cell>
            </table:table-row>
            <table:table-row>
              <table:table-cell office:value-type="float" office:value="1044">
                <text:p>1044</text:p>
              </table:table-cell>
              <table:table-cell office:value-type="float" office:value="180821.228758858">
                <text:p>180821.228758858</text:p>
              </table:table-cell>
            </table:table-row>
            <table:table-row>
              <table:table-cell office:value-type="float" office:value="2082">
                <text:p>2082</text:p>
              </table:table-cell>
              <table:table-cell office:value-type="float" office:value="43432.533635303">
                <text:p>43432.533635303</text:p>
              </table:table-cell>
            </table:table-row>
            <table:table-row>
              <table:table-cell office:value-type="float" office:value="3124">
                <text:p>3124</text:p>
              </table:table-cell>
              <table:table-cell office:value-type="float" office:value="226973.422693447">
                <text:p>226973.422693447</text:p>
              </table:table-cell>
            </table:table-row>
            <table:table-row>
              <table:table-cell office:value-type="float" office:value="4156">
                <text:p>4156</text:p>
              </table:table-cell>
              <table:table-cell office:value-type="float" office:value="26312.5460653019">
                <text:p>26312.5460653019</text:p>
              </table:table-cell>
            </table:table-row>
            <table:table-row>
              <table:table-cell office:value-type="float" office:value="5177">
                <text:p>5177</text:p>
              </table:table-cell>
              <table:table-cell office:value-type="float" office:value="30695.1578972235">
                <text:p>30695.1578972235</text:p>
              </table:table-cell>
            </table:table-row>
            <table:table-row>
              <table:table-cell office:value-type="float" office:value="6204">
                <text:p>6204</text:p>
              </table:table-cell>
              <table:table-cell office:value-type="float" office:value="46471.5117347214">
                <text:p>46471.5117347214</text:p>
              </table:table-cell>
            </table:table-row>
            <table:table-row>
              <table:table-cell office:value-type="float" office:value="7244">
                <text:p>7244</text:p>
              </table:table-cell>
              <table:table-cell office:value-type="float" office:value="48750.0233559814">
                <text:p>48750.0233559814</text:p>
              </table:table-cell>
            </table:table-row>
            <table:table-row>
              <table:table-cell office:value-type="float" office:value="8278">
                <text:p>8278</text:p>
              </table:table-cell>
              <table:table-cell office:value-type="float" office:value="28340.0595369695">
                <text:p>28340.0595369695</text:p>
              </table:table-cell>
            </table:table-row>
            <table:table-row>
              <table:table-cell office:value-type="float" office:value="9301">
                <text:p>9301</text:p>
              </table:table-cell>
              <table:table-cell office:value-type="float" office:value="19667.6885374809">
                <text:p>19667.6885374809</text:p>
              </table:table-cell>
            </table:table-row>
            <table:table-row>
              <table:table-cell office:value-type="float" office:value="10330">
                <text:p>10330</text:p>
              </table:table-cell>
              <table:table-cell office:value-type="float" office:value="21154.1939486292">
                <text:p>21154.1939486292</text:p>
              </table:table-cell>
            </table:table-row>
            <table:table-row>
              <table:table-cell office:value-type="float" office:value="11358">
                <text:p>11358</text:p>
              </table:table-cell>
              <table:table-cell office:value-type="float" office:value="26263.4290417399">
                <text:p>26263.4290417399</text:p>
              </table:table-cell>
            </table:table-row>
            <table:table-row>
              <table:table-cell office:value-type="float" office:value="12382">
                <text:p>12382</text:p>
              </table:table-cell>
              <table:table-cell office:value-type="float" office:value="30833.9624973803">
                <text:p>30833.9624973803</text:p>
              </table:table-cell>
            </table:table-row>
            <table:table-row>
              <table:table-cell office:value-type="float" office:value="13409">
                <text:p>13409</text:p>
              </table:table-cell>
              <table:table-cell office:value-type="float" office:value="73322.7718547116">
                <text:p>73322.7718547116</text:p>
              </table:table-cell>
            </table:table-row>
            <table:table-row>
              <table:table-cell office:value-type="float" office:value="14439">
                <text:p>14439</text:p>
              </table:table-cell>
              <table:table-cell office:value-type="float" office:value="21246.5640932101">
                <text:p>21246.5640932101</text:p>
              </table:table-cell>
            </table:table-row>
            <table:table-row>
              <table:table-cell office:value-type="float" office:value="15468">
                <text:p>15468</text:p>
              </table:table-cell>
              <table:table-cell office:value-type="float" office:value="247871.707330394">
                <text:p>247871.707330394</text:p>
              </table:table-cell>
            </table:table-row>
            <table:table-row>
              <table:table-cell office:value-type="float" office:value="16496">
                <text:p>16496</text:p>
              </table:table-cell>
              <table:table-cell office:value-type="float" office:value="185913.689825961">
                <text:p>185913.689825961</text:p>
              </table:table-cell>
            </table:table-row>
            <table:table-row>
              <table:table-cell office:value-type="float" office:value="17520">
                <text:p>17520</text:p>
              </table:table-cell>
              <table:table-cell office:value-type="float" office:value="29699.9774254589">
                <text:p>29699.9774254589</text:p>
              </table:table-cell>
            </table:table-row>
            <table:table-row>
              <table:table-cell office:value-type="float" office:value="18546">
                <text:p>18546</text:p>
              </table:table-cell>
              <table:table-cell office:value-type="float" office:value="84699.7345727131">
                <text:p>84699.7345727131</text:p>
              </table:table-cell>
            </table:table-row>
            <table:table-row>
              <table:table-cell office:value-type="float" office:value="19573">
                <text:p>19573</text:p>
              </table:table-cell>
              <table:table-cell office:value-type="float" office:value="30288.5380199125">
                <text:p>30288.5380199125</text:p>
              </table:table-cell>
            </table:table-row>
            <table:table-row>
              <table:table-cell office:value-type="float" office:value="20601">
                <text:p>20601</text:p>
              </table:table-cell>
              <table:table-cell office:value-type="float" office:value="37295.5302685865">
                <text:p>37295.5302685865</text:p>
              </table:table-cell>
            </table:table-row>
            <table:table-row>
              <table:table-cell office:value-type="float" office:value="21625">
                <text:p>21625</text:p>
              </table:table-cell>
              <table:table-cell office:value-type="float" office:value="59827.4886296413">
                <text:p>59827.4886296413</text:p>
              </table:table-cell>
            </table:table-row>
            <table:table-row>
              <table:table-cell office:value-type="float" office:value="22649">
                <text:p>22649</text:p>
              </table:table-cell>
              <table:table-cell office:value-type="float" office:value="187307.144470284">
                <text:p>187307.144470284</text:p>
              </table:table-cell>
            </table:table-row>
            <table:table-row>
              <table:table-cell office:value-type="float" office:value="23677">
                <text:p>23677</text:p>
              </table:table-cell>
              <table:table-cell office:value-type="float" office:value="139416.811819834">
                <text:p>139416.811819834</text:p>
              </table:table-cell>
            </table:table-row>
            <table:table-row>
              <table:table-cell office:value-type="float" office:value="24702">
                <text:p>24702</text:p>
              </table:table-cell>
              <table:table-cell office:value-type="float" office:value="12880.0398954001">
                <text:p>12880.0398954001</text:p>
              </table:table-cell>
            </table:table-row>
            <table:table-row>
              <table:table-cell office:value-type="float" office:value="25730">
                <text:p>25730</text:p>
              </table:table-cell>
              <table:table-cell office:value-type="float" office:value="392365.000812842">
                <text:p>392365.000812842</text:p>
              </table:table-cell>
            </table:table-row>
            <table:table-row>
              <table:table-cell office:value-type="float" office:value="26758">
                <text:p>26758</text:p>
              </table:table-cell>
              <table:table-cell office:value-type="float" office:value="19610.3281970411">
                <text:p>19610.3281970411</text:p>
              </table:table-cell>
            </table:table-row>
            <table:table-row>
              <table:table-cell office:value-type="float" office:value="27783">
                <text:p>27783</text:p>
              </table:table-cell>
              <table:table-cell office:value-type="float" office:value="186074.096797391">
                <text:p>186074.096797391</text:p>
              </table:table-cell>
            </table:table-row>
            <table:table-row>
              <table:table-cell office:value-type="float" office:value="28812">
                <text:p>28812</text:p>
              </table:table-cell>
              <table:table-cell office:value-type="float" office:value="38165.581088186">
                <text:p>38165.581088186</text:p>
              </table:table-cell>
            </table:table-row>
            <table:table-row>
              <table:table-cell office:value-type="float" office:value="29838">
                <text:p>29838</text:p>
              </table:table-cell>
              <table:table-cell office:value-type="float" office:value="15083.1091443607">
                <text:p>15083.1091443607</text:p>
              </table:table-cell>
            </table:table-row>
            <table:table-row>
              <table:table-cell office:value-type="float" office:value="30863">
                <text:p>30863</text:p>
              </table:table-cell>
              <table:table-cell office:value-type="float" office:value="49832.2782971264">
                <text:p>49832.2782971264</text:p>
              </table:table-cell>
            </table:table-row>
            <table:table-row>
              <table:table-cell office:value-type="float" office:value="31895">
                <text:p>31895</text:p>
              </table:table-cell>
              <table:table-cell office:value-type="float" office:value="90372.4830158811">
                <text:p>90372.4830158811</text:p>
              </table:table-cell>
            </table:table-row>
            <table:table-row>
              <table:table-cell office:value-type="float" office:value="32922">
                <text:p>32922</text:p>
              </table:table-cell>
              <table:table-cell office:value-type="float" office:value="24690.0233614481">
                <text:p>24690.0233614481</text:p>
              </table:table-cell>
            </table:table-row>
            <table:table-row>
              <table:table-cell office:value-type="float" office:value="33946">
                <text:p>33946</text:p>
              </table:table-cell>
              <table:table-cell office:value-type="float" office:value="141403.445910168">
                <text:p>141403.445910168</text:p>
              </table:table-cell>
            </table:table-row>
            <table:table-row>
              <table:table-cell office:value-type="float" office:value="34975">
                <text:p>34975</text:p>
              </table:table-cell>
              <table:table-cell office:value-type="float" office:value="15470.1635514539">
                <text:p>15470.1635514539</text:p>
              </table:table-cell>
            </table:table-row>
            <table:table-row>
              <table:table-cell office:value-type="float" office:value="36005">
                <text:p>36005</text:p>
              </table:table-cell>
              <table:table-cell office:value-type="float" office:value="95904.4499285117">
                <text:p>95904.4499285117</text:p>
              </table:table-cell>
            </table:table-row>
            <table:table-row>
              <table:table-cell office:value-type="float" office:value="37034">
                <text:p>37034</text:p>
              </table:table-cell>
              <table:table-cell office:value-type="float" office:value="31323.1109941936">
                <text:p>31323.1109941936</text:p>
              </table:table-cell>
            </table:table-row>
            <table:table-row>
              <table:table-cell office:value-type="float" office:value="38062">
                <text:p>38062</text:p>
              </table:table-cell>
              <table:table-cell office:value-type="float" office:value="59056.213038072">
                <text:p>59056.213038072</text:p>
              </table:table-cell>
            </table:table-row>
            <table:table-row>
              <table:table-cell office:value-type="float" office:value="39085">
                <text:p>39085</text:p>
              </table:table-cell>
              <table:table-cell office:value-type="float" office:value="12775.9459702544">
                <text:p>12775.9459702544</text:p>
              </table:table-cell>
            </table:table-row>
            <table:table-row>
              <table:table-cell office:value-type="float" office:value="40131">
                <text:p>40131</text:p>
              </table:table-cell>
              <table:table-cell office:value-type="float" office:value="44710.6537545349">
                <text:p>44710.6537545349</text:p>
              </table:table-cell>
            </table:table-row>
            <table:table-row>
              <table:table-cell office:value-type="float" office:value="41171">
                <text:p>41171</text:p>
              </table:table-cell>
              <table:table-cell office:value-type="float" office:value="69531.7974337892">
                <text:p>69531.7974337892</text:p>
              </table:table-cell>
            </table:table-row>
            <table:table-row>
              <table:table-cell office:value-type="float" office:value="42194">
                <text:p>42194</text:p>
              </table:table-cell>
              <table:table-cell office:value-type="float" office:value="117110.763863119">
                <text:p>117110.763863119</text:p>
              </table:table-cell>
            </table:table-row>
            <table:table-row>
              <table:table-cell office:value-type="float" office:value="43217">
                <text:p>43217</text:p>
              </table:table-cell>
              <table:table-cell office:value-type="float" office:value="41177.4343237337">
                <text:p>41177.4343237337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117931.7898745">
                <text:p>117931.7898745</text:p>
              </table:table-cell>
            </table:table-row>
            <table:table-row>
              <table:table-cell office:value-type="float" office:value="45269">
                <text:p>45269</text:p>
              </table:table-cell>
              <table:table-cell office:value-type="float" office:value="102444.221831487">
                <text:p>102444.221831487</text:p>
              </table:table-cell>
            </table:table-row>
            <table:table-row>
              <table:table-cell office:value-type="float" office:value="46293">
                <text:p>46293</text:p>
              </table:table-cell>
              <table:table-cell office:value-type="float" office:value="155187.866050501">
                <text:p>155187.866050501</text:p>
              </table:table-cell>
            </table:table-row>
            <table:table-row>
              <table:table-cell office:value-type="float" office:value="47321">
                <text:p>47321</text:p>
              </table:table-cell>
              <table:table-cell office:value-type="float" office:value="13605.7463368755">
                <text:p>13605.7463368755</text:p>
              </table:table-cell>
            </table:table-row>
            <table:table-row>
              <table:table-cell office:value-type="float" office:value="48343">
                <text:p>48343</text:p>
              </table:table-cell>
              <table:table-cell office:value-type="float" office:value="22970.9476272241">
                <text:p>22970.9476272241</text:p>
              </table:table-cell>
            </table:table-row>
            <table:table-row>
              <table:table-cell office:value-type="float" office:value="49376">
                <text:p>49376</text:p>
              </table:table-cell>
              <table:table-cell office:value-type="float" office:value="19279.473882416">
                <text:p>19279.473882416</text:p>
              </table:table-cell>
            </table:table-row>
            <table:table-row>
              <table:table-cell office:value-type="float" office:value="50399">
                <text:p>50399</text:p>
              </table:table-cell>
              <table:table-cell office:value-type="float" office:value="64998.2762523667">
                <text:p>64998.2762523667</text:p>
              </table:table-cell>
            </table:table-row>
            <table:table-row>
              <table:table-cell office:value-type="float" office:value="51428">
                <text:p>51428</text:p>
              </table:table-cell>
              <table:table-cell office:value-type="float" office:value="27760.6950743968">
                <text:p>27760.6950743968</text:p>
              </table:table-cell>
            </table:table-row>
            <table:table-row>
              <table:table-cell office:value-type="float" office:value="52448">
                <text:p>52448</text:p>
              </table:table-cell>
              <table:table-cell office:value-type="float" office:value="72154.5035173182">
                <text:p>72154.5035173182</text:p>
              </table:table-cell>
            </table:table-row>
            <table:table-row>
              <table:table-cell office:value-type="float" office:value="53470">
                <text:p>53470</text:p>
              </table:table-cell>
              <table:table-cell office:value-type="float" office:value="95139.5969146108">
                <text:p>95139.5969146108</text:p>
              </table:table-cell>
            </table:table-row>
            <table:table-row>
              <table:table-cell office:value-type="float" office:value="54499">
                <text:p>54499</text:p>
              </table:table-cell>
              <table:table-cell office:value-type="float" office:value="17096.7436417086">
                <text:p>17096.7436417086</text:p>
              </table:table-cell>
            </table:table-row>
            <table:table-row>
              <table:table-cell office:value-type="float" office:value="55524">
                <text:p>55524</text:p>
              </table:table-cell>
              <table:table-cell office:value-type="float" office:value="61605.1222499885">
                <text:p>61605.1222499885</text:p>
              </table:table-cell>
            </table:table-row>
            <table:table-row>
              <table:table-cell office:value-type="float" office:value="56551">
                <text:p>56551</text:p>
              </table:table-cell>
              <table:table-cell office:value-type="float" office:value="97615.5968804162">
                <text:p>97615.5968804162</text:p>
              </table:table-cell>
            </table:table-row>
            <table:table-row>
              <table:table-cell office:value-type="float" office:value="57581">
                <text:p>57581</text:p>
              </table:table-cell>
              <table:table-cell office:value-type="float" office:value="12450.221562931">
                <text:p>12450.221562931</text:p>
              </table:table-cell>
            </table:table-row>
            <table:table-row>
              <table:table-cell office:value-type="float" office:value="58606">
                <text:p>58606</text:p>
              </table:table-cell>
              <table:table-cell office:value-type="float" office:value="23764.5737831133">
                <text:p>23764.573783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7.2$MacOSX_X86_64 LibreOffice_project/8d71d29d553c0f7dcbfa38fbfda25ee34cce99a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001cm" svg:height="16.001cm" xlink:href=".." xlink:type="simple" chart:class="chart:line" chart:style-name="ch1">
        <chart:title svg:x="11.029cm" svg:y="0.456cm" chart:style-name="ch2">
          <text:p>MOEA Framework</text:p>
        </chart:title>
        <chart:plot-area chart:style-name="ch3" table:cell-range-address="Sheet2.A1:Sheet2.B60" chart:data-source-has-labels="column" svg:x="1.514cm" svg:y="1.581cm" svg:width="23.967cm" svg:height="13.136cm">
          <chart:coordinate-region svg:x="3.035cm" svg:y="1.776cm" svg:width="22.446cm" svg:height="11.668cm"/>
          <chart:axis chart:dimension="x" chart:name="primary-x" chart:style-name="ch4" chartooo:axis-type="auto">
            <chartooo:date-scale/>
            <chart:title svg:x="12.734cm" svg:y="15.038cm" chart:style-name="ch5">
              <text:p>Time [ms]</text:p>
            </chart:title>
            <chart:categories table:cell-range-address="Sheet2.A1:Sheet2.A60"/>
          </chart:axis>
          <chart:axis chart:dimension="y" chart:name="primary-y" chart:style-name="ch4">
            <chart:title svg:x="0.451cm" svg:y="8.912cm" chart:style-name="ch6">
              <text:p>Time [ms]</text:p>
            </chart:title>
            <chart:grid chart:style-name="ch7" chart:class="major"/>
          </chart:axis>
          <chart:series chart:style-name="ch8" chart:values-cell-range-address="Sheet2.B1:Sheet2.B60" chart:class="chart:line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2.A1:Sheet2.A60</svg:desc>
                </draw:g>
              </table:table-cell>
              <table:table-cell office:value-type="float" office:value="137">
                <text:p>137</text:p>
                <draw:g>
                  <svg:desc>Sheet2.B1:Sheet2.B60</svg:desc>
                </draw:g>
              </table:table-cell>
            </table:table-row>
            <table:table-row>
              <table:table-cell office:value-type="float" office:value="1057">
                <text:p>1057</text:p>
              </table:table-cell>
              <table:table-cell office:value-type="float" office:value="8003">
                <text:p>8003</text:p>
              </table:table-cell>
            </table:table-row>
            <table:table-row>
              <table:table-cell office:value-type="float" office:value="2062">
                <text:p>2062</text:p>
              </table:table-cell>
              <table:table-cell office:value-type="float" office:value="15317">
                <text:p>15317</text:p>
              </table:table-cell>
            </table:table-row>
            <table:table-row>
              <table:table-cell office:value-type="float" office:value="3074">
                <text:p>3074</text:p>
              </table:table-cell>
              <table:table-cell office:value-type="float" office:value="22493">
                <text:p>22493</text:p>
              </table:table-cell>
            </table:table-row>
            <table:table-row>
              <table:table-cell office:value-type="float" office:value="4080">
                <text:p>4080</text:p>
              </table:table-cell>
              <table:table-cell office:value-type="float" office:value="29117">
                <text:p>29117</text:p>
              </table:table-cell>
            </table:table-row>
            <table:table-row>
              <table:table-cell office:value-type="float" office:value="5086">
                <text:p>5086</text:p>
              </table:table-cell>
              <table:table-cell office:value-type="float" office:value="35465">
                <text:p>35465</text:p>
              </table:table-cell>
            </table:table-row>
            <table:table-row>
              <table:table-cell office:value-type="float" office:value="6106">
                <text:p>6106</text:p>
              </table:table-cell>
              <table:table-cell office:value-type="float" office:value="41951">
                <text:p>41951</text:p>
              </table:table-cell>
            </table:table-row>
            <table:table-row>
              <table:table-cell office:value-type="float" office:value="7117">
                <text:p>7117</text:p>
              </table:table-cell>
              <table:table-cell office:value-type="float" office:value="48437">
                <text:p>48437</text:p>
              </table:table-cell>
            </table:table-row>
            <table:table-row>
              <table:table-cell office:value-type="float" office:value="8118">
                <text:p>8118</text:p>
              </table:table-cell>
              <table:table-cell office:value-type="float" office:value="54923">
                <text:p>54923</text:p>
              </table:table-cell>
            </table:table-row>
            <table:table-row>
              <table:table-cell office:value-type="float" office:value="9140">
                <text:p>9140</text:p>
              </table:table-cell>
              <table:table-cell office:value-type="float" office:value="61547">
                <text:p>61547</text:p>
              </table:table-cell>
            </table:table-row>
            <table:table-row>
              <table:table-cell office:value-type="float" office:value="10155">
                <text:p>10155</text:p>
              </table:table-cell>
              <table:table-cell office:value-type="float" office:value="68171">
                <text:p>68171</text:p>
              </table:table-cell>
            </table:table-row>
            <table:table-row>
              <table:table-cell office:value-type="float" office:value="11157">
                <text:p>11157</text:p>
              </table:table-cell>
              <table:table-cell office:value-type="float" office:value="74519">
                <text:p>74519</text:p>
              </table:table-cell>
            </table:table-row>
            <table:table-row>
              <table:table-cell office:value-type="float" office:value="12158">
                <text:p>12158</text:p>
              </table:table-cell>
              <table:table-cell office:value-type="float" office:value="81143">
                <text:p>81143</text:p>
              </table:table-cell>
            </table:table-row>
            <table:table-row>
              <table:table-cell office:value-type="float" office:value="13161">
                <text:p>13161</text:p>
              </table:table-cell>
              <table:table-cell office:value-type="float" office:value="87767">
                <text:p>87767</text:p>
              </table:table-cell>
            </table:table-row>
            <table:table-row>
              <table:table-cell office:value-type="float" office:value="14183">
                <text:p>14183</text:p>
              </table:table-cell>
              <table:table-cell office:value-type="float" office:value="94253">
                <text:p>94253</text:p>
              </table:table-cell>
            </table:table-row>
            <table:table-row>
              <table:table-cell office:value-type="float" office:value="15199">
                <text:p>15199</text:p>
              </table:table-cell>
              <table:table-cell office:value-type="float" office:value="100739">
                <text:p>100739</text:p>
              </table:table-cell>
            </table:table-row>
            <table:table-row>
              <table:table-cell office:value-type="float" office:value="16217">
                <text:p>16217</text:p>
              </table:table-cell>
              <table:table-cell office:value-type="float" office:value="107363">
                <text:p>107363</text:p>
              </table:table-cell>
            </table:table-row>
            <table:table-row>
              <table:table-cell office:value-type="float" office:value="17238">
                <text:p>17238</text:p>
              </table:table-cell>
              <table:table-cell office:value-type="float" office:value="114125">
                <text:p>114125</text:p>
              </table:table-cell>
            </table:table-row>
            <table:table-row>
              <table:table-cell office:value-type="float" office:value="18246">
                <text:p>18246</text:p>
              </table:table-cell>
              <table:table-cell office:value-type="float" office:value="120611">
                <text:p>120611</text:p>
              </table:table-cell>
            </table:table-row>
            <table:table-row>
              <table:table-cell office:value-type="float" office:value="19247">
                <text:p>19247</text:p>
              </table:table-cell>
              <table:table-cell office:value-type="float" office:value="127235">
                <text:p>127235</text:p>
              </table:table-cell>
            </table:table-row>
            <table:table-row>
              <table:table-cell office:value-type="float" office:value="20257">
                <text:p>20257</text:p>
              </table:table-cell>
              <table:table-cell office:value-type="float" office:value="133721">
                <text:p>133721</text:p>
              </table:table-cell>
            </table:table-row>
            <table:table-row>
              <table:table-cell office:value-type="float" office:value="21272">
                <text:p>21272</text:p>
              </table:table-cell>
              <table:table-cell office:value-type="float" office:value="140207">
                <text:p>140207</text:p>
              </table:table-cell>
            </table:table-row>
            <table:table-row>
              <table:table-cell office:value-type="float" office:value="22281">
                <text:p>22281</text:p>
              </table:table-cell>
              <table:table-cell office:value-type="float" office:value="146693">
                <text:p>146693</text:p>
              </table:table-cell>
            </table:table-row>
            <table:table-row>
              <table:table-cell office:value-type="float" office:value="23284">
                <text:p>23284</text:p>
              </table:table-cell>
              <table:table-cell office:value-type="float" office:value="153179">
                <text:p>153179</text:p>
              </table:table-cell>
            </table:table-row>
            <table:table-row>
              <table:table-cell office:value-type="float" office:value="24294">
                <text:p>24294</text:p>
              </table:table-cell>
              <table:table-cell office:value-type="float" office:value="159665">
                <text:p>159665</text:p>
              </table:table-cell>
            </table:table-row>
            <table:table-row>
              <table:table-cell office:value-type="float" office:value="25308">
                <text:p>25308</text:p>
              </table:table-cell>
              <table:table-cell office:value-type="float" office:value="166151">
                <text:p>166151</text:p>
              </table:table-cell>
            </table:table-row>
            <table:table-row>
              <table:table-cell office:value-type="float" office:value="26313">
                <text:p>26313</text:p>
              </table:table-cell>
              <table:table-cell office:value-type="float" office:value="172637">
                <text:p>172637</text:p>
              </table:table-cell>
            </table:table-row>
            <table:table-row>
              <table:table-cell office:value-type="float" office:value="27314">
                <text:p>27314</text:p>
              </table:table-cell>
              <table:table-cell office:value-type="float" office:value="178985">
                <text:p>178985</text:p>
              </table:table-cell>
            </table:table-row>
            <table:table-row>
              <table:table-cell office:value-type="float" office:value="28333">
                <text:p>28333</text:p>
              </table:table-cell>
              <table:table-cell office:value-type="float" office:value="185609">
                <text:p>185609</text:p>
              </table:table-cell>
            </table:table-row>
            <table:table-row>
              <table:table-cell office:value-type="float" office:value="29354">
                <text:p>29354</text:p>
              </table:table-cell>
              <table:table-cell office:value-type="float" office:value="192233">
                <text:p>192233</text:p>
              </table:table-cell>
            </table:table-row>
            <table:table-row>
              <table:table-cell office:value-type="float" office:value="30359">
                <text:p>30359</text:p>
              </table:table-cell>
              <table:table-cell office:value-type="float" office:value="198719">
                <text:p>198719</text:p>
              </table:table-cell>
            </table:table-row>
            <table:table-row>
              <table:table-cell office:value-type="float" office:value="31361">
                <text:p>31361</text:p>
              </table:table-cell>
              <table:table-cell office:value-type="float" office:value="205205">
                <text:p>205205</text:p>
              </table:table-cell>
            </table:table-row>
            <table:table-row>
              <table:table-cell office:value-type="float" office:value="32377">
                <text:p>32377</text:p>
              </table:table-cell>
              <table:table-cell office:value-type="float" office:value="211829">
                <text:p>211829</text:p>
              </table:table-cell>
            </table:table-row>
            <table:table-row>
              <table:table-cell office:value-type="float" office:value="33379">
                <text:p>33379</text:p>
              </table:table-cell>
              <table:table-cell office:value-type="float" office:value="218453">
                <text:p>218453</text:p>
              </table:table-cell>
            </table:table-row>
            <table:table-row>
              <table:table-cell office:value-type="float" office:value="34384">
                <text:p>34384</text:p>
              </table:table-cell>
              <table:table-cell office:value-type="float" office:value="225077">
                <text:p>225077</text:p>
              </table:table-cell>
            </table:table-row>
            <table:table-row>
              <table:table-cell office:value-type="float" office:value="35399">
                <text:p>35399</text:p>
              </table:table-cell>
              <table:table-cell office:value-type="float" office:value="231563">
                <text:p>231563</text:p>
              </table:table-cell>
            </table:table-row>
            <table:table-row>
              <table:table-cell office:value-type="float" office:value="36403">
                <text:p>36403</text:p>
              </table:table-cell>
              <table:table-cell office:value-type="float" office:value="237911">
                <text:p>237911</text:p>
              </table:table-cell>
            </table:table-row>
            <table:table-row>
              <table:table-cell office:value-type="float" office:value="37413">
                <text:p>37413</text:p>
              </table:table-cell>
              <table:table-cell office:value-type="float" office:value="244397">
                <text:p>244397</text:p>
              </table:table-cell>
            </table:table-row>
            <table:table-row>
              <table:table-cell office:value-type="float" office:value="38417">
                <text:p>38417</text:p>
              </table:table-cell>
              <table:table-cell office:value-type="float" office:value="250883">
                <text:p>250883</text:p>
              </table:table-cell>
            </table:table-row>
            <table:table-row>
              <table:table-cell office:value-type="float" office:value="39437">
                <text:p>39437</text:p>
              </table:table-cell>
              <table:table-cell office:value-type="float" office:value="257507">
                <text:p>257507</text:p>
              </table:table-cell>
            </table:table-row>
            <table:table-row>
              <table:table-cell office:value-type="float" office:value="40446">
                <text:p>40446</text:p>
              </table:table-cell>
              <table:table-cell office:value-type="float" office:value="264131">
                <text:p>264131</text:p>
              </table:table-cell>
            </table:table-row>
            <table:table-row>
              <table:table-cell office:value-type="float" office:value="41447">
                <text:p>41447</text:p>
              </table:table-cell>
              <table:table-cell office:value-type="float" office:value="270617">
                <text:p>270617</text:p>
              </table:table-cell>
            </table:table-row>
            <table:table-row>
              <table:table-cell office:value-type="float" office:value="42469">
                <text:p>42469</text:p>
              </table:table-cell>
              <table:table-cell office:value-type="float" office:value="277103">
                <text:p>277103</text:p>
              </table:table-cell>
            </table:table-row>
            <table:table-row>
              <table:table-cell office:value-type="float" office:value="43469">
                <text:p>43469</text:p>
              </table:table-cell>
              <table:table-cell office:value-type="float" office:value="283451">
                <text:p>28345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290075">
                <text:p>290075</text:p>
              </table:table-cell>
            </table:table-row>
            <table:table-row>
              <table:table-cell office:value-type="float" office:value="45491">
                <text:p>45491</text:p>
              </table:table-cell>
              <table:table-cell office:value-type="float" office:value="296561">
                <text:p>296561</text:p>
              </table:table-cell>
            </table:table-row>
            <table:table-row>
              <table:table-cell office:value-type="float" office:value="46493">
                <text:p>46493</text:p>
              </table:table-cell>
              <table:table-cell office:value-type="float" office:value="303185">
                <text:p>303185</text:p>
              </table:table-cell>
            </table:table-row>
            <table:table-row>
              <table:table-cell office:value-type="float" office:value="47507">
                <text:p>47507</text:p>
              </table:table-cell>
              <table:table-cell office:value-type="float" office:value="309809">
                <text:p>309809</text:p>
              </table:table-cell>
            </table:table-row>
            <table:table-row>
              <table:table-cell office:value-type="float" office:value="48514">
                <text:p>48514</text:p>
              </table:table-cell>
              <table:table-cell office:value-type="float" office:value="316295">
                <text:p>316295</text:p>
              </table:table-cell>
            </table:table-row>
            <table:table-row>
              <table:table-cell office:value-type="float" office:value="49527">
                <text:p>49527</text:p>
              </table:table-cell>
              <table:table-cell office:value-type="float" office:value="322919">
                <text:p>322919</text:p>
              </table:table-cell>
            </table:table-row>
            <table:table-row>
              <table:table-cell office:value-type="float" office:value="50548">
                <text:p>50548</text:p>
              </table:table-cell>
              <table:table-cell office:value-type="float" office:value="329543">
                <text:p>329543</text:p>
              </table:table-cell>
            </table:table-row>
            <table:table-row>
              <table:table-cell office:value-type="float" office:value="51553">
                <text:p>51553</text:p>
              </table:table-cell>
              <table:table-cell office:value-type="float" office:value="336029">
                <text:p>336029</text:p>
              </table:table-cell>
            </table:table-row>
            <table:table-row>
              <table:table-cell office:value-type="float" office:value="52562">
                <text:p>52562</text:p>
              </table:table-cell>
              <table:table-cell office:value-type="float" office:value="342653">
                <text:p>342653</text:p>
              </table:table-cell>
            </table:table-row>
            <table:table-row>
              <table:table-cell office:value-type="float" office:value="53578">
                <text:p>53578</text:p>
              </table:table-cell>
              <table:table-cell office:value-type="float" office:value="349277">
                <text:p>349277</text:p>
              </table:table-cell>
            </table:table-row>
            <table:table-row>
              <table:table-cell office:value-type="float" office:value="54586">
                <text:p>54586</text:p>
              </table:table-cell>
              <table:table-cell office:value-type="float" office:value="355763">
                <text:p>355763</text:p>
              </table:table-cell>
            </table:table-row>
            <table:table-row>
              <table:table-cell office:value-type="float" office:value="55595">
                <text:p>55595</text:p>
              </table:table-cell>
              <table:table-cell office:value-type="float" office:value="362387">
                <text:p>362387</text:p>
              </table:table-cell>
            </table:table-row>
            <table:table-row>
              <table:table-cell office:value-type="float" office:value="56609">
                <text:p>56609</text:p>
              </table:table-cell>
              <table:table-cell office:value-type="float" office:value="369011">
                <text:p>369011</text:p>
              </table:table-cell>
            </table:table-row>
            <table:table-row>
              <table:table-cell office:value-type="float" office:value="57611">
                <text:p>57611</text:p>
              </table:table-cell>
              <table:table-cell office:value-type="float" office:value="375497">
                <text:p>375497</text:p>
              </table:table-cell>
            </table:table-row>
            <table:table-row>
              <table:table-cell office:value-type="float" office:value="58626">
                <text:p>58626</text:p>
              </table:table-cell>
              <table:table-cell office:value-type="float" office:value="381983">
                <text:p>381983</text:p>
              </table:table-cell>
            </table:table-row>
            <table:table-row>
              <table:table-cell office:value-type="float" office:value="59638">
                <text:p>59638</text:p>
              </table:table-cell>
              <table:table-cell office:value-type="float" office:value="388607">
                <text:p>3886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7.2$MacOSX_X86_64 LibreOffice_project/8d71d29d553c0f7dcbfa38fbfda25ee34cce99a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001cm" svg:height="16.001cm" xlink:href=".." xlink:type="simple" chart:class="chart:line" chart:style-name="ch1">
        <chart:title svg:x="12.052cm" svg:y="0.456cm" chart:style-name="ch2">
          <text:p>Jenetics</text:p>
        </chart:title>
        <chart:plot-area chart:style-name="ch3" table:cell-range-address="Sheet2.E1:Sheet2.F60" chart:data-source-has-labels="column" svg:x="1.514cm" svg:y="1.581cm" svg:width="23.967cm" svg:height="13.136cm">
          <chart:coordinate-region svg:x="2.612cm" svg:y="1.777cm" svg:width="22.869cm" svg:height="11.667cm"/>
          <chart:axis chart:dimension="x" chart:name="primary-x" chart:style-name="ch4" chartooo:axis-type="auto">
            <chartooo:date-scale/>
            <chart:title svg:x="12.734cm" svg:y="15.038cm" chart:style-name="ch5">
              <text:p>Time [ms]</text:p>
            </chart:title>
            <chart:categories table:cell-range-address="Sheet2.E1:Sheet2.E60"/>
          </chart:axis>
          <chart:axis chart:dimension="y" chart:name="primary-y" chart:style-name="ch4">
            <chart:title svg:x="0.451cm" svg:y="8.912cm" chart:style-name="ch6">
              <text:p>Time [ms]</text:p>
            </chart:title>
            <chart:grid chart:style-name="ch7" chart:class="major"/>
          </chart:axis>
          <chart:series chart:style-name="ch8" chart:values-cell-range-address="Sheet2.F1:Sheet2.F60" chart:class="chart:line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2.E1:Sheet2.E60</svg:desc>
                </draw:g>
              </table:table-cell>
              <table:table-cell office:value-type="float" office:value="93">
                <text:p>93</text:p>
                <draw:g>
                  <svg:desc>Sheet2.F1:Sheet2.F60</svg:desc>
                </draw:g>
              </table:table-cell>
            </table:table-row>
            <table:table-row>
              <table:table-cell office:value-type="float" office:value="1044">
                <text:p>104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082">
                <text:p>2082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124">
                <text:p>312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156">
                <text:p>415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5177">
                <text:p>5177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6204">
                <text:p>6204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7244">
                <text:p>7244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8278">
                <text:p>8278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float" office:value="9301">
                <text:p>9301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10330">
                <text:p>10330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float" office:value="11358">
                <text:p>11358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float" office:value="12382">
                <text:p>12382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float" office:value="13409">
                <text:p>13409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float" office:value="14439">
                <text:p>14439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float" office:value="15468">
                <text:p>15468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float" office:value="16496">
                <text:p>16496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float" office:value="17520">
                <text:p>1752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float" office:value="18546">
                <text:p>18546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float" office:value="19573">
                <text:p>19573</text:p>
              </table:table-cell>
              <table:table-cell office:value-type="float" office:value="2297">
                <text:p>2297</text:p>
              </table:table-cell>
            </table:table-row>
            <table:table-row>
              <table:table-cell office:value-type="float" office:value="20601">
                <text:p>20601</text:p>
              </table:table-cell>
              <table:table-cell office:value-type="float" office:value="2418">
                <text:p>2418</text:p>
              </table:table-cell>
            </table:table-row>
            <table:table-row>
              <table:table-cell office:value-type="float" office:value="21625">
                <text:p>21625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float" office:value="22649">
                <text:p>22649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float" office:value="23677">
                <text:p>23677</text:p>
              </table:table-cell>
              <table:table-cell office:value-type="float" office:value="2774">
                <text:p>2774</text:p>
              </table:table-cell>
            </table:table-row>
            <table:table-row>
              <table:table-cell office:value-type="float" office:value="24702">
                <text:p>24702</text:p>
              </table:table-cell>
              <table:table-cell office:value-type="float" office:value="2893">
                <text:p>2893</text:p>
              </table:table-cell>
            </table:table-row>
            <table:table-row>
              <table:table-cell office:value-type="float" office:value="25730">
                <text:p>25730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float" office:value="26758">
                <text:p>26758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float" office:value="27783">
                <text:p>27783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float" office:value="28812">
                <text:p>28812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float" office:value="29838">
                <text:p>29838</text:p>
              </table:table-cell>
              <table:table-cell office:value-type="float" office:value="3514">
                <text:p>3514</text:p>
              </table:table-cell>
            </table:table-row>
            <table:table-row>
              <table:table-cell office:value-type="float" office:value="30863">
                <text:p>30863</text:p>
              </table:table-cell>
              <table:table-cell office:value-type="float" office:value="3625">
                <text:p>3625</text:p>
              </table:table-cell>
            </table:table-row>
            <table:table-row>
              <table:table-cell office:value-type="float" office:value="31895">
                <text:p>31895</text:p>
              </table:table-cell>
              <table:table-cell office:value-type="float" office:value="3744">
                <text:p>3744</text:p>
              </table:table-cell>
            </table:table-row>
            <table:table-row>
              <table:table-cell office:value-type="float" office:value="32922">
                <text:p>32922</text:p>
              </table:table-cell>
              <table:table-cell office:value-type="float" office:value="3866">
                <text:p>3866</text:p>
              </table:table-cell>
            </table:table-row>
            <table:table-row>
              <table:table-cell office:value-type="float" office:value="33946">
                <text:p>33946</text:p>
              </table:table-cell>
              <table:table-cell office:value-type="float" office:value="3990">
                <text:p>3990</text:p>
              </table:table-cell>
            </table:table-row>
            <table:table-row>
              <table:table-cell office:value-type="float" office:value="34975">
                <text:p>34975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float" office:value="36005">
                <text:p>36005</text:p>
              </table:table-cell>
              <table:table-cell office:value-type="float" office:value="4234">
                <text:p>4234</text:p>
              </table:table-cell>
            </table:table-row>
            <table:table-row>
              <table:table-cell office:value-type="float" office:value="37034">
                <text:p>37034</text:p>
              </table:table-cell>
              <table:table-cell office:value-type="float" office:value="4354">
                <text:p>4354</text:p>
              </table:table-cell>
            </table:table-row>
            <table:table-row>
              <table:table-cell office:value-type="float" office:value="38062">
                <text:p>38062</text:p>
              </table:table-cell>
              <table:table-cell office:value-type="float" office:value="4478">
                <text:p>4478</text:p>
              </table:table-cell>
            </table:table-row>
            <table:table-row>
              <table:table-cell office:value-type="float" office:value="39085">
                <text:p>39085</text:p>
              </table:table-cell>
              <table:table-cell office:value-type="float" office:value="4603">
                <text:p>4603</text:p>
              </table:table-cell>
            </table:table-row>
            <table:table-row>
              <table:table-cell office:value-type="float" office:value="40131">
                <text:p>40131</text:p>
              </table:table-cell>
              <table:table-cell office:value-type="float" office:value="4712">
                <text:p>4712</text:p>
              </table:table-cell>
            </table:table-row>
            <table:table-row>
              <table:table-cell office:value-type="float" office:value="41171">
                <text:p>41171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2194">
                <text:p>42194</text:p>
              </table:table-cell>
              <table:table-cell office:value-type="float" office:value="4938">
                <text:p>4938</text:p>
              </table:table-cell>
            </table:table-row>
            <table:table-row>
              <table:table-cell office:value-type="float" office:value="43217">
                <text:p>43217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5190">
                <text:p>5190</text:p>
              </table:table-cell>
            </table:table-row>
            <table:table-row>
              <table:table-cell office:value-type="float" office:value="45269">
                <text:p>45269</text:p>
              </table:table-cell>
              <table:table-cell office:value-type="float" office:value="5314">
                <text:p>5314</text:p>
              </table:table-cell>
            </table:table-row>
            <table:table-row>
              <table:table-cell office:value-type="float" office:value="46293">
                <text:p>46293</text:p>
              </table:table-cell>
              <table:table-cell office:value-type="float" office:value="5438">
                <text:p>5438</text:p>
              </table:table-cell>
            </table:table-row>
            <table:table-row>
              <table:table-cell office:value-type="float" office:value="47321">
                <text:p>47321</text:p>
              </table:table-cell>
              <table:table-cell office:value-type="float" office:value="5565">
                <text:p>5565</text:p>
              </table:table-cell>
            </table:table-row>
            <table:table-row>
              <table:table-cell office:value-type="float" office:value="48343">
                <text:p>48343</text:p>
              </table:table-cell>
              <table:table-cell office:value-type="float" office:value="5692">
                <text:p>5692</text:p>
              </table:table-cell>
            </table:table-row>
            <table:table-row>
              <table:table-cell office:value-type="float" office:value="49376">
                <text:p>49376</text:p>
              </table:table-cell>
              <table:table-cell office:value-type="float" office:value="5791">
                <text:p>5791</text:p>
              </table:table-cell>
            </table:table-row>
            <table:table-row>
              <table:table-cell office:value-type="float" office:value="50399">
                <text:p>50399</text:p>
              </table:table-cell>
              <table:table-cell office:value-type="float" office:value="5901">
                <text:p>5901</text:p>
              </table:table-cell>
            </table:table-row>
            <table:table-row>
              <table:table-cell office:value-type="float" office:value="51428">
                <text:p>51428</text:p>
              </table:table-cell>
              <table:table-cell office:value-type="float" office:value="6026">
                <text:p>6026</text:p>
              </table:table-cell>
            </table:table-row>
            <table:table-row>
              <table:table-cell office:value-type="float" office:value="52448">
                <text:p>52448</text:p>
              </table:table-cell>
              <table:table-cell office:value-type="float" office:value="6152">
                <text:p>6152</text:p>
              </table:table-cell>
            </table:table-row>
            <table:table-row>
              <table:table-cell office:value-type="float" office:value="53470">
                <text:p>53470</text:p>
              </table:table-cell>
              <table:table-cell office:value-type="float" office:value="6283">
                <text:p>6283</text:p>
              </table:table-cell>
            </table:table-row>
            <table:table-row>
              <table:table-cell office:value-type="float" office:value="54499">
                <text:p>54499</text:p>
              </table:table-cell>
              <table:table-cell office:value-type="float" office:value="6414">
                <text:p>6414</text:p>
              </table:table-cell>
            </table:table-row>
            <table:table-row>
              <table:table-cell office:value-type="float" office:value="55524">
                <text:p>55524</text:p>
              </table:table-cell>
              <table:table-cell office:value-type="float" office:value="6529">
                <text:p>6529</text:p>
              </table:table-cell>
            </table:table-row>
            <table:table-row>
              <table:table-cell office:value-type="float" office:value="56551">
                <text:p>56551</text:p>
              </table:table-cell>
              <table:table-cell office:value-type="float" office:value="6659">
                <text:p>6659</text:p>
              </table:table-cell>
            </table:table-row>
            <table:table-row>
              <table:table-cell office:value-type="float" office:value="57581">
                <text:p>57581</text:p>
              </table:table-cell>
              <table:table-cell office:value-type="float" office:value="6793">
                <text:p>6793</text:p>
              </table:table-cell>
            </table:table-row>
            <table:table-row>
              <table:table-cell office:value-type="float" office:value="58606">
                <text:p>58606</text:p>
              </table:table-cell>
              <table:table-cell office:value-type="float" office:value="6922">
                <text:p>6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7.2$MacOSX_X86_64 LibreOffice_project/8d71d29d553c0f7dcbfa38fbfda25ee34cce99a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